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Normal_32_4_32_3" style:data-style-name="N0">
      <style:table-cell-properties fo:border-top="none" fo:border-bottom="thin solid #000000" fo:border-left="none" fo:border-right="none" style:vertical-align="automatic" fo:wrap-option="wrap" fo:background-color="#FFFFFF"/>
      <style:text-properties style:font-name="Arial" style:font-name-asian="Arial" style:font-name-complex="Arial" fo:font-size="8pt" style:font-size-asian="8pt" style:font-size-complex="8pt"/>
    </style:style>
    <style:style style:name="ce3" style:family="table-cell" style:parent-style-name="Normal_32_4_32_3" style:data-style-name="N0">
      <style:table-cell-properties fo:border-top="none" fo:border-bottom="thin solid #000000" fo:border-left="thin solid #BFBFBF" fo:border-right="thin solid #BFBFBF" style:vertical-align="middle" fo:wrap-option="wrap" fo:background-color="#FFFFFF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4" style:family="table-cell" style:parent-style-name="Normal_32_3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5" style:family="table-cell" style:parent-style-name="Normal_32_4_32_3" style:data-style-name="N0">
      <style:table-cell-properties style:vertical-align="automatic" fo:wrap-option="wrap" fo:background-color="transparent"/>
    </style:style>
    <style:style style:name="ce6" style:family="table-cell" style:parent-style-name="Normal_32_4_32_3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7" style:family="table-cell" style:parent-style-name="Normal_32_4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8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9" style:family="table-cell" style:parent-style-name="Normal_32_3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0" style:family="table-cell" style:parent-style-name="Porcentaje_32_3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" style:family="table-cell" style:parent-style-name="Normal_32_3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" style:family="table-cell" style:parent-style-name="Normal_32_4_32_3" style:data-style-name="N0">
      <style:table-cell-properties style:vertical-align="automatic" fo:background-color="transparent"/>
      <style:text-properties fo:font-size="8pt" style:font-size-asian="8pt" style:font-size-complex="8pt"/>
    </style:style>
    <style:style style:name="ce13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4" style:family="table-cell" style:parent-style-name="Normal_32_3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5" style:family="table-cell" style:parent-style-name="Porcentaje_32_3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6" style:family="table-cell" style:parent-style-name="Normal_32_3" style:data-style-name="N19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7" style:family="table-cell" style:parent-style-name="Normal_32_3" style:data-style-name="N19">
      <style:table-cell-properties fo:border-top="thin dotted #BFBFBF" fo:border-bottom="none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8" style:family="table-cell" style:parent-style-name="Normal_32_4_32_3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19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70C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0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00B05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1" style:family="table-cell" style:parent-style-name="Normal_32_4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7030A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2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fo:color="#BF8F00"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3" style:family="table-cell" style:parent-style-name="Normal_32_3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4" style:family="table-cell" style:parent-style-name="Porcentaje_32_3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25" style:family="table-cell" style:parent-style-name="Hiperv_237_nculo_32_3" style:data-style-name="N0">
      <style:text-properties fo:color="#0563C1" style:text-underline-style="solid" style:text-underline-type="single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order-top="none" fo:border-bottom="none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000000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0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1" style:family="table-cell" style:parent-style-name="Default" style:data-style-name="N14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2" style:family="table-cell" style:parent-style-name="Default" style:data-style-name="N0">
      <style:table-cell-properties fo:border-top="thin dotted #BFBFBF" fo:border-bottom="thin dotted #BFBFBF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3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4" style:family="table-cell" style:parent-style-name="Default" style:data-style-name="N14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5" style:family="table-cell" style:parent-style-name="Default" style:data-style-name="N0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6" style:family="table-cell" style:parent-style-name="Default" style:data-style-name="N0">
      <style:table-cell-properties fo:border-top="thin dotted #BFBFBF" fo:border-bottom="thin solid #040404" fo:border-left="none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37" style:family="table-cell" style:parent-style-name="Default" style:data-style-name="N0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8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39" style:family="table-cell" style:parent-style-name="Default" style:data-style-name="N14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/>
    </style:style>
    <style:style style:name="ce40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1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70C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2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00B05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3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7030A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4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fo:color="#BF8F00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5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6" style:family="table-cell" style:parent-style-name="Default" style:data-style-name="N14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none" fo:border-bottom="thin solid #000000" fo:border-left="none" fo:border-right="thin solid #BFBFBF" fo:background-color="transparent"/>
    </style:style>
    <style:style style:name="ce48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BFBFBF" style:vertical-align="automatic" fo:wrap-option="wrap" style:repeat-content="false"/>
      <style:paragraph-properties fo:text-align="start" fo:margin-left="0cm" style:writing-mode="lr"/>
      <style:text-properties style:font-name="Arial" style:font-name-asian="Arial" style:font-name-complex="Arial" fo:font-size="7pt" style:font-size-asian="7pt" style:font-size-complex="7pt"/>
    </style:style>
    <style:style style:name="ce50" style:family="table-cell" style:parent-style-name="Default" style:data-style-name="N0">
      <style:table-cell-properties fo:border-top="none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1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2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3" style:family="table-cell" style:parent-style-name="Default" style:data-style-name="N3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4" style:family="table-cell" style:parent-style-name="Default" style:data-style-name="N19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5" style:family="table-cell" style:parent-style-name="Default" style:data-style-name="N3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6" style:family="table-cell" style:parent-style-name="Default" style:data-style-name="N19">
      <style:table-cell-properties fo:border-top="thin dotted #BFBFBF" fo:border-bottom="thin solid #040404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/>
    </style:style>
    <style:style style:name="ce57" style:family="table-cell" style:parent-style-name="Default" style:data-style-name="N3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40404" fo:border-bottom="thin solid #040404" fo:border-left="none" fo:border-right="none" style:vertical-align="middle" fo:wrap-option="wrap" style:repeat-content="false"/>
      <style:paragraph-properties fo:text-align="end" fo:margin-right="0.353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59" style:family="table-cell" style:parent-style-name="Normal_32_4_32_4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8pt" style:font-size-asian="8pt" style:font-size-complex="8pt"/>
    </style:style>
    <style:style style:name="ce60" style:family="table-cell" style:parent-style-name="Normal_32_4_32_4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61" style:family="table-cell" style:parent-style-name="Normal_32_4_32_4" style:data-style-name="N0">
      <style:table-cell-properties style:vertical-align="automatic" fo:background-color="transparent"/>
    </style:style>
    <style:style style:name="ce62" style:family="table-cell" style:parent-style-name="Normal_32_4_32_4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3" style:family="table-cell" style:parent-style-name="Default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4" style:family="table-cell" style:parent-style-name="Porcentaje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5" style:family="table-cell" style:parent-style-name="Default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6" style:family="table-cell" style:parent-style-name="Normal_32_4_32_4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67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68" style:family="table-cell" style:parent-style-name="Normal_32_4_32_4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 fo:font-weight="bold" style:font-weight-asian="bold" style:font-weight-complex="bold"/>
    </style:style>
    <style:style style:name="ce69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0" style:family="table-cell" style:parent-style-name="Porcentaje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2" style:family="table-cell" style:parent-style-name="Normal_32_4_32_4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6pt" style:font-size-asian="6pt" style:font-size-complex="6pt"/>
    </style:style>
    <style:style style:name="ce73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4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/>
    </style:style>
    <style:style style:name="ce75" style:family="table-cell" style:parent-style-name="Normal_32_4_32_4" style:data-style-name="N0">
      <style:table-cell-properties style:vertical-align="automatic" fo:wrap-option="wrap" fo:background-color="transparent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6" style:family="table-cell" style:parent-style-name="Porcentaje_32_4" style:data-style-name="N36">
      <style:table-cell-properties style:vertical-align="automatic" fo:wrap-option="wrap" style:repeat-content="false"/>
      <style:paragraph-properties fo:text-align="center" style:writing-mode="lr"/>
      <style:text-properties fo:color="#040404"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ce77" style:family="table-cell" style:parent-style-name="Normal_32_4_32_4" style:data-style-name="N0">
      <style:table-cell-properties style:vertical-align="automatic" fo:background-color="transparent"/>
      <style:text-properties style:font-name="Arial" style:font-name-asian="Arial" style:font-name-complex="Arial" fo:font-size="6pt" style:font-size-asian="6pt" style:font-size-complex="6pt"/>
    </style:style>
    <style:style style:name="ce78" style:family="table-cell" style:parent-style-name="Normal_32_4_32_4" style:data-style-name="N0">
      <style:table-cell-properties fo:border-top="2pt solid #000000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79" style:family="table-cell" style:parent-style-name="Normal_32_4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0" style:family="table-cell" style:parent-style-name="Porcentaje_32_4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1" style:family="table-cell" style:parent-style-name="Normal_32_4_32_4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2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3" style:family="table-cell" style:parent-style-name="Porcentaje_32_4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4" style:family="table-cell" style:parent-style-name="Normal_32_4_32_4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5" style:family="table-cell" style:parent-style-name="Normal_32_4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6" style:family="table-cell" style:parent-style-name="Porcentaje_32_4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87" style:family="table-cell" style:parent-style-name="Normal_32_4_32_4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88" style:family="table-cell" style:parent-style-name="Normal_32_4_32_4" style:data-style-name="N0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89" style:family="table-cell" style:parent-style-name="Normal_32_4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0" style:family="table-cell" style:parent-style-name="Porcentaje_32_4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91" style:family="table-cell" style:parent-style-name="Porcentaje_32_4" style:data-style-name="N36"/>
    <style:style style:name="ce92" style:family="table-cell" style:parent-style-name="Normal_32_4" style:data-style-name="N3">
      <style:table-cell-properties fo:border-top="2pt solid #000000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3" style:family="table-cell" style:parent-style-name="Porcentaje" style:data-style-name="N36">
      <style:table-cell-properties fo:border-top="2pt solid #000000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4" style:family="table-cell" style:parent-style-name="Normal_32_4" style:data-style-name="N3">
      <style:table-cell-properties fo:border-top="thin dotted #BFBFBF" fo:border-bottom="thin dotted #BFBFBF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5" style:family="table-cell" style:parent-style-name="Porcentaje" style:data-style-name="N36">
      <style:table-cell-properties fo:border-top="thin dotted #BFBFBF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6" style:family="table-cell" style:parent-style-name="Normal_32_4_32_4" style:data-style-name="N0">
      <style:table-cell-properties fo:border-top="none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7" style:family="table-cell" style:parent-style-name="Normal_32_4" style:data-style-name="N3">
      <style:table-cell-properties fo:border-top="thin dotted #BFBFBF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8" style:family="table-cell" style:parent-style-name="Porcentaje" style:data-style-name="N36">
      <style:table-cell-properties fo:border-top="thin dotted #BFBFBF" fo:border-bottom="thin solid #000000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99" style:family="table-cell" style:parent-style-name="Normal_32_4" style:data-style-name="N3">
      <style:table-cell-properties fo:border-top="none" fo:border-bottom="2pt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0" style:family="table-cell" style:parent-style-name="Porcentaje" style:data-style-name="N36">
      <style:table-cell-properties fo:border-top="none" fo:border-bottom="2pt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thin solid #000000" fo:border-bottom="thin solid #000000" fo:border-left="thin solid #BFBFBF" fo:border-right="thin solid #BFBFBF" style:vertical-align="middle" fo:wrap-option="wrap" style:repeat-content="false"/>
      <style:paragraph-properties fo:text-align="center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02" style:family="table-cell" style:parent-style-name="Default" style:data-style-name="N3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3" style:family="table-cell" style:parent-style-name="Default" style:data-style-name="N14">
      <style:table-cell-properties fo:border-top="thin solid #000000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4" style:family="table-cell" style:parent-style-name="Default" style:data-style-name="N3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5" style:family="table-cell" style:parent-style-name="Default" style:data-style-name="N14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6" style:family="table-cell" style:parent-style-name="Default" style:data-style-name="N0">
      <style:table-cell-properties fo:border-top="thin dotted #E6E6E6" fo:border-bottom="thin dotted #E6E6E6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7" style:family="table-cell" style:parent-style-name="Default" style:data-style-name="N0">
      <style:table-cell-properties fo:border-top="thin dotted #BFBFBF" fo:border-bottom="thin solid #000000" fo:border-left="none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08" style:family="table-cell" style:parent-style-name="Default" style:data-style-name="N0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09" style:family="table-cell" style:parent-style-name="Default" style:data-style-name="N14">
      <style:table-cell-properties fo:border-top="thin dotted #E6E6E6" fo:border-bottom="thin solid #000000" fo:border-left="thin solid #BFBFBF" fo:border-right="thin solid #BFBFBF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/>
    </style:style>
    <style:style style:name="ce110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1" style:family="table-cell" style:parent-style-name="Default" style:data-style-name="N3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2" style:family="table-cell" style:parent-style-name="Default" style:data-style-name="N14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end" fo:margin-right="0.353cm" style:writing-mode="lr"/>
      <style:text-properties fo:color="#040404"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13" style:family="table-cell" style:parent-style-name="Normal_32_5" style:data-style-name="N0">
      <style:table-cell-properties style:vertical-align="automatic" fo:background-color="transparent"/>
    </style:style>
    <style:style style:name="ce114" style:family="table-cell" style:parent-style-name="Normal_32_5" style:data-style-name="N0">
      <style:table-cell-properties fo:border-top="thin solid #000000" fo:border-bottom="2pt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15" style:family="table-cell" style:parent-style-name="Normal_32_5" style:data-style-name="N0">
      <style:table-cell-properties fo:border-top="none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16" style:family="table-cell" style:parent-style-name="Normal_32_4_32_4" style:data-style-name="N3">
      <style:table-cell-properties fo:border-top="none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17" style:family="table-cell" style:parent-style-name="Porcentaje_32_4" style:data-style-name="N36">
      <style:table-cell-properties fo:border-top="none" fo:border-bottom="thin dotted #BFBFBF" fo:border-left="thin solid #BFBFBF" fo:border-right="thin solid #BFBFBF" style:vertical-align="middle" fo:wrap-option="wrap" style:repeat-content="false"/>
      <style:paragraph-properties fo:text-align="end" fo:margin-right="0cm" style:writing-mode="lr"/>
      <style:text-properties style:font-name="Arial" style:font-name-asian="Arial" style:font-name-complex="Arial" fo:font-size="7pt" style:font-size-asian="7pt" style:font-size-complex="7pt"/>
    </style:style>
    <style:style style:name="ce118" style:family="table-cell" style:parent-style-name="Normal_32_5" style:data-style-name="N0">
      <style:table-cell-properties fo:border-top="thin dotted #BFBFBF" fo:border-bottom="thin dotted #BFBFBF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19" style:family="table-cell" style:parent-style-name="Normal_32_4_32_4" style:data-style-name="N3">
      <style:table-cell-properties fo:border-top="thin dotted #BFBFBF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20" style:family="table-cell" style:parent-style-name="Normal_32_5" style:data-style-name="N0">
      <style:table-cell-properties fo:border-top="thin dotted #BFBFBF" fo:border-bottom="thin solid #000000" fo:border-left="none" fo:border-right="thin solid #BFBFBF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/>
    </style:style>
    <style:style style:name="ce121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wrap-option="wrap" fo:background-color="transparent" style:repeat-content="false"/>
      <style:paragraph-properties fo:text-align="end" fo:margin-right="0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2" style:family="table-cell" style:parent-style-name="Normal_32_5" style:data-style-name="N3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3" style:family="table-cell" style:parent-style-name="Normal_32_5" style:data-style-name="N14">
      <style:table-cell-properties fo:border-top="thin solid #000000" fo:border-bottom="thin solid #000000" fo:border-left="thin solid #BFBFBF" fo:border-right="thin solid #BFBFBF" style:vertical-align="middle" fo:wrap-option="wrap" fo:background-color="transparent" style:repeat-content="false"/>
      <style:paragraph-properties fo:text-align="end" fo:margin-right="0.353cm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4" style:family="table-cell" style:parent-style-name="Default" style:data-style-name="N0">
      <style:table-cell-properties fo:border-top="none" fo:border-bottom="2pt solid #000000" fo:border-left="none" fo:border-right="thin solid #BFBFBF" fo:background-color="transparent"/>
    </style:style>
    <style:style style:name="ce125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6" style:family="table-cell" style:parent-style-name="Normal_32_5" style:data-style-name="N0">
      <style:table-cell-properties fo:border-top="none" fo:border-bottom="thin solid #000000" fo:border-left="thin solid #BFBFBF" fo:border-right="none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9pt" style:font-size-asian="9pt" style:font-size-complex="9pt" fo:font-weight="bold" style:font-weight-asian="bold" style:font-weight-complex="bold"/>
    </style:style>
    <style:style style:name="ce127" style:family="table-cell" style:parent-style-name="Normal_32_5" style:data-style-name="N0">
      <style:table-cell-properties fo:border-top="none" fo:border-bottom="thin solid #000000" fo:border-left="none" fo:border-right="none" style:vertical-align="automatic" fo:background-color="#FFFFFF"/>
      <style:text-properties style:font-name="Arial" style:font-name-asian="Arial" style:font-name-complex="Arial" fo:font-size="10pt" style:font-size-asian="10pt" style:font-size-complex="10pt"/>
    </style:style>
    <style:style style:name="ce128" style:family="table-cell" style:parent-style-name="Normal_32_5" style:data-style-name="N0">
      <style:table-cell-properties fo:border-top="none" fo:border-bottom="thin solid #000000" fo:border-left="thin solid #BFBFBF" fo:border-right="thin solid #BFBFBF"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9" style:family="table-cell" style:parent-style-name="Normal_32_5" style:data-style-name="N0">
      <style:table-cell-properties style:vertical-align="middle" fo:wrap-option="wrap" fo:background-color="transparent" style:repeat-content="false"/>
      <style:paragraph-properties fo:text-align="center" style:writing-mode="l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0" style:family="table-cell" style:parent-style-name="Normal_32_5" style:data-style-name="N0">
      <style:table-cell-properties fo:border-top="thin solid #000000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1" style:family="table-cell" style:parent-style-name="Normal_32_5" style:data-style-name="N3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2" style:family="table-cell" style:parent-style-name="Normal_32_5" style:data-style-name="N36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3" style:family="table-cell" style:parent-style-name="Normal_32_5" style:data-style-name="N19">
      <style:table-cell-properties fo:border-top="thin solid #000000" fo:border-bottom="thin dotted #BFBFBF" fo:border-left="thin solid #BFBFBF" fo:border-right="thin solid #BFBFBF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4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8pt" style:font-size-asian="8pt" style:font-size-complex="8pt"/>
    </style:style>
    <style:style style:name="ce135" style:family="table-cell" style:parent-style-name="Normal_32_5" style:data-style-name="N0">
      <style:table-cell-properties fo:border-top="thin dotted #BFBFBF" fo:border-bottom="thin dotted #BFBFBF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6" style:family="table-cell" style:parent-style-name="Normal_32_5" style:data-style-name="N0">
      <style:table-cell-properties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/>
    </style:style>
    <style:style style:name="ce137" style:family="table-cell" style:parent-style-name="Normal_32_5" style:data-style-name="N0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8" style:family="table-cell" style:parent-style-name="Normal_32_5" style:data-style-name="N3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39" style:family="table-cell" style:parent-style-name="Porcentaje_32_4" style:data-style-name="N36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end" fo:margin-right="0.353cm"/>
      <style:text-properties style:font-name="Arial" style:font-name-asian="Arial" style:font-name-complex="Arial" fo:font-size="7pt" style:font-size-asian="7pt" style:font-size-complex="7pt" fo:font-weight="bold" style:font-weight-asian="bold" style:font-weight-complex="bold"/>
    </style:style>
    <style:style style:name="ce140" style:family="table-cell" style:parent-style-name="Normal_32_5" style:data-style-name="N0">
      <style:table-cell-properties style:vertical-align="top" fo:wrap-option="wrap" fo:background-color="transparent" style:repeat-content="false"/>
      <style:paragraph-properties fo:text-align="start" fo:margin-left="0cm" style:writing-mode="lr"/>
      <style:text-properties style:font-name="Arial" style:font-name-asian="Arial" style:font-name-complex="Arial" fo:font-size="6pt" style:font-size-asian="6pt" style:font-size-complex="6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8pt" style:font-size-asian="8pt" style:font-size-complex="8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2" style:family="text" style:parent-style-name="Default">
      <style:text-properties fo:color="#040404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7pt" style:font-size-asian="7pt" style:font-size-complex="7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/>
    </style:style>
    <style:style style:name="co1" style:family="table-column">
      <style:table-column-properties fo:break-before="auto" style:column-width="3.38666666666667cm" style:use-optimal-column-width="true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3.12208333333333cm"/>
    </style:style>
    <style:style style:name="co6" style:family="table-column">
      <style:table-column-properties fo:break-before="auto" style:column-width="3.62479166666667cm"/>
    </style:style>
    <style:style style:name="co7" style:family="table-column">
      <style:table-column-properties fo:break-before="auto" style:column-width="2.804583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ro1" style:family="table-row">
      <style:table-row-properties style:row-height="33.75pt" style:use-optimal-row-height="true" fo:break-before="auto"/>
    </style:style>
    <style:style style:name="ro2" style:family="table-row">
      <style:table-row-properties style:row-height="13.5pt" style:use-optimal-row-height="false" fo:break-before="auto"/>
    </style:style>
    <style:style style:name="ro3" style:family="table-row">
      <style:table-row-properties style:row-height="11.25pt" style:use-optimal-row-height="true" fo:break-before="auto"/>
    </style:style>
    <style:style style:name="ro4" style:family="table-row">
      <style:table-row-properties style:row-height="34.5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27pt" style:use-optimal-row-height="true" fo:break-before="auto"/>
    </style:style>
    <style:style style:name="ro7" style:family="table-row">
      <style:table-row-properties style:row-height="18pt" style:use-optimal-row-height="true" fo:break-before="auto"/>
    </style:style>
    <style:style style:name="ro8" style:family="table-row">
      <style:table-row-properties style:row-height="65.25pt" style:use-optimal-row-height="true" fo:break-before="auto"/>
    </style:style>
    <style:style style:name="ro9" style:family="table-row">
      <style:table-row-properties style:row-height="29.25pt" style:use-optimal-row-height="false" fo:break-before="auto"/>
    </style:style>
    <style:style style:name="ro10" style:family="table-row">
      <style:table-row-properties style:row-height="33pt" style:use-optimal-row-height="true" fo:break-before="auto"/>
    </style:style>
    <style:style style:name="ro11" style:family="table-row">
      <style:table-row-properties style:row-height="33pt" style:use-optimal-row-height="false" fo:break-before="auto"/>
    </style:style>
    <style:style style:name="ro12" style:family="table-row">
      <style:table-row-properties style:row-height="23.25pt" style:use-optimal-row-height="false" fo:break-before="auto"/>
    </style:style>
    <style:style style:name="ro13" style:family="table-row">
      <style:table-row-properties style:row-height="45pt" style:use-optimal-row-height="true" fo:break-before="auto"/>
    </style:style>
    <style:style style:name="ro14" style:family="table-row">
      <style:table-row-properties style:row-height="15pt" style:use-optimal-row-height="false" fo:break-before="auto"/>
    </style:style>
    <style:style style:name="ro15" style:family="table-row">
      <style:table-row-properties style:row-height="48.75pt" style:use-optimal-row-height="true" fo:break-before="auto"/>
    </style:style>
    <style:style style:name="ro16" style:family="table-row">
      <style:table-row-properties style:row-height="24pt" style:use-optimal-row-height="true" fo:break-before="auto"/>
    </style:style>
    <style:style style:name="ro17" style:family="table-row">
      <style:table-row-properties style:row-height="51pt" style:use-optimal-row-height="true" fo:break-before="auto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omunicación" table:style-name="ta1">
        <table:table-column table:style-name="co1" table:default-cell-style-name="ce12"/>
        <table:table-column table:style-name="co2" table:number-columns-repeated="10" table:default-cell-style-name="ce12"/>
        <table:table-column table:style-name="co3" table:number-columns-repeated="11" table:default-cell-style-name="ce12"/>
        <table:table-column table:style-name="co4" table:number-columns-repeated="16362" table:default-cell-style-name="ce12"/>
        <table:table-row table:style-name="ro1">
          <table:table-cell table:style-name="ce2"/>
          <table:table-cell office:value-type="string" table:style-name="ce3">
            <text:p>Dosis entregadas Pfizer (1)</text:p>
          </table:table-cell>
          <table:table-cell office:value-type="string" table:style-name="ce4">
            <text:p>Dosis entregadas Pfizer pediátrica<text:span text:style-name="T1">(1)</text:span></text:p>
          </table:table-cell>
          <table:table-cell office:value-type="string" table:style-name="ce3">
            <text:p>Dosis entregadas Moderna (1)</text:p>
          </table:table-cell>
          <table:table-cell office:value-type="string" table:style-name="ce3">
            <text:p>Dosis entregadas AstraZeneca (1)</text:p>
          </table:table-cell>
          <table:table-cell office:value-type="string" table:style-name="ce3">
            <text:p>Dosis entregadas Janssen (1)</text:p>
          </table:table-cell>
          <table:table-cell office:value-type="string" table:style-name="ce3">
            <text:p>Total Dosis entregadas (1)</text:p>
          </table:table-cell>
          <table:table-cell office:value-type="string" table:style-name="ce3">
            <text:p>Dosis administradas (2)</text:p>
          </table:table-cell>
          <table:table-cell office:value-type="string" table:style-name="ce3">
            <text:p>% sobre entregadas</text:p>
          </table:table-cell>
          <table:table-cell office:value-type="string" table:style-name="ce3">
            <text:p>Nº Personas con al menos 1 dosis</text:p>
          </table:table-cell>
          <table:table-cell office:value-type="string" table:style-name="ce3">
            <text:p>Nº Personas vacunadas</text:p>
            <text:p>(pauta completada)</text:p>
          </table:table-cell>
          <table:table-cell office:value-type="string" table:style-name="ce4">
            <text:p>Nº Personas con dosis adicional</text:p>
          </table:table-cell>
          <table:table-cell office:value-type="string" table:style-name="ce3">
            <text:p>Fecha de la última vacuna registrada (2)</text:p>
          </table:table-cell>
          <table:table-cell table:number-columns-repeated="16371" table:style-name="ce5"/>
        </table:table-row>
        <table:table-row table:style-name="ro2">
          <table:table-cell office:value-type="string" table:style-name="ce6">
            <text:p>Andalucía</text:p>
          </table:table-cell>
          <table:table-cell office:value-type="float" office:value="11421630" table:style-name="ce7">
            <text:p>11.421.630</text:p>
          </table:table-cell>
          <table:table-cell office:value-type="float" office:value="966000" table:style-name="ce7">
            <text:p>966.000</text:p>
          </table:table-cell>
          <table:table-cell office:value-type="float" office:value="2716140" table:style-name="ce7">
            <text:p>2.716.140</text:p>
          </table:table-cell>
          <table:table-cell office:value-type="float" office:value="1537200" table:style-name="ce7">
            <text:p>1.537.200</text:p>
          </table:table-cell>
          <table:table-cell office:value-type="float" office:value="333500" table:style-name="ce8">
            <text:p>333.500</text:p>
          </table:table-cell>
          <table:table-cell office:value-type="float" office:value="16974470" table:style-name="ce9">
            <text:p>16.974.470</text:p>
          </table:table-cell>
          <table:table-cell office:value-type="float" office:value="17345965.5" table:style-name="ce9">
            <text:p>17.345.966</text:p>
          </table:table-cell>
          <table:table-cell office:value-type="percentage" office:value="1" table:style-name="ce10">
            <text:p>100,0%</text:p>
          </table:table-cell>
          <table:table-cell office:value-type="float" office:value="7489790" table:style-name="ce8">
            <text:p>7.489.790</text:p>
          </table:table-cell>
          <table:table-cell office:value-type="float" office:value="7354043" table:style-name="ce8">
            <text:p>7.354.043</text:p>
          </table:table-cell>
          <table:table-cell office:value-type="float" office:value="4230763" table:style-name="ce8">
            <text:p>4.230.763</text:p>
          </table:table-cell>
          <table:table-cell office:value-type="date" office:date-value="2022-09-28T00:00:00" table:style-name="ce11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ragón</text:p>
          </table:table-cell>
          <table:table-cell office:value-type="float" office:value="1860819" table:style-name="ce7">
            <text:p>1.860.819</text:p>
          </table:table-cell>
          <table:table-cell office:value-type="float" office:value="148930" table:style-name="ce7">
            <text:p>148.930</text:p>
          </table:table-cell>
          <table:table-cell office:value-type="float" office:value="423230" table:style-name="ce7">
            <text:p>423.230</text:p>
          </table:table-cell>
          <table:table-cell office:value-type="float" office:value="252500" table:style-name="ce7">
            <text:p>252.500</text:p>
          </table:table-cell>
          <table:table-cell office:value-type="float" office:value="58035" table:style-name="ce13">
            <text:p>58.035</text:p>
          </table:table-cell>
          <table:table-cell office:value-type="float" office:value="2743514" table:style-name="ce14">
            <text:p>2.743.514</text:p>
          </table:table-cell>
          <table:table-cell office:value-type="float" office:value="2688866.5" table:style-name="ce14">
            <text:p>2.688.867</text:p>
          </table:table-cell>
          <table:table-cell office:value-type="percentage" office:value="0.98008120242871" table:style-name="ce15">
            <text:p>98,0%</text:p>
          </table:table-cell>
          <table:table-cell office:value-type="float" office:value="1152357" table:style-name="ce13">
            <text:p>1.152.357</text:p>
          </table:table-cell>
          <table:table-cell office:value-type="float" office:value="1132336" table:style-name="ce13">
            <text:p>1.132.336</text:p>
          </table:table-cell>
          <table:table-cell office:value-type="float" office:value="733164" table:style-name="ce13">
            <text:p>733.16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Asturias<text:s/></text:p>
          </table:table-cell>
          <table:table-cell office:value-type="float" office:value="1569227" table:style-name="ce7">
            <text:p>1.569.227</text:p>
          </table:table-cell>
          <table:table-cell office:value-type="float" office:value="114000" table:style-name="ce7">
            <text:p>114.000</text:p>
          </table:table-cell>
          <table:table-cell office:value-type="float" office:value="507370" table:style-name="ce7">
            <text:p>507.370</text:p>
          </table:table-cell>
          <table:table-cell office:value-type="float" office:value="219760" table:style-name="ce7">
            <text:p>219.760</text:p>
          </table:table-cell>
          <table:table-cell office:value-type="float" office:value="42940" table:style-name="ce13">
            <text:p>42.940</text:p>
          </table:table-cell>
          <table:table-cell office:value-type="float" office:value="2453297" table:style-name="ce14">
            <text:p>2.453.297</text:p>
          </table:table-cell>
          <table:table-cell office:value-type="float" office:value="2303602.5" table:style-name="ce14">
            <text:p>2.303.603</text:p>
          </table:table-cell>
          <table:table-cell office:value-type="percentage" office:value="0.93898231645006702" table:style-name="ce15">
            <text:p>93,9%</text:p>
          </table:table-cell>
          <table:table-cell office:value-type="float" office:value="929877" table:style-name="ce13">
            <text:p>929.877</text:p>
          </table:table-cell>
          <table:table-cell office:value-type="float" office:value="920754" table:style-name="ce13">
            <text:p>920.754</text:p>
          </table:table-cell>
          <table:table-cell office:value-type="float" office:value="730328" table:style-name="ce13">
            <text:p>730.328</text:p>
          </table:table-cell>
          <table:table-cell office:value-type="date" office:date-value="2022-09-27T00:00:00" table:style-name="ce16">
            <text:p>27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Baleares</text:p>
          </table:table-cell>
          <table:table-cell office:value-type="float" office:value="1284972" table:style-name="ce7">
            <text:p>1.284.972</text:p>
          </table:table-cell>
          <table:table-cell office:value-type="float" office:value="125540" table:style-name="ce7">
            <text:p>125.540</text:p>
          </table:table-cell>
          <table:table-cell office:value-type="float" office:value="433690" table:style-name="ce7">
            <text:p>433.690</text:p>
          </table:table-cell>
          <table:table-cell office:value-type="float" office:value="225400" table:style-name="ce7">
            <text:p>225.400</text:p>
          </table:table-cell>
          <table:table-cell office:value-type="float" office:value="50040" table:style-name="ce13">
            <text:p>50.040</text:p>
          </table:table-cell>
          <table:table-cell office:value-type="float" office:value="2119642" table:style-name="ce14">
            <text:p>2.119.642</text:p>
          </table:table-cell>
          <table:table-cell office:value-type="float" office:value="2061099.5" table:style-name="ce14">
            <text:p>2.061.100</text:p>
          </table:table-cell>
          <table:table-cell office:value-type="percentage" office:value="0.97238094923576712" table:style-name="ce15">
            <text:p>97,2%</text:p>
          </table:table-cell>
          <table:table-cell office:value-type="float" office:value="929415" table:style-name="ce13">
            <text:p>929.415</text:p>
          </table:table-cell>
          <table:table-cell office:value-type="float" office:value="914426" table:style-name="ce13">
            <text:p>914.426</text:p>
          </table:table-cell>
          <table:table-cell office:value-type="float" office:value="495504" table:style-name="ce13">
            <text:p>495.50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arias</text:p>
          </table:table-cell>
          <table:table-cell office:value-type="float" office:value="2834748" table:style-name="ce7">
            <text:p>2.834.748</text:p>
          </table:table-cell>
          <table:table-cell office:value-type="float" office:value="230540" table:style-name="ce7">
            <text:p>230.540</text:p>
          </table:table-cell>
          <table:table-cell office:value-type="float" office:value="796470" table:style-name="ce7">
            <text:p>796.470</text:p>
          </table:table-cell>
          <table:table-cell office:value-type="float" office:value="455710" table:style-name="ce7">
            <text:p>455.710</text:p>
          </table:table-cell>
          <table:table-cell office:value-type="float" office:value="132660" table:style-name="ce13">
            <text:p>132.660</text:p>
          </table:table-cell>
          <table:table-cell office:value-type="float" office:value="4450128" table:style-name="ce14">
            <text:p>4.450.128</text:p>
          </table:table-cell>
          <table:table-cell office:value-type="float" office:value="4199799" table:style-name="ce14">
            <text:p>4.199.799</text:p>
          </table:table-cell>
          <table:table-cell office:value-type="percentage" office:value="0.94374791017247139" table:style-name="ce15">
            <text:p>94,4%</text:p>
          </table:table-cell>
          <table:table-cell office:value-type="float" office:value="1824946" table:style-name="ce13">
            <text:p>1.824.946</text:p>
          </table:table-cell>
          <table:table-cell office:value-type="float" office:value="1769849" table:style-name="ce13">
            <text:p>1.769.849</text:p>
          </table:table-cell>
          <table:table-cell office:value-type="float" office:value="1026047" table:style-name="ce13">
            <text:p>1.026.04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ntabria</text:p>
          </table:table-cell>
          <table:table-cell office:value-type="float" office:value="919185" table:style-name="ce7">
            <text:p>919.185</text:p>
          </table:table-cell>
          <table:table-cell office:value-type="float" office:value="60000" table:style-name="ce7">
            <text:p>60.000</text:p>
          </table:table-cell>
          <table:table-cell office:value-type="float" office:value="175400" table:style-name="ce7">
            <text:p>175.400</text:p>
          </table:table-cell>
          <table:table-cell office:value-type="float" office:value="120490" table:style-name="ce7">
            <text:p>120.490</text:p>
          </table:table-cell>
          <table:table-cell office:value-type="float" office:value="22145" table:style-name="ce13">
            <text:p>22.145</text:p>
          </table:table-cell>
          <table:table-cell office:value-type="float" office:value="1297220" table:style-name="ce14">
            <text:p>1.297.220</text:p>
          </table:table-cell>
          <table:table-cell office:value-type="float" office:value="1270078" table:style-name="ce14">
            <text:p>1.270.078</text:p>
          </table:table-cell>
          <table:table-cell office:value-type="percentage" office:value="0.97907679499236833" table:style-name="ce15">
            <text:p>97,9%</text:p>
          </table:table-cell>
          <table:table-cell office:value-type="float" office:value="520251" table:style-name="ce13">
            <text:p>520.251</text:p>
          </table:table-cell>
          <table:table-cell office:value-type="float" office:value="517331" table:style-name="ce13">
            <text:p>517.331</text:p>
          </table:table-cell>
          <table:table-cell office:value-type="float" office:value="355898" table:style-name="ce13">
            <text:p>355.898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y Leon<text:s/></text:p>
          </table:table-cell>
          <table:table-cell office:value-type="float" office:value="4084695" table:style-name="ce7">
            <text:p>4.084.695</text:p>
          </table:table-cell>
          <table:table-cell office:value-type="float" office:value="280480" table:style-name="ce7">
            <text:p>280.480</text:p>
          </table:table-cell>
          <table:table-cell office:value-type="float" office:value="691850" table:style-name="ce7">
            <text:p>691.850</text:p>
          </table:table-cell>
          <table:table-cell office:value-type="float" office:value="472170" table:style-name="ce7">
            <text:p>472.170</text:p>
          </table:table-cell>
          <table:table-cell office:value-type="float" office:value="94635" table:style-name="ce13">
            <text:p>94.635</text:p>
          </table:table-cell>
          <table:table-cell office:value-type="float" office:value="5623830" table:style-name="ce14">
            <text:p>5.623.830</text:p>
          </table:table-cell>
          <table:table-cell office:value-type="float" office:value="5358041" table:style-name="ce14">
            <text:p>5.358.041</text:p>
          </table:table-cell>
          <table:table-cell office:value-type="percentage" office:value="0.95273879189093558" table:style-name="ce15">
            <text:p>95,3%</text:p>
          </table:table-cell>
          <table:table-cell office:value-type="float" office:value="2152901" table:style-name="ce13">
            <text:p>2.152.901</text:p>
          </table:table-cell>
          <table:table-cell office:value-type="float" office:value="2127808" table:style-name="ce13">
            <text:p>2.127.808</text:p>
          </table:table-cell>
          <table:table-cell office:value-type="float" office:value="1541575" table:style-name="ce13">
            <text:p>1.541.575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stilla La Mancha</text:p>
          </table:table-cell>
          <table:table-cell office:value-type="float" office:value="2762769" table:style-name="ce7">
            <text:p>2.762.769</text:p>
          </table:table-cell>
          <table:table-cell office:value-type="float" office:value="258000" table:style-name="ce7">
            <text:p>258.000</text:p>
          </table:table-cell>
          <table:table-cell office:value-type="float" office:value="712830" table:style-name="ce7">
            <text:p>712.830</text:p>
          </table:table-cell>
          <table:table-cell office:value-type="float" office:value="381270" table:style-name="ce7">
            <text:p>381.270</text:p>
          </table:table-cell>
          <table:table-cell office:value-type="float" office:value="93045" table:style-name="ce13">
            <text:p>93.045</text:p>
          </table:table-cell>
          <table:table-cell office:value-type="float" office:value="4207914" table:style-name="ce14">
            <text:p>4.207.914</text:p>
          </table:table-cell>
          <table:table-cell office:value-type="float" office:value="4044428.5" table:style-name="ce14">
            <text:p>4.044.429</text:p>
          </table:table-cell>
          <table:table-cell office:value-type="percentage" office:value="0.96114808905315086" table:style-name="ce15">
            <text:p>96,1%</text:p>
          </table:table-cell>
          <table:table-cell office:value-type="float" office:value="1769298" table:style-name="ce13">
            <text:p>1.769.298</text:p>
          </table:table-cell>
          <table:table-cell office:value-type="float" office:value="1718991" table:style-name="ce13">
            <text:p>1.718.991</text:p>
          </table:table-cell>
          <table:table-cell office:value-type="float" office:value="1112154" table:style-name="ce13">
            <text:p>1.112.15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ataluña</text:p>
          </table:table-cell>
          <table:table-cell office:value-type="float" office:value="8911334" table:style-name="ce7">
            <text:p>8.911.334</text:p>
          </table:table-cell>
          <table:table-cell office:value-type="float" office:value="507070" table:style-name="ce7">
            <text:p>507.070</text:p>
          </table:table-cell>
          <table:table-cell office:value-type="float" office:value="3139230" table:style-name="ce7">
            <text:p>3.139.230</text:p>
          </table:table-cell>
          <table:table-cell office:value-type="float" office:value="1484370" table:style-name="ce7">
            <text:p>1.484.370</text:p>
          </table:table-cell>
          <table:table-cell office:value-type="float" office:value="352320" table:style-name="ce13">
            <text:p>352.320</text:p>
          </table:table-cell>
          <table:table-cell office:value-type="float" office:value="14394324" table:style-name="ce14">
            <text:p>14.394.324</text:p>
          </table:table-cell>
          <table:table-cell office:value-type="float" office:value="14410872.5" table:style-name="ce14">
            <text:p>14.410.873</text:p>
          </table:table-cell>
          <table:table-cell office:value-type="percentage" office:value="1" table:style-name="ce15">
            <text:p>100,0%</text:p>
          </table:table-cell>
          <table:table-cell office:value-type="float" office:value="6502940" table:style-name="ce13">
            <text:p>6.502.940</text:p>
          </table:table-cell>
          <table:table-cell office:value-type="float" office:value="6369201" table:style-name="ce13">
            <text:p>6.369.201</text:p>
          </table:table-cell>
          <table:table-cell office:value-type="float" office:value="3916209" table:style-name="ce13">
            <text:p>3.916.20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. Valenciana</text:p>
          </table:table-cell>
          <table:table-cell office:value-type="float" office:value="6708172" table:style-name="ce7">
            <text:p>6.708.172</text:p>
          </table:table-cell>
          <table:table-cell office:value-type="float" office:value="543670" table:style-name="ce7">
            <text:p>543.670</text:p>
          </table:table-cell>
          <table:table-cell office:value-type="float" office:value="2120240" table:style-name="ce7">
            <text:p>2.120.240</text:p>
          </table:table-cell>
          <table:table-cell office:value-type="float" office:value="857060" table:style-name="ce7">
            <text:p>857.060</text:p>
          </table:table-cell>
          <table:table-cell office:value-type="float" office:value="208530" table:style-name="ce13">
            <text:p>208.530</text:p>
          </table:table-cell>
          <table:table-cell office:value-type="float" office:value="10437672" table:style-name="ce14">
            <text:p>10.437.672</text:p>
          </table:table-cell>
          <table:table-cell office:value-type="float" office:value="10223978" table:style-name="ce14">
            <text:p>10.223.978</text:p>
          </table:table-cell>
          <table:table-cell office:value-type="percentage" office:value="0.97952666073430938" table:style-name="ce15">
            <text:p>98,0%</text:p>
          </table:table-cell>
          <table:table-cell office:value-type="float" office:value="4454726" table:style-name="ce13">
            <text:p>4.454.726</text:p>
          </table:table-cell>
          <table:table-cell office:value-type="float" office:value="4394597" table:style-name="ce13">
            <text:p>4.394.597</text:p>
          </table:table-cell>
          <table:table-cell office:value-type="float" office:value="3008334" table:style-name="ce13">
            <text:p>3.008.33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Extremadura</text:p>
          </table:table-cell>
          <table:table-cell office:value-type="float" office:value="1639481" table:style-name="ce7">
            <text:p>1.639.481</text:p>
          </table:table-cell>
          <table:table-cell office:value-type="float" office:value="155680" table:style-name="ce7">
            <text:p>155.680</text:p>
          </table:table-cell>
          <table:table-cell office:value-type="float" office:value="303980" table:style-name="ce7">
            <text:p>303.980</text:p>
          </table:table-cell>
          <table:table-cell office:value-type="float" office:value="182380" table:style-name="ce7">
            <text:p>182.380</text:p>
          </table:table-cell>
          <table:table-cell office:value-type="float" office:value="37450" table:style-name="ce13">
            <text:p>37.450</text:p>
          </table:table-cell>
          <table:table-cell office:value-type="float" office:value="2318971" table:style-name="ce14">
            <text:p>2.318.971</text:p>
          </table:table-cell>
          <table:table-cell office:value-type="float" office:value="2356949" table:style-name="ce14">
            <text:p>2.356.949</text:p>
          </table:table-cell>
          <table:table-cell office:value-type="percentage" office:value="1" table:style-name="ce15">
            <text:p>100,0%</text:p>
          </table:table-cell>
          <table:table-cell office:value-type="float" office:value="970673" table:style-name="ce13">
            <text:p>970.673</text:p>
          </table:table-cell>
          <table:table-cell office:value-type="float" office:value="953469" table:style-name="ce13">
            <text:p>953.469</text:p>
          </table:table-cell>
          <table:table-cell office:value-type="float" office:value="658800" table:style-name="ce13">
            <text:p>658.80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Galicia</text:p>
          </table:table-cell>
          <table:table-cell office:value-type="float" office:value="4138999" table:style-name="ce7">
            <text:p>4.138.999</text:p>
          </table:table-cell>
          <table:table-cell office:value-type="float" office:value="253800" table:style-name="ce7">
            <text:p>253.800</text:p>
          </table:table-cell>
          <table:table-cell office:value-type="float" office:value="969980" table:style-name="ce7">
            <text:p>969.980</text:p>
          </table:table-cell>
          <table:table-cell office:value-type="float" office:value="571870" table:style-name="ce7">
            <text:p>571.870</text:p>
          </table:table-cell>
          <table:table-cell office:value-type="float" office:value="122525" table:style-name="ce13">
            <text:p>122.525</text:p>
          </table:table-cell>
          <table:table-cell office:value-type="float" office:value="6057174" table:style-name="ce14">
            <text:p>6.057.174</text:p>
          </table:table-cell>
          <table:table-cell office:value-type="float" office:value="6180832" table:style-name="ce14">
            <text:p>6.180.832</text:p>
          </table:table-cell>
          <table:table-cell office:value-type="percentage" office:value="1" table:style-name="ce15">
            <text:p>100,0%</text:p>
          </table:table-cell>
          <table:table-cell office:value-type="float" office:value="2483258" table:style-name="ce13">
            <text:p>2.483.258</text:p>
          </table:table-cell>
          <table:table-cell office:value-type="float" office:value="2459083" table:style-name="ce13">
            <text:p>2.459.083</text:p>
          </table:table-cell>
          <table:table-cell office:value-type="float" office:value="2003827" table:style-name="ce13">
            <text:p>2.003.82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La Rioja</text:p>
          </table:table-cell>
          <table:table-cell office:value-type="float" office:value="463727" table:style-name="ce7">
            <text:p>463.727</text:p>
          </table:table-cell>
          <table:table-cell office:value-type="float" office:value="47140" table:style-name="ce7">
            <text:p>47.140</text:p>
          </table:table-cell>
          <table:table-cell office:value-type="float" office:value="108710" table:style-name="ce7">
            <text:p>108.710</text:p>
          </table:table-cell>
          <table:table-cell office:value-type="float" office:value="53270" table:style-name="ce7">
            <text:p>53.270</text:p>
          </table:table-cell>
          <table:table-cell office:value-type="float" office:value="15200" table:style-name="ce13">
            <text:p>15.200</text:p>
          </table:table-cell>
          <table:table-cell office:value-type="float" office:value="688047" table:style-name="ce14">
            <text:p>688.047</text:p>
          </table:table-cell>
          <table:table-cell office:value-type="float" office:value="659498" table:style-name="ce14">
            <text:p>659.498</text:p>
          </table:table-cell>
          <table:table-cell office:value-type="percentage" office:value="0.95850719500266701" table:style-name="ce15">
            <text:p>95,9%</text:p>
          </table:table-cell>
          <table:table-cell office:value-type="float" office:value="284790" table:style-name="ce13">
            <text:p>284.790</text:p>
          </table:table-cell>
          <table:table-cell office:value-type="float" office:value="287017" table:style-name="ce13">
            <text:p>287.017</text:p>
          </table:table-cell>
          <table:table-cell office:value-type="float" office:value="188315" table:style-name="ce13">
            <text:p>188.315</text:p>
          </table:table-cell>
          <table:table-cell office:value-type="date" office:date-value="2022-09-21T00:00:00" table:style-name="ce16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adrid</text:p>
          </table:table-cell>
          <table:table-cell office:value-type="float" office:value="9317025" table:style-name="ce7">
            <text:p>9.317.025</text:p>
          </table:table-cell>
          <table:table-cell office:value-type="float" office:value="756000" table:style-name="ce7">
            <text:p>756.000</text:p>
          </table:table-cell>
          <table:table-cell office:value-type="float" office:value="2168580" table:style-name="ce7">
            <text:p>2.168.580</text:p>
          </table:table-cell>
          <table:table-cell office:value-type="float" office:value="1182300" table:style-name="ce7">
            <text:p>1.182.300</text:p>
          </table:table-cell>
          <table:table-cell office:value-type="float" office:value="253150" table:style-name="ce13">
            <text:p>253.150</text:p>
          </table:table-cell>
          <table:table-cell office:value-type="float" office:value="13677055" table:style-name="ce14">
            <text:p>13.677.055</text:p>
          </table:table-cell>
          <table:table-cell office:value-type="float" office:value="13493663" table:style-name="ce14">
            <text:p>13.493.663</text:p>
          </table:table-cell>
          <table:table-cell office:value-type="percentage" office:value="0.98659126544420561" table:style-name="ce15">
            <text:p>98,7%</text:p>
          </table:table-cell>
          <table:table-cell office:value-type="float" office:value="5779341" table:style-name="ce13">
            <text:p>5.779.341</text:p>
          </table:table-cell>
          <table:table-cell office:value-type="float" office:value="5736895" table:style-name="ce13">
            <text:p>5.736.895</text:p>
          </table:table-cell>
          <table:table-cell office:value-type="float" office:value="3524967" table:style-name="ce13">
            <text:p>3.524.967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urcia<text:s/></text:p>
          </table:table-cell>
          <table:table-cell office:value-type="float" office:value="1784465" table:style-name="ce7">
            <text:p>1.784.465</text:p>
          </table:table-cell>
          <table:table-cell office:value-type="float" office:value="204000" table:style-name="ce7">
            <text:p>204.000</text:p>
          </table:table-cell>
          <table:table-cell office:value-type="float" office:value="625500" table:style-name="ce7">
            <text:p>625.500</text:p>
          </table:table-cell>
          <table:table-cell office:value-type="float" office:value="253010" table:style-name="ce7">
            <text:p>253.010</text:p>
          </table:table-cell>
          <table:table-cell office:value-type="float" office:value="68300" table:style-name="ce13">
            <text:p>68.300</text:p>
          </table:table-cell>
          <table:table-cell office:value-type="float" office:value="2935275" table:style-name="ce14">
            <text:p>2.935.275</text:p>
          </table:table-cell>
          <table:table-cell office:value-type="float" office:value="2852721" table:style-name="ce14">
            <text:p>2.852.721</text:p>
          </table:table-cell>
          <table:table-cell office:value-type="percentage" office:value="0.97187520760405754" table:style-name="ce15">
            <text:p>97,2%</text:p>
          </table:table-cell>
          <table:table-cell office:value-type="float" office:value="1301883" table:style-name="ce13">
            <text:p>1.301.883</text:p>
          </table:table-cell>
          <table:table-cell office:value-type="float" office:value="1283075" table:style-name="ce13">
            <text:p>1.283.075</text:p>
          </table:table-cell>
          <table:table-cell office:value-type="float" office:value="716214" table:style-name="ce13">
            <text:p>716.214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Navarra</text:p>
          </table:table-cell>
          <table:table-cell office:value-type="float" office:value="895749" table:style-name="ce7">
            <text:p>895.749</text:p>
          </table:table-cell>
          <table:table-cell office:value-type="float" office:value="77800" table:style-name="ce7">
            <text:p>77.800</text:p>
          </table:table-cell>
          <table:table-cell office:value-type="float" office:value="273760" table:style-name="ce7">
            <text:p>273.760</text:p>
          </table:table-cell>
          <table:table-cell office:value-type="float" office:value="135150" table:style-name="ce7">
            <text:p>135.150</text:p>
          </table:table-cell>
          <table:table-cell office:value-type="float" office:value="23710" table:style-name="ce13">
            <text:p>23.710</text:p>
          </table:table-cell>
          <table:table-cell office:value-type="float" office:value="1406169" table:style-name="ce14">
            <text:p>1.406.169</text:p>
          </table:table-cell>
          <table:table-cell office:value-type="float" office:value="1337155" table:style-name="ce14">
            <text:p>1.337.155</text:p>
          </table:table-cell>
          <table:table-cell office:value-type="percentage" office:value="0.95092055080150395" table:style-name="ce15">
            <text:p>95,1%</text:p>
          </table:table-cell>
          <table:table-cell office:value-type="float" office:value="568981" table:style-name="ce13">
            <text:p>568.981</text:p>
          </table:table-cell>
          <table:table-cell office:value-type="float" office:value="563709" table:style-name="ce13">
            <text:p>563.709</text:p>
          </table:table-cell>
          <table:table-cell office:value-type="float" office:value="371490" table:style-name="ce13">
            <text:p>371.490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País Vasco</text:p>
          </table:table-cell>
          <table:table-cell office:value-type="float" office:value="2976528" table:style-name="ce7">
            <text:p>2.976.528</text:p>
          </table:table-cell>
          <table:table-cell office:value-type="float" office:value="180000" table:style-name="ce7">
            <text:p>180.000</text:p>
          </table:table-cell>
          <table:table-cell office:value-type="float" office:value="817900" table:style-name="ce7">
            <text:p>817.900</text:p>
          </table:table-cell>
          <table:table-cell office:value-type="float" office:value="444200" table:style-name="ce7">
            <text:p>444.200</text:p>
          </table:table-cell>
          <table:table-cell office:value-type="float" office:value="101305" table:style-name="ce13">
            <text:p>101.305</text:p>
          </table:table-cell>
          <table:table-cell office:value-type="float" office:value="4519933" table:style-name="ce14">
            <text:p>4.519.933</text:p>
          </table:table-cell>
          <table:table-cell office:value-type="float" office:value="4462662" table:style-name="ce14">
            <text:p>4.462.662</text:p>
          </table:table-cell>
          <table:table-cell office:value-type="percentage" office:value="0.98732923695992836" table:style-name="ce15">
            <text:p>98,7%</text:p>
          </table:table-cell>
          <table:table-cell office:value-type="float" office:value="1953544" table:style-name="ce13">
            <text:p>1.953.544</text:p>
          </table:table-cell>
          <table:table-cell office:value-type="float" office:value="1918126" table:style-name="ce13">
            <text:p>1.918.126</text:p>
          </table:table-cell>
          <table:table-cell office:value-type="float" office:value="1234422" table:style-name="ce13">
            <text:p>1.234.422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Ceuta</text:p>
          </table:table-cell>
          <table:table-cell office:value-type="float" office:value="116496" table:style-name="ce7">
            <text:p>116.496</text:p>
          </table:table-cell>
          <table:table-cell office:value-type="float" office:value="12000" table:style-name="ce7">
            <text:p>12.000</text:p>
          </table:table-cell>
          <table:table-cell office:value-type="float" office:value="24620" table:style-name="ce7">
            <text:p>24.620</text:p>
          </table:table-cell>
          <table:table-cell office:value-type="float" office:value="17540" table:style-name="ce7">
            <text:p>17.540</text:p>
          </table:table-cell>
          <table:table-cell office:value-type="float" office:value="3935" table:style-name="ce13">
            <text:p>3.935</text:p>
          </table:table-cell>
          <table:table-cell office:value-type="float" office:value="174591" table:style-name="ce14">
            <text:p>174.591</text:p>
          </table:table-cell>
          <table:table-cell office:value-type="float" office:value="160367.5" table:style-name="ce14">
            <text:p>160.368</text:p>
          </table:table-cell>
          <table:table-cell office:value-type="percentage" office:value="0.91853245585396726" table:style-name="ce15">
            <text:p>91,9%</text:p>
          </table:table-cell>
          <table:table-cell office:value-type="float" office:value="68574" table:style-name="ce13">
            <text:p>68.574</text:p>
          </table:table-cell>
          <table:table-cell office:value-type="float" office:value="65735" table:style-name="ce13">
            <text:p>65.735</text:p>
          </table:table-cell>
          <table:table-cell office:value-type="float" office:value="43939" table:style-name="ce13">
            <text:p>43.939</text:p>
          </table:table-cell>
          <table:table-cell office:value-type="date" office:date-value="2022-09-28T00:00:00" table:style-name="ce16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Melilla</text:p>
          </table:table-cell>
          <table:table-cell office:value-type="float" office:value="108450" table:style-name="ce7">
            <text:p>108.450</text:p>
          </table:table-cell>
          <table:table-cell office:value-type="float" office:value="12000" table:style-name="ce7">
            <text:p>12.000</text:p>
          </table:table-cell>
          <table:table-cell office:value-type="float" office:value="21500" table:style-name="ce7">
            <text:p>21.500</text:p>
          </table:table-cell>
          <table:table-cell office:value-type="float" office:value="12660" table:style-name="ce7">
            <text:p>12.660</text:p>
          </table:table-cell>
          <table:table-cell office:value-type="float" office:value="3830" table:style-name="ce13">
            <text:p>3.830</text:p>
          </table:table-cell>
          <table:table-cell office:value-type="float" office:value="158440" table:style-name="ce14">
            <text:p>158.440</text:p>
          </table:table-cell>
          <table:table-cell office:value-type="float" office:value="151336.5" table:style-name="ce14">
            <text:p>151.337</text:p>
          </table:table-cell>
          <table:table-cell office:value-type="percentage" office:value="0.95516599343600106" table:style-name="ce15">
            <text:p>95,5%</text:p>
          </table:table-cell>
          <table:table-cell office:value-type="float" office:value="66602" table:style-name="ce13">
            <text:p>66.602</text:p>
          </table:table-cell>
          <table:table-cell office:value-type="float" office:value="63364" table:style-name="ce13">
            <text:p>63.364</text:p>
          </table:table-cell>
          <table:table-cell office:value-type="float" office:value="37033" table:style-name="ce13">
            <text:p>37.033</text:p>
          </table:table-cell>
          <table:table-cell office:value-type="date" office:date-value="2022-09-28T00:00:00" table:style-name="ce17">
            <text:p>28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Fuerzas Armadas</text:p>
          </table:table-cell>
          <table:table-cell office:value-type="float" office:value="58986" table:style-name="ce7">
            <text:p>58.986</text:p>
          </table:table-cell>
          <table:table-cell office:value-type="float" office:value="0" table:style-name="ce7">
            <text:p>0</text:p>
          </table:table-cell>
          <table:table-cell office:value-type="float" office:value="58510" table:style-name="ce7">
            <text:p>58.510</text:p>
          </table:table-cell>
          <table:table-cell office:value-type="float" office:value="103800" table:style-name="ce7">
            <text:p>103.800</text:p>
          </table:table-cell>
          <table:table-cell office:value-type="float" office:value="2000" table:style-name="ce13">
            <text:p>2.000</text:p>
          </table:table-cell>
          <table:table-cell office:value-type="float" office:value="223296" table:style-name="ce14">
            <text:p>223.296</text:p>
          </table:table-cell>
          <table:table-cell office:value-type="float" office:value="207742" table:style-name="ce14">
            <text:p>207.742</text:p>
          </table:table-cell>
          <table:table-cell office:value-type="percentage" office:value="0.93034357982229865" table:style-name="ce15">
            <text:p>93,0%</text:p>
          </table:table-cell>
          <table:table-cell office:value-type="float" office:value="95153" table:style-name="ce13">
            <text:p>95.153</text:p>
          </table:table-cell>
          <table:table-cell office:value-type="float" office:value="94785" table:style-name="ce13">
            <text:p>94.785</text:p>
          </table:table-cell>
          <table:table-cell office:value-type="float" office:value="51251" table:style-name="ce13">
            <text:p>51.251</text:p>
          </table:table-cell>
          <table:table-cell office:value-type="date" office:date-value="2022-08-01T00:00:00" table:style-name="ce17">
            <text:p>01/08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6">
            <text:p>Sanidad Exterio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400" table:style-name="ce7">
            <text:p>8.400</text:p>
          </table:table-cell>
          <table:table-cell office:value-type="float" office:value="0" table:style-name="ce7">
            <text:p>0</text:p>
          </table:table-cell>
          <table:table-cell office:value-type="float" office:value="4705" table:style-name="ce13">
            <text:p>4.705</text:p>
          </table:table-cell>
          <table:table-cell office:value-type="float" office:value="13105" table:style-name="ce14">
            <text:p>13.105</text:p>
          </table:table-cell>
          <table:table-cell office:value-type="float" office:value="13468.5" table:style-name="ce14">
            <text:p>13.469</text:p>
          </table:table-cell>
          <table:table-cell office:value-type="percentage" office:value="1" table:style-name="ce15">
            <text:p>100,0%</text:p>
          </table:table-cell>
          <table:table-cell office:value-type="float" office:value="8128" table:style-name="ce13">
            <text:p>8.128</text:p>
          </table:table-cell>
          <table:table-cell office:value-type="float" office:value="8140" table:style-name="ce13">
            <text:p>8.140</text:p>
          </table:table-cell>
          <table:table-cell office:value-type="float" office:value="4121" table:style-name="ce13">
            <text:p>4.121</text:p>
          </table:table-cell>
          <table:table-cell office:value-type="date" office:date-value="2022-09-21T00:00:00" table:style-name="ce17">
            <text:p>21/09/2022</text:p>
          </table:table-cell>
          <table:table-cell table:number-columns-repeated="10" table:style-name="ce5"/>
          <table:table-cell table:number-columns-repeated="16361"/>
        </table:table-row>
        <table:table-row table:style-name="ro2">
          <table:table-cell office:value-type="string" table:style-name="ce18">
            <text:p>Totales</text:p>
          </table:table-cell>
          <table:table-cell office:value-type="float" office:value="63857457" table:style-name="ce19">
            <text:p>63.857.457</text:p>
          </table:table-cell>
          <table:table-cell office:value-type="float" office:value="4932650" table:style-name="ce19">
            <text:p>4.932.650</text:p>
          </table:table-cell>
          <table:table-cell office:value-type="float" office:value="17097890" table:style-name="ce20">
            <text:p>17.097.890</text:p>
          </table:table-cell>
          <table:table-cell office:value-type="float" office:value="8962110" table:style-name="ce21">
            <text:p>8.962.110</text:p>
          </table:table-cell>
          <table:table-cell office:value-type="float" office:value="2023960" table:style-name="ce22">
            <text:p>2.023.960</text:p>
          </table:table-cell>
          <table:table-cell office:value-type="float" office:value="96874067" table:style-name="ce23">
            <text:p>96.874.067</text:p>
          </table:table-cell>
          <table:table-cell office:value-type="float" office:value="95783125.5" table:style-name="ce23">
            <text:p>95.783.126</text:p>
          </table:table-cell>
          <table:table-cell office:value-type="percentage" office:value="0.98873855992853077" table:style-name="ce24">
            <text:p>98,9%</text:p>
          </table:table-cell>
          <table:table-cell office:value-type="float" office:value="41307428" table:style-name="ce23">
            <text:p>41.307.428</text:p>
          </table:table-cell>
          <table:table-cell office:value-type="float" office:value="40652734" table:style-name="ce23">
            <text:p>40.652.734</text:p>
          </table:table-cell>
          <table:table-cell office:value-type="float" office:value="25984355" table:style-name="ce23">
            <text:p>25.984.355</text:p>
          </table:table-cell>
          <table:table-cell office:value-type="float" office:value="0" table:style-name="ce23">
            <text:p>0</text:p>
          </table:table-cell>
          <table:table-cell table:number-columns-repeated="10" table:style-name="ce5"/>
          <table:table-cell table:number-columns-repeated="16361"/>
        </table:table-row>
        <table:table-row table:style-name="ro3">
          <table:table-cell table:number-columns-repeated="16384"/>
        </table:table-row>
        <table:table-row table:style-name="ro4">
          <table:table-cell table:number-columns-spanned="10" table:number-rows-spanned="1" table:style-name="ce26"/>
          <table:covered-table-cell table:number-columns-repeated="9"/>
          <table:table-cell table:number-columns-repeated="16374" table:style-name="ce12"/>
        </table:table-row>
        <table:table-row table:style-name="ro5">
          <table:table-cell table:style-name="ce25"/>
          <table:table-cell table:number-columns-repeated="16383" table:style-name="ce12"/>
        </table:table-row>
        <table:table-row table:number-rows-repeated="1048550" table:style-name="ro3">
          <table:table-cell table:number-columns-repeated="16384"/>
        </table:table-row>
      </table:table>
      <table:table table:name="Comunicacion_1" table:style-name="ta2">
        <table:table-column table:style-name="co4" table:number-columns-repeated="16384" table:default-cell-style-name="ce1"/>
        <table:table-row table:style-name="ro6">
          <table:table-cell table:number-columns-spanned="1" table:number-rows-spanned="2" table:style-name="ce47"/>
          <table:table-cell office:value-type="string" table:number-columns-spanned="1" table:number-rows-spanned="2" table:style-name="ce48">
            <text:p>Dosis entregadas Pfizer<text:s/><text:span text:style-name="T2">(1)</text:span></text:p>
          </table:table-cell>
          <table:table-cell office:value-type="string" table:number-columns-spanned="1" table:number-rows-spanned="2" table:style-name="ce48">
            <text:p>Dosis entregadas Pfizer pediátrica<text:span text:style-name="T2">(1)</text:span></text:p>
          </table:table-cell>
          <table:table-cell office:value-type="string" table:style-name="ce27">
            <text:p>Dosis entregadas Pfizer</text:p>
          </table:table-cell>
          <table:table-cell office:value-type="string" table:number-columns-spanned="1" table:number-rows-spanned="2" table:style-name="ce48">
            <text:p>Dosis entregadas Moderna<text:s/><text:span text:style-name="T2">(1)</text:span></text:p>
          </table:table-cell>
          <table:table-cell office:value-type="string" table:number-columns-spanned="1" table:number-rows-spanned="2" table:style-name="ce48">
            <text:p>Dosis entregadas Moderna adaptada<text:s/><text:span text:style-name="T2">(1)</text:span></text:p>
          </table:table-cell>
          <table:table-cell office:value-type="string" table:number-columns-spanned="1" table:number-rows-spanned="2" table:style-name="ce48">
            <text:p>Dosis entregadas AstraZeneca<text:s/><text:span text:style-name="T2">(1)</text:span></text:p>
          </table:table-cell>
          <table:table-cell office:value-type="string" table:number-columns-spanned="1" table:number-rows-spanned="2" table:style-name="ce48">
            <text:p>Dosis entregadas Janssen<text:s/><text:span text:style-name="T2">(1)</text:span></text:p>
          </table:table-cell>
          <table:table-cell office:value-type="string" table:number-columns-spanned="1" table:number-rows-spanned="2" table:style-name="ce48">
            <text:p>Dosis entregadas total<text:s/><text:span text:style-name="T2">(1)</text:span></text:p>
          </table:table-cell>
          <table:table-cell office:value-type="string" table:number-columns-spanned="1" table:number-rows-spanned="2" table:style-name="ce48">
            <text:p>Dosis administradas<text:s/><text:span text:style-name="T2">(2)*</text:span></text:p>
          </table:table-cell>
          <table:table-cell office:value-type="string" table:number-columns-spanned="1" table:number-rows-spanned="2" table:style-name="ce48">
            <text:p>% sobre entregadas</text:p>
          </table:table-cell>
          <table:table-cell table:number-columns-repeated="16373"/>
        </table:table-row>
        <table:table-row table:style-name="ro5">
          <table:covered-table-cell/>
          <table:covered-table-cell/>
          <table:covered-table-cell/>
          <table:table-cell office:value-type="string" table:style-name="ce28">
            <text:p>adaptada<text:s/><text:span text:style-name="T2">(1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73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11421630" table:style-name="ce30">
            <text:p>11.421.630</text:p>
          </table:table-cell>
          <table:table-cell office:value-type="float" office:value="997000" table:style-name="ce30">
            <text:p>997.000</text:p>
          </table:table-cell>
          <table:table-cell office:value-type="float" office:value="1866240" table:style-name="ce30">
            <text:p>1.866.240</text:p>
          </table:table-cell>
          <table:table-cell office:value-type="float" office:value="2716140" table:style-name="ce30">
            <text:p>2.716.140</text:p>
          </table:table-cell>
          <table:table-cell office:value-type="float" office:value="177000" table:style-name="ce30">
            <text:p>177.000</text:p>
          </table:table-cell>
          <table:table-cell office:value-type="float" office:value="1537200" table:style-name="ce30">
            <text:p>1.537.200</text:p>
          </table:table-cell>
          <table:table-cell office:value-type="float" office:value="333500" table:style-name="ce30">
            <text:p>333.500</text:p>
          </table:table-cell>
          <table:table-cell office:value-type="float" office:value="19048710" table:style-name="ce30">
            <text:p>19.048.710</text:p>
          </table:table-cell>
          <table:table-cell office:value-type="float" office:value="18669896" table:style-name="ce30">
            <text:p>18.669.896</text:p>
          </table:table-cell>
          <table:table-cell office:value-type="percentage" office:value="0.98011340400478564" table:style-name="ce31">
            <text:p>98,0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864329" table:style-name="ce33">
            <text:p>1.864.329</text:p>
          </table:table-cell>
          <table:table-cell office:value-type="float" office:value="152930" table:style-name="ce33">
            <text:p>152.930</text:p>
          </table:table-cell>
          <table:table-cell office:value-type="float" office:value="380292" table:style-name="ce33">
            <text:p>380.292</text:p>
          </table:table-cell>
          <table:table-cell office:value-type="float" office:value="423230" table:style-name="ce33">
            <text:p>423.230</text:p>
          </table:table-cell>
          <table:table-cell office:value-type="float" office:value="33000" table:style-name="ce33">
            <text:p>33.000</text:p>
          </table:table-cell>
          <table:table-cell office:value-type="float" office:value="252500" table:style-name="ce33">
            <text:p>252.500</text:p>
          </table:table-cell>
          <table:table-cell office:value-type="float" office:value="58035" table:style-name="ce33">
            <text:p>58.035</text:p>
          </table:table-cell>
          <table:table-cell office:value-type="float" office:value="3164316" table:style-name="ce33">
            <text:p>3.164.316</text:p>
          </table:table-cell>
          <table:table-cell office:value-type="float" office:value="2959580" table:style-name="ce33">
            <text:p>2.959.580</text:p>
          </table:table-cell>
          <table:table-cell office:value-type="percentage" office:value="0.93529849736878368" table:style-name="ce34">
            <text:p>93,5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1497221" table:style-name="ce33">
            <text:p>1.497.221</text:p>
          </table:table-cell>
          <table:table-cell office:value-type="float" office:value="116000" table:style-name="ce33">
            <text:p>116.000</text:p>
          </table:table-cell>
          <table:table-cell office:value-type="float" office:value="506880" table:style-name="ce33">
            <text:p>506.880</text:p>
          </table:table-cell>
          <table:table-cell office:value-type="float" office:value="369610" table:style-name="ce33">
            <text:p>369.610</text:p>
          </table:table-cell>
          <table:table-cell office:value-type="float" office:value="30600" table:style-name="ce33">
            <text:p>30.600</text:p>
          </table:table-cell>
          <table:table-cell office:value-type="float" office:value="219760" table:style-name="ce33">
            <text:p>219.760</text:p>
          </table:table-cell>
          <table:table-cell office:value-type="float" office:value="42940" table:style-name="ce33">
            <text:p>42.940</text:p>
          </table:table-cell>
          <table:table-cell office:value-type="float" office:value="2783011" table:style-name="ce33">
            <text:p>2.783.011</text:p>
          </table:table-cell>
          <table:table-cell office:value-type="float" office:value="2609053.5" table:style-name="ce33">
            <text:p>2.609.054</text:p>
          </table:table-cell>
          <table:table-cell office:value-type="percentage" office:value="0.93749306057360171" table:style-name="ce34">
            <text:p>93,7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1291146" table:style-name="ce33">
            <text:p>1.291.146</text:p>
          </table:table-cell>
          <table:table-cell office:value-type="float" office:value="99860" table:style-name="ce33">
            <text:p>99.860</text:p>
          </table:table-cell>
          <table:table-cell office:value-type="float" office:value="252198" table:style-name="ce33">
            <text:p>252.198</text:p>
          </table:table-cell>
          <table:table-cell office:value-type="float" office:value="433590" table:style-name="ce33">
            <text:p>433.590</text:p>
          </table:table-cell>
          <table:table-cell office:value-type="float" office:value="22200" table:style-name="ce33">
            <text:p>22.200</text:p>
          </table:table-cell>
          <table:table-cell office:value-type="float" office:value="225400" table:style-name="ce33">
            <text:p>225.400</text:p>
          </table:table-cell>
          <table:table-cell office:value-type="float" office:value="50040" table:style-name="ce33">
            <text:p>50.040</text:p>
          </table:table-cell>
          <table:table-cell office:value-type="float" office:value="2374434" table:style-name="ce33">
            <text:p>2.374.434</text:p>
          </table:table-cell>
          <table:table-cell office:value-type="float" office:value="2215241" table:style-name="ce33">
            <text:p>2.215.241</text:p>
          </table:table-cell>
          <table:table-cell office:value-type="percentage" office:value="0.93295539063204114" table:style-name="ce34">
            <text:p>93,30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2834748" table:style-name="ce33">
            <text:p>2.834.748</text:p>
          </table:table-cell>
          <table:table-cell office:value-type="float" office:value="232040" table:style-name="ce33">
            <text:p>232.040</text:p>
          </table:table-cell>
          <table:table-cell office:value-type="float" office:value="604800" table:style-name="ce33">
            <text:p>604.800</text:p>
          </table:table-cell>
          <table:table-cell office:value-type="float" office:value="796470" table:style-name="ce33">
            <text:p>796.470</text:p>
          </table:table-cell>
          <table:table-cell office:value-type="float" office:value="43200" table:style-name="ce33">
            <text:p>43.200</text:p>
          </table:table-cell>
          <table:table-cell office:value-type="float" office:value="455710" table:style-name="ce33">
            <text:p>455.710</text:p>
          </table:table-cell>
          <table:table-cell office:value-type="float" office:value="132660" table:style-name="ce33">
            <text:p>132.660</text:p>
          </table:table-cell>
          <table:table-cell office:value-type="float" office:value="5099628" table:style-name="ce33">
            <text:p>5.099.628</text:p>
          </table:table-cell>
          <table:table-cell office:value-type="float" office:value="4417629.5" table:style-name="ce33">
            <text:p>4.417.630</text:p>
          </table:table-cell>
          <table:table-cell office:value-type="percentage" office:value="0.86626504913691749" table:style-name="ce34">
            <text:p>86,63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919185" table:style-name="ce33">
            <text:p>919.185</text:p>
          </table:table-cell>
          <table:table-cell office:value-type="float" office:value="60000" table:style-name="ce33">
            <text:p>60.000</text:p>
          </table:table-cell>
          <table:table-cell office:value-type="float" office:value="144000" table:style-name="ce33">
            <text:p>144.000</text:p>
          </table:table-cell>
          <table:table-cell office:value-type="float" office:value="175400" table:style-name="ce33">
            <text:p>175.400</text:p>
          </table:table-cell>
          <table:table-cell office:value-type="float" office:value="15600" table:style-name="ce33">
            <text:p>15.600</text:p>
          </table:table-cell>
          <table:table-cell office:value-type="float" office:value="120490" table:style-name="ce33">
            <text:p>120.490</text:p>
          </table:table-cell>
          <table:table-cell office:value-type="float" office:value="22145" table:style-name="ce33">
            <text:p>22.145</text:p>
          </table:table-cell>
          <table:table-cell office:value-type="float" office:value="1456820" table:style-name="ce33">
            <text:p>1.456.820</text:p>
          </table:table-cell>
          <table:table-cell office:value-type="float" office:value="1379674.5" table:style-name="ce33">
            <text:p>1.379.675</text:p>
          </table:table-cell>
          <table:table-cell office:value-type="percentage" office:value="0.94704527669856264" table:style-name="ce34">
            <text:p>94,70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4084479" table:style-name="ce33">
            <text:p>4.084.479</text:p>
          </table:table-cell>
          <table:table-cell office:value-type="float" office:value="284460" table:style-name="ce33">
            <text:p>284.460</text:p>
          </table:table-cell>
          <table:table-cell office:value-type="float" office:value="852408" table:style-name="ce33">
            <text:p>852.408</text:p>
          </table:table-cell>
          <table:table-cell office:value-type="float" office:value="650440" table:style-name="ce33">
            <text:p>650.440</text:p>
          </table:table-cell>
          <table:table-cell office:value-type="float" office:value="0" table:style-name="ce35">
            <text:p>0</text:p>
          </table:table-cell>
          <table:table-cell office:value-type="float" office:value="472170" table:style-name="ce33">
            <text:p>472.170</text:p>
          </table:table-cell>
          <table:table-cell office:value-type="float" office:value="94635" table:style-name="ce33">
            <text:p>94.635</text:p>
          </table:table-cell>
          <table:table-cell office:value-type="float" office:value="6438592" table:style-name="ce33">
            <text:p>6.438.592</text:p>
          </table:table-cell>
          <table:table-cell office:value-type="float" office:value="5953872.5" table:style-name="ce33">
            <text:p>5.953.873</text:p>
          </table:table-cell>
          <table:table-cell office:value-type="percentage" office:value="0.92471653740445114" table:style-name="ce34">
            <text:p>92,47%</text:p>
          </table:table-cell>
          <table:table-cell table:number-columns-repeated="16373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2762739" table:style-name="ce33">
            <text:p>2.762.739</text:p>
          </table:table-cell>
          <table:table-cell office:value-type="float" office:value="265580" table:style-name="ce33">
            <text:p>265.580</text:p>
          </table:table-cell>
          <table:table-cell office:value-type="float" office:value="782760" table:style-name="ce33">
            <text:p>782.760</text:p>
          </table:table-cell>
          <table:table-cell office:value-type="float" office:value="712830" table:style-name="ce33">
            <text:p>712.830</text:p>
          </table:table-cell>
          <table:table-cell office:value-type="float" office:value="91200" table:style-name="ce33">
            <text:p>91.200</text:p>
          </table:table-cell>
          <table:table-cell office:value-type="float" office:value="381270" table:style-name="ce33">
            <text:p>381.270</text:p>
          </table:table-cell>
          <table:table-cell office:value-type="float" office:value="93045" table:style-name="ce33">
            <text:p>93.045</text:p>
          </table:table-cell>
          <table:table-cell office:value-type="float" office:value="5089424" table:style-name="ce33">
            <text:p>5.089.424</text:p>
          </table:table-cell>
          <table:table-cell office:value-type="float" office:value="4396737" table:style-name="ce33">
            <text:p>4.396.737</text:p>
          </table:table-cell>
          <table:table-cell office:value-type="percentage" office:value="0.86389677888892735" table:style-name="ce34">
            <text:p>86,39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8920694" table:style-name="ce33">
            <text:p>8.920.694</text:p>
          </table:table-cell>
          <table:table-cell office:value-type="float" office:value="513870" table:style-name="ce33">
            <text:p>513.870</text:p>
          </table:table-cell>
          <table:table-cell office:value-type="float" office:value="1785600" table:style-name="ce33">
            <text:p>1.785.600</text:p>
          </table:table-cell>
          <table:table-cell office:value-type="float" office:value="3139230" table:style-name="ce33">
            <text:p>3.139.230</text:p>
          </table:table-cell>
          <table:table-cell office:value-type="float" office:value="0" table:style-name="ce35">
            <text:p>0</text:p>
          </table:table-cell>
          <table:table-cell office:value-type="float" office:value="1484370" table:style-name="ce33">
            <text:p>1.484.370</text:p>
          </table:table-cell>
          <table:table-cell office:value-type="float" office:value="352320" table:style-name="ce33">
            <text:p>352.320</text:p>
          </table:table-cell>
          <table:table-cell office:value-type="float" office:value="16196084" table:style-name="ce33">
            <text:p>16.196.084</text:p>
          </table:table-cell>
          <table:table-cell office:value-type="float" office:value="15657624.5" table:style-name="ce33">
            <text:p>15.657.625</text:p>
          </table:table-cell>
          <table:table-cell office:value-type="percentage" office:value="0.96675372269000337" table:style-name="ce34">
            <text:p>96,6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6709972" table:style-name="ce33">
            <text:p>6.709.972</text:p>
          </table:table-cell>
          <table:table-cell office:value-type="float" office:value="554670" table:style-name="ce33">
            <text:p>554.670</text:p>
          </table:table-cell>
          <table:table-cell office:value-type="float" office:value="1618560" table:style-name="ce33">
            <text:p>1.618.560</text:p>
          </table:table-cell>
          <table:table-cell office:value-type="float" office:value="2120240" table:style-name="ce33">
            <text:p>2.120.240</text:p>
          </table:table-cell>
          <table:table-cell office:value-type="float" office:value="0" table:style-name="ce35">
            <text:p>0</text:p>
          </table:table-cell>
          <table:table-cell office:value-type="float" office:value="857060" table:style-name="ce33">
            <text:p>857.060</text:p>
          </table:table-cell>
          <table:table-cell office:value-type="float" office:value="208530" table:style-name="ce33">
            <text:p>208.530</text:p>
          </table:table-cell>
          <table:table-cell office:value-type="float" office:value="12069032" table:style-name="ce33">
            <text:p>12.069.032</text:p>
          </table:table-cell>
          <table:table-cell office:value-type="float" office:value="11085762" table:style-name="ce33">
            <text:p>11.085.762</text:p>
          </table:table-cell>
          <table:table-cell office:value-type="percentage" office:value="0.91852950592889304" table:style-name="ce34">
            <text:p>91,85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1639481" table:style-name="ce33">
            <text:p>1.639.481</text:p>
          </table:table-cell>
          <table:table-cell office:value-type="float" office:value="166680" table:style-name="ce33">
            <text:p>166.680</text:p>
          </table:table-cell>
          <table:table-cell office:value-type="float" office:value="336960" table:style-name="ce33">
            <text:p>336.960</text:p>
          </table:table-cell>
          <table:table-cell office:value-type="float" office:value="282430" table:style-name="ce33">
            <text:p>282.430</text:p>
          </table:table-cell>
          <table:table-cell office:value-type="float" office:value="10200" table:style-name="ce33">
            <text:p>10.200</text:p>
          </table:table-cell>
          <table:table-cell office:value-type="float" office:value="182380" table:style-name="ce33">
            <text:p>182.380</text:p>
          </table:table-cell>
          <table:table-cell office:value-type="float" office:value="37450" table:style-name="ce33">
            <text:p>37.450</text:p>
          </table:table-cell>
          <table:table-cell office:value-type="float" office:value="2655581" table:style-name="ce33">
            <text:p>2.655.581</text:p>
          </table:table-cell>
          <table:table-cell office:value-type="float" office:value="2563788.5" table:style-name="ce33">
            <text:p>2.563.789</text:p>
          </table:table-cell>
          <table:table-cell office:value-type="percentage" office:value="0.9654341178069884" table:style-name="ce34">
            <text:p>96,54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4138999" table:style-name="ce33">
            <text:p>4.138.999</text:p>
          </table:table-cell>
          <table:table-cell office:value-type="float" office:value="261800" table:style-name="ce33">
            <text:p>261.800</text:p>
          </table:table-cell>
          <table:table-cell office:value-type="float" office:value="1042560" table:style-name="ce33">
            <text:p>1.042.560</text:p>
          </table:table-cell>
          <table:table-cell office:value-type="float" office:value="1077580" table:style-name="ce33">
            <text:p>1.077.580</text:p>
          </table:table-cell>
          <table:table-cell office:value-type="float" office:value="76800" table:style-name="ce33">
            <text:p>76.800</text:p>
          </table:table-cell>
          <table:table-cell office:value-type="float" office:value="571870" table:style-name="ce33">
            <text:p>571.870</text:p>
          </table:table-cell>
          <table:table-cell office:value-type="float" office:value="122525" table:style-name="ce33">
            <text:p>122.525</text:p>
          </table:table-cell>
          <table:table-cell office:value-type="float" office:value="7292134" table:style-name="ce33">
            <text:p>7.292.134</text:p>
          </table:table-cell>
          <table:table-cell office:value-type="float" office:value="6991089.5" table:style-name="ce33">
            <text:p>6.991.090</text:p>
          </table:table-cell>
          <table:table-cell office:value-type="percentage" office:value="0.95871654305858889" table:style-name="ce34">
            <text:p>95,87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450131" table:style-name="ce33">
            <text:p>450.131</text:p>
          </table:table-cell>
          <table:table-cell office:value-type="float" office:value="31590" table:style-name="ce33">
            <text:p>31.590</text:p>
          </table:table-cell>
          <table:table-cell office:value-type="float" office:value="106560" table:style-name="ce33">
            <text:p>106.560</text:p>
          </table:table-cell>
          <table:table-cell office:value-type="float" office:value="108710" table:style-name="ce33">
            <text:p>108.710</text:p>
          </table:table-cell>
          <table:table-cell office:value-type="float" office:value="7200" table:style-name="ce33">
            <text:p>7.200</text:p>
          </table:table-cell>
          <table:table-cell office:value-type="float" office:value="53270" table:style-name="ce33">
            <text:p>53.270</text:p>
          </table:table-cell>
          <table:table-cell office:value-type="float" office:value="15200" table:style-name="ce33">
            <text:p>15.200</text:p>
          </table:table-cell>
          <table:table-cell office:value-type="float" office:value="772661" table:style-name="ce33">
            <text:p>772.661</text:p>
          </table:table-cell>
          <table:table-cell office:value-type="float" office:value="724518.5" table:style-name="ce33">
            <text:p>724.519</text:p>
          </table:table-cell>
          <table:table-cell office:value-type="percentage" office:value="0.93769259740041233" table:style-name="ce34">
            <text:p>93,77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9313515" table:style-name="ce33">
            <text:p>9.313.515</text:p>
          </table:table-cell>
          <table:table-cell office:value-type="float" office:value="761030" table:style-name="ce33">
            <text:p>761.030</text:p>
          </table:table-cell>
          <table:table-cell office:value-type="float" office:value="1480320" table:style-name="ce33">
            <text:p>1.480.320</text:p>
          </table:table-cell>
          <table:table-cell office:value-type="float" office:value="2168580" table:style-name="ce33">
            <text:p>2.168.580</text:p>
          </table:table-cell>
          <table:table-cell office:value-type="float" office:value="140400" table:style-name="ce33">
            <text:p>140.400</text:p>
          </table:table-cell>
          <table:table-cell office:value-type="float" office:value="1182300" table:style-name="ce33">
            <text:p>1.182.300</text:p>
          </table:table-cell>
          <table:table-cell office:value-type="float" office:value="253150" table:style-name="ce33">
            <text:p>253.150</text:p>
          </table:table-cell>
          <table:table-cell office:value-type="float" office:value="15299295" table:style-name="ce33">
            <text:p>15.299.295</text:p>
          </table:table-cell>
          <table:table-cell office:value-type="float" office:value="14584029" table:style-name="ce33">
            <text:p>14.584.029</text:p>
          </table:table-cell>
          <table:table-cell office:value-type="percentage" office:value="0.95324843399646841" table:style-name="ce34">
            <text:p>95,32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785635" table:style-name="ce33">
            <text:p>1.785.635</text:p>
          </table:table-cell>
          <table:table-cell office:value-type="float" office:value="209800" table:style-name="ce33">
            <text:p>209.800</text:p>
          </table:table-cell>
          <table:table-cell office:value-type="float" office:value="339840" table:style-name="ce33">
            <text:p>339.840</text:p>
          </table:table-cell>
          <table:table-cell office:value-type="float" office:value="625500" table:style-name="ce33">
            <text:p>625.500</text:p>
          </table:table-cell>
          <table:table-cell office:value-type="float" office:value="0" table:style-name="ce35">
            <text:p>0</text:p>
          </table:table-cell>
          <table:table-cell office:value-type="float" office:value="253010" table:style-name="ce33">
            <text:p>253.010</text:p>
          </table:table-cell>
          <table:table-cell office:value-type="float" office:value="68300" table:style-name="ce33">
            <text:p>68.300</text:p>
          </table:table-cell>
          <table:table-cell office:value-type="float" office:value="3282085" table:style-name="ce33">
            <text:p>3.282.085</text:p>
          </table:table-cell>
          <table:table-cell office:value-type="float" office:value="3055000" table:style-name="ce33">
            <text:p>3.055.000</text:p>
          </table:table-cell>
          <table:table-cell office:value-type="percentage" office:value="0.93081074987393686" table:style-name="ce34">
            <text:p>93,08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893949" table:style-name="ce33">
            <text:p>893.949</text:p>
          </table:table-cell>
          <table:table-cell office:value-type="float" office:value="60730" table:style-name="ce33">
            <text:p>60.730</text:p>
          </table:table-cell>
          <table:table-cell office:value-type="float" office:value="178068" table:style-name="ce33">
            <text:p>178.068</text:p>
          </table:table-cell>
          <table:table-cell office:value-type="float" office:value="273640" table:style-name="ce33">
            <text:p>273.640</text:p>
          </table:table-cell>
          <table:table-cell office:value-type="float" office:value="0" table:style-name="ce35">
            <text:p>0</text:p>
          </table:table-cell>
          <table:table-cell office:value-type="float" office:value="135150" table:style-name="ce33">
            <text:p>135.150</text:p>
          </table:table-cell>
          <table:table-cell office:value-type="float" office:value="23710" table:style-name="ce33">
            <text:p>23.710</text:p>
          </table:table-cell>
          <table:table-cell office:value-type="float" office:value="1565247" table:style-name="ce33">
            <text:p>1.565.247</text:p>
          </table:table-cell>
          <table:table-cell office:value-type="float" office:value="1469816.5" table:style-name="ce33">
            <text:p>1.469.817</text:p>
          </table:table-cell>
          <table:table-cell office:value-type="percentage" office:value="0.93903166720651754" table:style-name="ce34">
            <text:p>93,90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2978868" table:style-name="ce33">
            <text:p>2.978.868</text:p>
          </table:table-cell>
          <table:table-cell office:value-type="float" office:value="181500" table:style-name="ce33">
            <text:p>181.500</text:p>
          </table:table-cell>
          <table:table-cell office:value-type="float" office:value="685440" table:style-name="ce33">
            <text:p>685.440</text:p>
          </table:table-cell>
          <table:table-cell office:value-type="float" office:value="817900" table:style-name="ce33">
            <text:p>817.900</text:p>
          </table:table-cell>
          <table:table-cell office:value-type="float" office:value="0" table:style-name="ce35">
            <text:p>0</text:p>
          </table:table-cell>
          <table:table-cell office:value-type="float" office:value="444200" table:style-name="ce33">
            <text:p>444.200</text:p>
          </table:table-cell>
          <table:table-cell office:value-type="float" office:value="101305" table:style-name="ce33">
            <text:p>101.305</text:p>
          </table:table-cell>
          <table:table-cell office:value-type="float" office:value="5209213" table:style-name="ce33">
            <text:p>5.209.213</text:p>
          </table:table-cell>
          <table:table-cell office:value-type="float" office:value="4910407" table:style-name="ce33">
            <text:p>4.910.407</text:p>
          </table:table-cell>
          <table:table-cell office:value-type="percentage" office:value="0.94263893605425619" table:style-name="ce34">
            <text:p>94,26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108450" table:style-name="ce33">
            <text:p>108.450</text:p>
          </table:table-cell>
          <table:table-cell office:value-type="float" office:value="7210" table:style-name="ce33">
            <text:p>7.210</text:p>
          </table:table-cell>
          <table:table-cell office:value-type="float" office:value="20160" table:style-name="ce33">
            <text:p>20.160</text:p>
          </table:table-cell>
          <table:table-cell office:value-type="float" office:value="24620" table:style-name="ce33">
            <text:p>24.620</text:p>
          </table:table-cell>
          <table:table-cell office:value-type="float" office:value="1800" table:style-name="ce33">
            <text:p>1.800</text:p>
          </table:table-cell>
          <table:table-cell office:value-type="float" office:value="17540" table:style-name="ce33">
            <text:p>17.540</text:p>
          </table:table-cell>
          <table:table-cell office:value-type="float" office:value="3935" table:style-name="ce33">
            <text:p>3.935</text:p>
          </table:table-cell>
          <table:table-cell office:value-type="float" office:value="183715" table:style-name="ce33">
            <text:p>183.715</text:p>
          </table:table-cell>
          <table:table-cell office:value-type="float" office:value="164629.5" table:style-name="ce33">
            <text:p>164.630</text:p>
          </table:table-cell>
          <table:table-cell office:value-type="percentage" office:value="0.8961135454372261" table:style-name="ce34">
            <text:p>89,61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111960" table:style-name="ce33">
            <text:p>111.960</text:p>
          </table:table-cell>
          <table:table-cell office:value-type="float" office:value="12000" table:style-name="ce33">
            <text:p>12.000</text:p>
          </table:table-cell>
          <table:table-cell office:value-type="float" office:value="14400" table:style-name="ce33">
            <text:p>14.400</text:p>
          </table:table-cell>
          <table:table-cell office:value-type="float" office:value="21500" table:style-name="ce33">
            <text:p>21.500</text:p>
          </table:table-cell>
          <table:table-cell office:value-type="float" office:value="1800" table:style-name="ce33">
            <text:p>1.800</text:p>
          </table:table-cell>
          <table:table-cell office:value-type="float" office:value="12660" table:style-name="ce33">
            <text:p>12.660</text:p>
          </table:table-cell>
          <table:table-cell office:value-type="float" office:value="3830" table:style-name="ce33">
            <text:p>3.830</text:p>
          </table:table-cell>
          <table:table-cell office:value-type="float" office:value="178150" table:style-name="ce33">
            <text:p>178.150</text:p>
          </table:table-cell>
          <table:table-cell office:value-type="float" office:value="155831" table:style-name="ce33">
            <text:p>155.831</text:p>
          </table:table-cell>
          <table:table-cell office:value-type="percentage" office:value="0.874717934325007" table:style-name="ce34">
            <text:p>87,47%</text:p>
          </table:table-cell>
          <table:table-cell table:number-columns-repeated="16373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58986" table:style-name="ce33">
            <text:p>58.986</text:p>
          </table:table-cell>
          <table:table-cell office:value-type="float" office:value="0" table:style-name="ce35">
            <text:p>0</text:p>
          </table:table-cell>
          <table:table-cell office:value-type="float" office:value="0" table:style-name="ce35">
            <text:p>0</text:p>
          </table:table-cell>
          <table:table-cell office:value-type="float" office:value="58710" table:style-name="ce33">
            <text:p>58.710</text:p>
          </table:table-cell>
          <table:table-cell office:value-type="float" office:value="2000" table:style-name="ce33">
            <text:p>2.000</text:p>
          </table:table-cell>
          <table:table-cell office:value-type="float" office:value="103800" table:style-name="ce33">
            <text:p>103.800</text:p>
          </table:table-cell>
          <table:table-cell office:value-type="float" office:value="2000" table:style-name="ce33">
            <text:p>2.000</text:p>
          </table:table-cell>
          <table:table-cell office:value-type="float" office:value="225496" table:style-name="ce33">
            <text:p>225.496</text:p>
          </table:table-cell>
          <table:table-cell office:value-type="float" office:value="208715.5" table:style-name="ce33">
            <text:p>208.716</text:p>
          </table:table-cell>
          <table:table-cell office:value-type="percentage" office:value="0.92558404583673326" table:style-name="ce34">
            <text:p>92,56%</text:p>
          </table:table-cell>
          <table:table-cell table:number-columns-repeated="16373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8400" table:style-name="ce38">
            <text:p>8.400</text:p>
          </table:table-cell>
          <table:table-cell office:value-type="float" office:value="0" table:style-name="ce37">
            <text:p>0</text:p>
          </table:table-cell>
          <table:table-cell office:value-type="float" office:value="0" table:style-name="ce37">
            <text:p>0</text:p>
          </table:table-cell>
          <table:table-cell office:value-type="float" office:value="4705" table:style-name="ce38">
            <text:p>4.705</text:p>
          </table:table-cell>
          <table:table-cell office:value-type="float" office:value="13105" table:style-name="ce38">
            <text:p>13.105</text:p>
          </table:table-cell>
          <table:table-cell office:value-type="float" office:value="13662.5" table:style-name="ce38">
            <text:p>13.663</text:p>
          </table:table-cell>
          <table:table-cell office:value-type="percentage" office:value="1" table:style-name="ce39">
            <text:p>100,00%</text:p>
          </table:table-cell>
          <table:table-cell table:number-columns-repeated="16373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63786117" table:style-name="ce41">
            <text:p>63.786.117</text:p>
          </table:table-cell>
          <table:table-cell office:value-type="float" office:value="4968750" table:style-name="ce41">
            <text:p>4.968.750</text:p>
          </table:table-cell>
          <table:table-cell office:value-type="float" office:value="12998046" table:style-name="ce41">
            <text:p>12.998.046</text:p>
          </table:table-cell>
          <table:table-cell office:value-type="float" office:value="17004750" table:style-name="ce42">
            <text:p>17.004.750</text:p>
          </table:table-cell>
          <table:table-cell office:value-type="float" office:value="653000" table:style-name="ce42">
            <text:p>653.000</text:p>
          </table:table-cell>
          <table:table-cell office:value-type="float" office:value="8962110" table:style-name="ce43">
            <text:p>8.962.110</text:p>
          </table:table-cell>
          <table:table-cell office:value-type="float" office:value="2023960" table:style-name="ce44">
            <text:p>2.023.960</text:p>
          </table:table-cell>
          <table:table-cell office:value-type="float" office:value="110396733" table:style-name="ce45">
            <text:p>110.396.733</text:p>
          </table:table-cell>
          <table:table-cell office:value-type="float" office:value="104186558" table:style-name="ce45">
            <text:p>104.186.558</text:p>
          </table:table-cell>
          <table:table-cell office:value-type="percentage" office:value="0.9437467501868918" table:style-name="ce46">
            <text:p>94,37%</text:p>
          </table:table-cell>
          <table:table-cell table:number-columns-repeated="16373"/>
        </table:table-row>
        <table:table-row table:number-rows-repeated="1048552" table:style-name="ro5">
          <table:table-cell table:number-columns-repeated="16384"/>
        </table:table-row>
      </table:table>
      <table:table table:name="Comunicacion_2" table:style-name="ta2">
        <table:table-column table:style-name="co4" table:number-columns-repeated="16384" table:default-cell-style-name="ce1"/>
        <table:table-row table:style-name="ro6">
          <table:table-cell table:style-name="ce49"/>
          <table:table-cell office:value-type="string" table:style-name="ce50">
            <text:p>Nº Personas con al menos 1 dosis</text:p>
          </table:table-cell>
          <table:table-cell office:value-type="string" table:style-name="ce50">
            <text:p>Nº Personas con pauta completa</text:p>
          </table:table-cell>
          <table:table-cell office:value-type="string" table:style-name="ce50">
            <text:p>% Pautas incompletas</text:p>
          </table:table-cell>
          <table:table-cell office:value-type="string" table:style-name="ce50">
            <text:p>Nº Personas con 1ª dosis de recuerdo<text:span text:style-name="T3">(2)</text:span></text:p>
          </table:table-cell>
          <table:table-cell office:value-type="string" table:style-name="ce50">
            <text:p>Fecha de la última vacuna registrada<text:span text:style-name="T3">(1)</text:span></text:p>
          </table:table-cell>
          <table:table-cell table:number-columns-repeated="16378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7492710" table:style-name="ce51">
            <text:p>7.492.710</text:p>
          </table:table-cell>
          <table:table-cell office:value-type="float" office:value="7340954" table:style-name="ce51">
            <text:p>7.340.954</text:p>
          </table:table-cell>
          <table:table-cell office:value-type="percentage" office:value="2.0253820046418451E-2" table:style-name="ce31">
            <text:p>2,03%</text:p>
          </table:table-cell>
          <table:table-cell office:value-type="float" office:value="4317979" table:style-name="ce51">
            <text:p>4.317.979</text:p>
          </table:table-cell>
          <table:table-cell office:value-type="date" office:date-value="2022-12-28T00:00:00" table:style-name="ce52">
            <text:p>28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1152888" table:style-name="ce53">
            <text:p>1.152.888</text:p>
          </table:table-cell>
          <table:table-cell office:value-type="float" office:value="1132939" table:style-name="ce53">
            <text:p>1.132.939</text:p>
          </table:table-cell>
          <table:table-cell office:value-type="percentage" office:value="1.7303502161528265E-2" table:style-name="ce34">
            <text:p>1,73%</text:p>
          </table:table-cell>
          <table:table-cell office:value-type="float" office:value="743843" table:style-name="ce53">
            <text:p>743.843</text:p>
          </table:table-cell>
          <table:table-cell office:value-type="date" office:date-value="2022-12-28T00:00:00" table:style-name="ce54">
            <text:p>28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930383" table:style-name="ce53">
            <text:p>930.383</text:p>
          </table:table-cell>
          <table:table-cell office:value-type="float" office:value="921211" table:style-name="ce53">
            <text:p>921.211</text:p>
          </table:table-cell>
          <table:table-cell office:value-type="percentage" office:value="9.858305665516244E-3" table:style-name="ce34">
            <text:p>0,99%</text:p>
          </table:table-cell>
          <table:table-cell office:value-type="float" office:value="735903" table:style-name="ce53">
            <text:p>735.903</text:p>
          </table:table-cell>
          <table:table-cell office:value-type="date" office:date-value="2022-12-28T00:00:00" table:style-name="ce54">
            <text:p>28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929844" table:style-name="ce53">
            <text:p>929.844</text:p>
          </table:table-cell>
          <table:table-cell office:value-type="float" office:value="915265" table:style-name="ce53">
            <text:p>915.265</text:p>
          </table:table-cell>
          <table:table-cell office:value-type="percentage" office:value="1.5678974107484697E-2" table:style-name="ce34">
            <text:p>1,57%</text:p>
          </table:table-cell>
          <table:table-cell office:value-type="float" office:value="507460" table:style-name="ce53">
            <text:p>507.460</text:p>
          </table:table-cell>
          <table:table-cell office:value-type="date" office:date-value="2022-12-28T00:00:00" table:style-name="ce54">
            <text:p>28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1827072" table:style-name="ce53">
            <text:p>1.827.072</text:p>
          </table:table-cell>
          <table:table-cell office:value-type="float" office:value="1773762" table:style-name="ce53">
            <text:p>1.773.762</text:p>
          </table:table-cell>
          <table:table-cell office:value-type="percentage" office:value="2.9177832072299285E-2" table:style-name="ce34">
            <text:p>2,92%</text:p>
          </table:table-cell>
          <table:table-cell office:value-type="float" office:value="1036588" table:style-name="ce53">
            <text:p>1.036.588</text:p>
          </table:table-cell>
          <table:table-cell office:value-type="date" office:date-value="2022-12-28T00:00:00" table:style-name="ce54">
            <text:p>28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520454" table:style-name="ce53">
            <text:p>520.454</text:p>
          </table:table-cell>
          <table:table-cell office:value-type="float" office:value="516977" table:style-name="ce53">
            <text:p>516.977</text:p>
          </table:table-cell>
          <table:table-cell office:value-type="percentage" office:value="6.6807056915692839E-3" table:style-name="ce34">
            <text:p>0,67%</text:p>
          </table:table-cell>
          <table:table-cell office:value-type="float" office:value="366914" table:style-name="ce53">
            <text:p>366.914</text:p>
          </table:table-cell>
          <table:table-cell office:value-type="date" office:date-value="2022-12-28T00:00:00" table:style-name="ce54">
            <text:p>28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stilla y León</text:p>
          </table:table-cell>
          <table:table-cell office:value-type="float" office:value="2153976" table:style-name="ce53">
            <text:p>2.153.976</text:p>
          </table:table-cell>
          <table:table-cell office:value-type="float" office:value="2176348" table:style-name="ce53">
            <text:p>2.176.348</text:p>
          </table:table-cell>
          <table:table-cell office:value-type="percentage" office:value="0" table:style-name="ce34">
            <text:p>0,00%</text:p>
          </table:table-cell>
          <table:table-cell office:value-type="float" office:value="1576757" table:style-name="ce53">
            <text:p>1.576.757</text:p>
          </table:table-cell>
          <table:table-cell office:value-type="date" office:date-value="2022-12-28T00:00:00" table:style-name="ce54">
            <text:p>28/12/2022</text:p>
          </table:table-cell>
          <table:table-cell table:number-columns-repeated="16378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1770869" table:style-name="ce53">
            <text:p>1.770.869</text:p>
          </table:table-cell>
          <table:table-cell office:value-type="float" office:value="1720752" table:style-name="ce53">
            <text:p>1.720.752</text:p>
          </table:table-cell>
          <table:table-cell office:value-type="percentage" office:value="2.8300794694582153E-2" table:style-name="ce34">
            <text:p>2,83%</text:p>
          </table:table-cell>
          <table:table-cell office:value-type="float" office:value="1125716" table:style-name="ce53">
            <text:p>1.125.716</text:p>
          </table:table-cell>
          <table:table-cell office:value-type="date" office:date-value="2022-12-28T00:00:00" table:style-name="ce54">
            <text:p>28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6505537" table:style-name="ce53">
            <text:p>6.505.537</text:p>
          </table:table-cell>
          <table:table-cell office:value-type="float" office:value="6372268" table:style-name="ce53">
            <text:p>6.372.268</text:p>
          </table:table-cell>
          <table:table-cell office:value-type="percentage" office:value="2.0485472605874043E-2" table:style-name="ce34">
            <text:p>2,05%</text:p>
          </table:table-cell>
          <table:table-cell office:value-type="float" office:value="3980338" table:style-name="ce53">
            <text:p>3.980.338</text:p>
          </table:table-cell>
          <table:table-cell office:value-type="date" office:date-value="2022-12-28T00:00:00" table:style-name="ce54">
            <text:p>28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4456711" table:style-name="ce53">
            <text:p>4.456.711</text:p>
          </table:table-cell>
          <table:table-cell office:value-type="float" office:value="4399103" table:style-name="ce53">
            <text:p>4.399.103</text:p>
          </table:table-cell>
          <table:table-cell office:value-type="percentage" office:value="1.2926124220305063E-2" table:style-name="ce34">
            <text:p>1,29%</text:p>
          </table:table-cell>
          <table:table-cell office:value-type="float" office:value="3053572" table:style-name="ce53">
            <text:p>3.053.572</text:p>
          </table:table-cell>
          <table:table-cell office:value-type="date" office:date-value="2022-12-27T00:00:00" table:style-name="ce54">
            <text:p>27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971332" table:style-name="ce53">
            <text:p>971.332</text:p>
          </table:table-cell>
          <table:table-cell office:value-type="float" office:value="954100" table:style-name="ce53">
            <text:p>954.100</text:p>
          </table:table-cell>
          <table:table-cell office:value-type="percentage" office:value="1.7740587152487511E-2" table:style-name="ce34">
            <text:p>1,77%</text:p>
          </table:table-cell>
          <table:table-cell office:value-type="float" office:value="664743" table:style-name="ce53">
            <text:p>664.743</text:p>
          </table:table-cell>
          <table:table-cell office:value-type="date" office:date-value="2022-12-28T00:00:00" table:style-name="ce54">
            <text:p>28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485840" table:style-name="ce53">
            <text:p>2.485.840</text:p>
          </table:table-cell>
          <table:table-cell office:value-type="float" office:value="2461209" table:style-name="ce53">
            <text:p>2.461.209</text:p>
          </table:table-cell>
          <table:table-cell office:value-type="percentage" office:value="9.9085218678595568E-3" table:style-name="ce34">
            <text:p>0,99%</text:p>
          </table:table-cell>
          <table:table-cell office:value-type="float" office:value="2014197" table:style-name="ce53">
            <text:p>2.014.197</text:p>
          </table:table-cell>
          <table:table-cell office:value-type="date" office:date-value="2022-12-28T00:00:00" table:style-name="ce54">
            <text:p>28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285028" table:style-name="ce53">
            <text:p>285.028</text:p>
          </table:table-cell>
          <table:table-cell office:value-type="float" office:value="287284" table:style-name="ce53">
            <text:p>287.284</text:p>
          </table:table-cell>
          <table:table-cell office:value-type="percentage" office:value="0" table:style-name="ce34">
            <text:p>0,00%</text:p>
          </table:table-cell>
          <table:table-cell office:value-type="float" office:value="189921" table:style-name="ce53">
            <text:p>189.921</text:p>
          </table:table-cell>
          <table:table-cell office:value-type="date" office:date-value="2022-12-28T00:00:00" table:style-name="ce54">
            <text:p>28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5783958" table:style-name="ce53">
            <text:p>5.783.958</text:p>
          </table:table-cell>
          <table:table-cell office:value-type="float" office:value="5744615" table:style-name="ce53">
            <text:p>5.744.615</text:p>
          </table:table-cell>
          <table:table-cell office:value-type="percentage" office:value="6.8020895034161732E-3" table:style-name="ce34">
            <text:p>0,68%</text:p>
          </table:table-cell>
          <table:table-cell office:value-type="float" office:value="3578084" table:style-name="ce53">
            <text:p>3.578.084</text:p>
          </table:table-cell>
          <table:table-cell office:value-type="date" office:date-value="2022-12-28T00:00:00" table:style-name="ce54">
            <text:p>28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1302329" table:style-name="ce53">
            <text:p>1.302.329</text:p>
          </table:table-cell>
          <table:table-cell office:value-type="float" office:value="1283775" table:style-name="ce53">
            <text:p>1.283.775</text:p>
          </table:table-cell>
          <table:table-cell office:value-type="percentage" office:value="1.4246784030763349E-2" table:style-name="ce34">
            <text:p>1,42%</text:p>
          </table:table-cell>
          <table:table-cell office:value-type="float" office:value="726572" table:style-name="ce53">
            <text:p>726.572</text:p>
          </table:table-cell>
          <table:table-cell office:value-type="date" office:date-value="2022-12-28T00:00:00" table:style-name="ce54">
            <text:p>28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Navarra<text:s/></text:p>
          </table:table-cell>
          <table:table-cell office:value-type="float" office:value="569146" table:style-name="ce53">
            <text:p>569.146</text:p>
          </table:table-cell>
          <table:table-cell office:value-type="float" office:value="564304" table:style-name="ce53">
            <text:p>564.304</text:p>
          </table:table-cell>
          <table:table-cell office:value-type="percentage" office:value="8.5074831414083552E-3" table:style-name="ce34">
            <text:p>0,85%</text:p>
          </table:table-cell>
          <table:table-cell office:value-type="float" office:value="374383" table:style-name="ce53">
            <text:p>374.383</text:p>
          </table:table-cell>
          <table:table-cell office:value-type="date" office:date-value="2022-12-27T00:00:00" table:style-name="ce54">
            <text:p>27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956554" table:style-name="ce53">
            <text:p>1.956.554</text:p>
          </table:table-cell>
          <table:table-cell office:value-type="float" office:value="1922891" table:style-name="ce53">
            <text:p>1.922.891</text:p>
          </table:table-cell>
          <table:table-cell office:value-type="percentage" office:value="1.7205249637883748E-2" table:style-name="ce34">
            <text:p>1,72%</text:p>
          </table:table-cell>
          <table:table-cell office:value-type="float" office:value="1259458" table:style-name="ce53">
            <text:p>1.259.458</text:p>
          </table:table-cell>
          <table:table-cell office:value-type="date" office:date-value="2022-12-28T00:00:00" table:style-name="ce54">
            <text:p>28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68706" table:style-name="ce53">
            <text:p>68.706</text:p>
          </table:table-cell>
          <table:table-cell office:value-type="float" office:value="65871" table:style-name="ce53">
            <text:p>65.871</text:p>
          </table:table-cell>
          <table:table-cell office:value-type="percentage" office:value="4.1262771810322244E-2" table:style-name="ce34">
            <text:p>4,13%</text:p>
          </table:table-cell>
          <table:table-cell office:value-type="float" office:value="44131" table:style-name="ce53">
            <text:p>44.131</text:p>
          </table:table-cell>
          <table:table-cell office:value-type="date" office:date-value="2022-12-28T00:00:00" table:style-name="ce54">
            <text:p>28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66607" table:style-name="ce53">
            <text:p>66.607</text:p>
          </table:table-cell>
          <table:table-cell office:value-type="float" office:value="63343" table:style-name="ce53">
            <text:p>63.343</text:p>
          </table:table-cell>
          <table:table-cell office:value-type="percentage" office:value="4.9003858453315716E-2" table:style-name="ce34">
            <text:p>4,90%</text:p>
          </table:table-cell>
          <table:table-cell office:value-type="float" office:value="37318" table:style-name="ce53">
            <text:p>37.318</text:p>
          </table:table-cell>
          <table:table-cell office:value-type="date" office:date-value="2022-12-28T00:00:00" table:style-name="ce54">
            <text:p>28/12/2022</text:p>
          </table:table-cell>
          <table:table-cell table:number-columns-repeated="16378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95173" table:style-name="ce53">
            <text:p>95.173</text:p>
          </table:table-cell>
          <table:table-cell office:value-type="float" office:value="94843" table:style-name="ce53">
            <text:p>94.843</text:p>
          </table:table-cell>
          <table:table-cell office:value-type="percentage" office:value="3.4673699473590199E-3" table:style-name="ce34">
            <text:p>0,35%</text:p>
          </table:table-cell>
          <table:table-cell office:value-type="float" office:value="51915" table:style-name="ce53">
            <text:p>51.915</text:p>
          </table:table-cell>
          <table:table-cell office:value-type="date" office:date-value="2022-12-28T00:00:00" table:style-name="ce54">
            <text:p>28/12/2022</text:p>
          </table:table-cell>
          <table:table-cell table:number-columns-repeated="16378"/>
        </table:table-row>
        <table:table-row table:style-name="ro7">
          <table:table-cell office:value-type="string" table:style-name="ce36">
            <text:p>Sanidad Exterior</text:p>
          </table:table-cell>
          <table:table-cell office:value-type="float" office:value="8126" table:style-name="ce55">
            <text:p>8.126</text:p>
          </table:table-cell>
          <table:table-cell office:value-type="float" office:value="8144" table:style-name="ce55">
            <text:p>8.144</text:p>
          </table:table-cell>
          <table:table-cell office:value-type="percentage" office:value="0" table:style-name="ce39">
            <text:p>0,00%</text:p>
          </table:table-cell>
          <table:table-cell office:value-type="float" office:value="4140" table:style-name="ce55">
            <text:p>4.140</text:p>
          </table:table-cell>
          <table:table-cell office:value-type="date" office:date-value="2022-12-21T00:00:00" table:style-name="ce56">
            <text:p>21/12/2022</text:p>
          </table:table-cell>
          <table:table-cell table:number-columns-repeated="16378"/>
        </table:table-row>
        <table:table-row table:style-name="ro5">
          <table:table-cell office:value-type="string" table:style-name="ce40">
            <text:p>Totales</text:p>
          </table:table-cell>
          <table:table-cell office:value-type="float" office:value="41333243" table:style-name="ce57">
            <text:p>41.333.243</text:p>
          </table:table-cell>
          <table:table-cell office:value-type="float" office:value="40719958" table:style-name="ce57">
            <text:p>40.719.958</text:p>
          </table:table-cell>
          <table:table-cell office:value-type="percentage" office:value="1.4837572749856575E-2" table:style-name="ce46">
            <text:p>1,48%</text:p>
          </table:table-cell>
          <table:table-cell office:value-type="float" office:value="26389932" table:style-name="ce57">
            <text:p>26.389.932</text:p>
          </table:table-cell>
          <table:table-cell table:style-name="ce58"/>
          <table:table-cell table:number-columns-repeated="16378"/>
        </table:table-row>
        <table:table-row table:number-rows-repeated="1048553" table:style-name="ro5">
          <table:table-cell table:number-columns-repeated="16384"/>
        </table:table-row>
      </table:table>
      <table:table table:name="Mayores_de_12_años" table:style-name="ta3">
        <table:table-column table:style-name="co5" table:default-cell-style-name="ce61"/>
        <table:table-column table:style-name="co6" table:number-columns-repeated="5" table:default-cell-style-name="ce61"/>
        <table:table-column table:style-name="co4" table:number-columns-repeated="2" table:default-cell-style-name="ce61"/>
        <table:table-column table:style-name="co3" table:number-columns-repeated="7" table:default-cell-style-name="ce61"/>
        <table:table-column table:style-name="co4" table:number-columns-repeated="16369" table:default-cell-style-name="ce61"/>
        <table:table-row table:style-name="ro8">
          <table:table-cell table:style-name="ce59"/>
          <table:table-cell office:value-type="string" table:style-name="ce60">
            <text:p>Población a vacunar mayor de 12 años</text:p>
          </table:table-cell>
          <table:table-cell office:value-type="string" table:style-name="ce60">
            <text:p>Nº Personas con 1 dosis</text:p>
          </table:table-cell>
          <table:table-cell office:value-type="string" table:style-name="ce60">
            <text:p>% 1ª dosis</text:p>
          </table:table-cell>
          <table:table-cell office:value-type="string" table:style-name="ce60">
            <text:p>Nº Personas con pauta completa</text:p>
          </table:table-cell>
          <table:table-cell office:value-type="string" table:style-name="ce60">
            <text:p>% personas con pauta completa</text:p>
          </table:table-cell>
          <table:table-cell office:value-type="string" table:style-name="ce60">
            <text:p>Fecha de la última vacuna registrada<text:s/><text:span text:style-name="T4">(2)</text:span></text:p>
          </table:table-cell>
          <table:table-cell table:number-columns-repeated="16377"/>
        </table:table-row>
        <table:table-row table:style-name="ro2">
          <table:table-cell office:value-type="string" table:style-name="ce62">
            <text:p>Andalucía</text:p>
          </table:table-cell>
          <table:table-cell office:value-type="float" office:value="7508005" table:style-name="ce63">
            <text:p>7.508.005</text:p>
          </table:table-cell>
          <table:table-cell office:value-type="float" office:value="7047497" table:style-name="ce63">
            <text:p>7.047.497</text:p>
          </table:table-cell>
          <table:table-cell office:value-type="percentage" office:value="0.93866439886494479" table:style-name="ce64">
            <text:p>93,9%</text:p>
          </table:table-cell>
          <table:table-cell office:value-type="float" office:value="7019403" table:style-name="ce63">
            <text:p>7.019.403</text:p>
          </table:table-cell>
          <table:table-cell office:value-type="percentage" office:value="0.93492252602389048" table:style-name="ce64">
            <text:p>93,5%</text:p>
          </table:table-cell>
          <table:table-cell office:value-type="date" office:date-value="2022-12-28T00:00:00" table:style-name="ce65">
            <text:p>28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ragón</text:p>
          </table:table-cell>
          <table:table-cell office:value-type="float" office:value="1189408" table:style-name="ce63">
            <text:p>1.189.408</text:p>
          </table:table-cell>
          <table:table-cell office:value-type="float" office:value="1098791" table:style-name="ce63">
            <text:p>1.098.791</text:p>
          </table:table-cell>
          <table:table-cell office:value-type="percentage" office:value="0.92381335925098873" table:style-name="ce64">
            <text:p>92,4%</text:p>
          </table:table-cell>
          <table:table-cell office:value-type="float" office:value="1092706" table:style-name="ce63">
            <text:p>1.092.706</text:p>
          </table:table-cell>
          <table:table-cell office:value-type="percentage" office:value="0.91869736877505448" table:style-name="ce67">
            <text:p>91,9%</text:p>
          </table:table-cell>
          <table:table-cell office:value-type="date" office:date-value="2022-12-28T00:00:00" table:style-name="ce65">
            <text:p>28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Asturias<text:s/></text:p>
          </table:table-cell>
          <table:table-cell office:value-type="float" office:value="930447" table:style-name="ce63">
            <text:p>930.447</text:p>
          </table:table-cell>
          <table:table-cell office:value-type="float" office:value="886194" table:style-name="ce63">
            <text:p>886.194</text:p>
          </table:table-cell>
          <table:table-cell office:value-type="percentage" office:value="0.95243898900206025" table:style-name="ce64">
            <text:p>95,2%</text:p>
          </table:table-cell>
          <table:table-cell office:value-type="float" office:value="886994" table:style-name="ce63">
            <text:p>886.994</text:p>
          </table:table-cell>
          <table:table-cell office:value-type="percentage" office:value="0.95329879079625168" table:style-name="ce67">
            <text:p>95,3%</text:p>
          </table:table-cell>
          <table:table-cell office:value-type="date" office:date-value="2022-12-28T00:00:00" table:style-name="ce65">
            <text:p>28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Baleares</text:p>
          </table:table-cell>
          <table:table-cell office:value-type="float" office:value="1083187" table:style-name="ce63">
            <text:p>1.083.187</text:p>
          </table:table-cell>
          <table:table-cell office:value-type="float" office:value="898047" table:style-name="ce63">
            <text:p>898.047</text:p>
          </table:table-cell>
          <table:table-cell office:value-type="percentage" office:value="0.82907845090459908" table:style-name="ce64">
            <text:p>82,9%</text:p>
          </table:table-cell>
          <table:table-cell office:value-type="float" office:value="892809" table:style-name="ce63">
            <text:p>892.809</text:p>
          </table:table-cell>
          <table:table-cell office:value-type="percentage" office:value="0.82424272078597693" table:style-name="ce67">
            <text:p>82,4%</text:p>
          </table:table-cell>
          <table:table-cell office:value-type="date" office:date-value="2022-12-28T00:00:00" table:style-name="ce65">
            <text:p>28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arias</text:p>
          </table:table-cell>
          <table:table-cell office:value-type="float" office:value="2033513" table:style-name="ce63">
            <text:p>2.033.513</text:p>
          </table:table-cell>
          <table:table-cell office:value-type="float" office:value="1750597" table:style-name="ce63">
            <text:p>1.750.597</text:p>
          </table:table-cell>
          <table:table-cell office:value-type="percentage" office:value="0.86087327693503801" table:style-name="ce64">
            <text:p>86,1%</text:p>
          </table:table-cell>
          <table:table-cell office:value-type="float" office:value="1719646" table:style-name="ce63">
            <text:p>1.719.646</text:p>
          </table:table-cell>
          <table:table-cell office:value-type="percentage" office:value="0.84565281854603336" table:style-name="ce67">
            <text:p>84,6%</text:p>
          </table:table-cell>
          <table:table-cell office:value-type="date" office:date-value="2022-12-28T00:00:00" table:style-name="ce65">
            <text:p>28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ntabria</text:p>
          </table:table-cell>
          <table:table-cell office:value-type="float" office:value="527062" table:style-name="ce63">
            <text:p>527.062</text:p>
          </table:table-cell>
          <table:table-cell office:value-type="float" office:value="495241" table:style-name="ce63">
            <text:p>495.241</text:p>
          </table:table-cell>
          <table:table-cell office:value-type="percentage" office:value="0.93962569868440526" table:style-name="ce64">
            <text:p>94,0%</text:p>
          </table:table-cell>
          <table:table-cell office:value-type="float" office:value="496628" table:style-name="ce63">
            <text:p>496.628</text:p>
          </table:table-cell>
          <table:table-cell office:value-type="percentage" office:value="0.94225726764593165" table:style-name="ce67">
            <text:p>94,2%</text:p>
          </table:table-cell>
          <table:table-cell office:value-type="date" office:date-value="2022-12-28T00:00:00" table:style-name="ce65">
            <text:p>28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y Leon<text:s/></text:p>
          </table:table-cell>
          <table:table-cell office:value-type="float" office:value="2172149" table:style-name="ce63">
            <text:p>2.172.149</text:p>
          </table:table-cell>
          <table:table-cell office:value-type="float" office:value="2050091" table:style-name="ce63">
            <text:p>2.050.091</text:p>
          </table:table-cell>
          <table:table-cell office:value-type="percentage" office:value="0.94380772221426801" table:style-name="ce64">
            <text:p>94,4%</text:p>
          </table:table-cell>
          <table:table-cell office:value-type="float" office:value="2089244" table:style-name="ce63">
            <text:p>2.089.244</text:p>
          </table:table-cell>
          <table:table-cell office:value-type="percentage" office:value="0.96183272878610082" table:style-name="ce67">
            <text:p>96,2%</text:p>
          </table:table-cell>
          <table:table-cell office:value-type="date" office:date-value="2022-12-28T00:00:00" table:style-name="ce65">
            <text:p>28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stilla - La Mancha</text:p>
          </table:table-cell>
          <table:table-cell office:value-type="float" office:value="1816082" table:style-name="ce63">
            <text:p>1.816.082</text:p>
          </table:table-cell>
          <table:table-cell office:value-type="float" office:value="1665618" table:style-name="ce63">
            <text:p>1.665.618</text:p>
          </table:table-cell>
          <table:table-cell office:value-type="percentage" office:value="0.91714911551350653" table:style-name="ce64">
            <text:p>91,7%</text:p>
          </table:table-cell>
          <table:table-cell office:value-type="float" office:value="1643753" table:style-name="ce63">
            <text:p>1.643.753</text:p>
          </table:table-cell>
          <table:table-cell office:value-type="percentage" office:value="0.90510946091641231" table:style-name="ce67">
            <text:p>90,5%</text:p>
          </table:table-cell>
          <table:table-cell office:value-type="date" office:date-value="2022-12-28T00:00:00" table:style-name="ce65">
            <text:p>28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ataluña</text:p>
          </table:table-cell>
          <table:table-cell office:value-type="float" office:value="6782414" table:style-name="ce63">
            <text:p>6.782.414</text:p>
          </table:table-cell>
          <table:table-cell office:value-type="float" office:value="6261202" table:style-name="ce63">
            <text:p>6.261.202</text:p>
          </table:table-cell>
          <table:table-cell office:value-type="percentage" office:value="0.92315243510643852" table:style-name="ce64">
            <text:p>92,3%</text:p>
          </table:table-cell>
          <table:table-cell office:value-type="float" office:value="6194766" table:style-name="ce63">
            <text:p>6.194.766</text:p>
          </table:table-cell>
          <table:table-cell office:value-type="percentage" office:value="0.91335710264811321" table:style-name="ce67">
            <text:p>91,3%</text:p>
          </table:table-cell>
          <table:table-cell office:value-type="date" office:date-value="2022-12-28T00:00:00" table:style-name="ce65">
            <text:p>28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C. Valenciana</text:p>
          </table:table-cell>
          <table:table-cell office:value-type="float" office:value="4492026" table:style-name="ce63">
            <text:p>4.492.026</text:p>
          </table:table-cell>
          <table:table-cell office:value-type="float" office:value="4198936" table:style-name="ce63">
            <text:p>4.198.936</text:p>
          </table:table-cell>
          <table:table-cell office:value-type="percentage" office:value="0.93475327168631706" table:style-name="ce64">
            <text:p>93,5%</text:p>
          </table:table-cell>
          <table:table-cell office:value-type="float" office:value="4223518" table:style-name="ce63">
            <text:p>4.223.518</text:p>
          </table:table-cell>
          <table:table-cell office:value-type="percentage" office:value="0.94022563538145154" table:style-name="ce67">
            <text:p>94,0%</text:p>
          </table:table-cell>
          <table:table-cell office:value-type="date" office:date-value="2022-12-27T00:00:00" table:style-name="ce65">
            <text:p>27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Extremadura</text:p>
          </table:table-cell>
          <table:table-cell office:value-type="float" office:value="949890" table:style-name="ce63">
            <text:p>949.890</text:p>
          </table:table-cell>
          <table:table-cell office:value-type="float" office:value="910430" table:style-name="ce63">
            <text:p>910.430</text:p>
          </table:table-cell>
          <table:table-cell office:value-type="percentage" office:value="0.95845834780869366" table:style-name="ce64">
            <text:p>95,8%</text:p>
          </table:table-cell>
          <table:table-cell office:value-type="float" office:value="908013" table:style-name="ce63">
            <text:p>908.013</text:p>
          </table:table-cell>
          <table:table-cell office:value-type="percentage" office:value="0.95591384265546542" table:style-name="ce67">
            <text:p>95,6%</text:p>
          </table:table-cell>
          <table:table-cell office:value-type="date" office:date-value="2022-12-28T00:00:00" table:style-name="ce65">
            <text:p>28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Galicia</text:p>
          </table:table-cell>
          <table:table-cell office:value-type="float" office:value="2456127" table:style-name="ce63">
            <text:p>2.456.127</text:p>
          </table:table-cell>
          <table:table-cell office:value-type="float" office:value="2343177" table:style-name="ce63">
            <text:p>2.343.177</text:p>
          </table:table-cell>
          <table:table-cell office:value-type="percentage" office:value="0.95401296431332749" table:style-name="ce64">
            <text:p>95,4%</text:p>
          </table:table-cell>
          <table:table-cell office:value-type="float" office:value="2349593" table:style-name="ce63">
            <text:p>2.349.593</text:p>
          </table:table-cell>
          <table:table-cell office:value-type="percentage" office:value="0.95662520708416132" table:style-name="ce67">
            <text:p>95,7%</text:p>
          </table:table-cell>
          <table:table-cell office:value-type="date" office:date-value="2022-12-28T00:00:00" table:style-name="ce65">
            <text:p>28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La Rioja</text:p>
          </table:table-cell>
          <table:table-cell office:value-type="float" office:value="281479" table:style-name="ce63">
            <text:p>281.479</text:p>
          </table:table-cell>
          <table:table-cell office:value-type="float" office:value="269606" table:style-name="ce63">
            <text:p>269.606</text:p>
          </table:table-cell>
          <table:table-cell office:value-type="percentage" office:value="0.95781923340639974" table:style-name="ce64">
            <text:p>95,8%</text:p>
          </table:table-cell>
          <table:table-cell office:value-type="float" office:value="274412" table:style-name="ce63">
            <text:p>274.412</text:p>
          </table:table-cell>
          <table:table-cell office:value-type="percentage" office:value="0.97489333129647326" table:style-name="ce67">
            <text:p>97,5%</text:p>
          </table:table-cell>
          <table:table-cell office:value-type="date" office:date-value="2022-12-28T00:00:00" table:style-name="ce65">
            <text:p>28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adrid</text:p>
          </table:table-cell>
          <table:table-cell office:value-type="float" office:value="5970908" table:style-name="ce63">
            <text:p>5.970.908</text:p>
          </table:table-cell>
          <table:table-cell office:value-type="float" office:value="5527605" table:style-name="ce63">
            <text:p>5.527.605</text:p>
          </table:table-cell>
          <table:table-cell office:value-type="percentage" office:value="0.92575618314668384" table:style-name="ce64">
            <text:p>92,6%</text:p>
          </table:table-cell>
          <table:table-cell office:value-type="float" office:value="5540369" table:style-name="ce63">
            <text:p>5.540.369</text:p>
          </table:table-cell>
          <table:table-cell office:value-type="percentage" office:value="0.92789388146660445" table:style-name="ce67">
            <text:p>92,8%</text:p>
          </table:table-cell>
          <table:table-cell office:value-type="date" office:date-value="2022-12-28T00:00:00" table:style-name="ce65">
            <text:p>28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Murcia<text:s/></text:p>
          </table:table-cell>
          <table:table-cell office:value-type="float" office:value="1317614" table:style-name="ce63">
            <text:p>1.317.614</text:p>
          </table:table-cell>
          <table:table-cell office:value-type="float" office:value="1233209" table:style-name="ce63">
            <text:p>1.233.209</text:p>
          </table:table-cell>
          <table:table-cell office:value-type="percentage" office:value="0.9359410267346886" table:style-name="ce64">
            <text:p>93,6%</text:p>
          </table:table-cell>
          <table:table-cell office:value-type="float" office:value="1238844" table:style-name="ce63">
            <text:p>1.238.844</text:p>
          </table:table-cell>
          <table:table-cell office:value-type="percentage" office:value="0.94021769653327913" table:style-name="ce67">
            <text:p>94,0%</text:p>
          </table:table-cell>
          <table:table-cell office:value-type="date" office:date-value="2022-12-28T00:00:00" table:style-name="ce65">
            <text:p>28/12/2022</text:p>
          </table:table-cell>
          <table:table-cell table:number-columns-repeated="16377"/>
        </table:table-row>
        <table:table-row table:style-name="ro2">
          <table:table-cell office:value-type="string" table:style-name="ce66">
            <text:p>Navarra</text:p>
          </table:table-cell>
          <table:table-cell office:value-type="float" office:value="580174" table:style-name="ce63">
            <text:p>580.174</text:p>
          </table:table-cell>
          <table:table-cell office:value-type="float" office:value="540393" table:style-name="ce63">
            <text:p>540.393</text:p>
          </table:table-cell>
          <table:table-cell office:value-type="percentage" office:value="0.93143263917376506" table:style-name="ce64">
            <text:p>93,1%</text:p>
          </table:table-cell>
          <table:table-cell office:value-type="float" office:value="541740" table:style-name="ce63">
            <text:p>541.740</text:p>
          </table:table-cell>
          <table:table-cell office:value-type="percentage" office:value="0.93375435645168514" table:style-name="ce67">
            <text:p>93,4%</text:p>
          </table:table-cell>
          <table:table-cell office:value-type="date" office:date-value="2022-12-27T00:00:00" table:style-name="ce65">
            <text:p>27/12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País Vasco</text:p>
          </table:table-cell>
          <table:table-cell office:value-type="float" office:value="1955253" table:style-name="ce63">
            <text:p>1.955.253</text:p>
          </table:table-cell>
          <table:table-cell office:value-type="float" office:value="1871025" table:style-name="ce63">
            <text:p>1.871.025</text:p>
          </table:table-cell>
          <table:table-cell office:value-type="percentage" office:value="0.95692219881519169" table:style-name="ce64">
            <text:p>95,7%</text:p>
          </table:table-cell>
          <table:table-cell office:value-type="float" office:value="1861852" table:style-name="ce63">
            <text:p>1.861.852</text:p>
          </table:table-cell>
          <table:table-cell office:value-type="percentage" office:value="0.95223073433463601" table:style-name="ce67">
            <text:p>95,2%</text:p>
          </table:table-cell>
          <table:table-cell office:value-type="date" office:date-value="2022-12-28T00:00:00" table:style-name="ce65">
            <text:p>28/12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Ceuta</text:p>
          </table:table-cell>
          <table:table-cell office:value-type="float" office:value="71029" table:style-name="ce63">
            <text:p>71.029</text:p>
          </table:table-cell>
          <table:table-cell office:value-type="float" office:value="65688" table:style-name="ce63">
            <text:p>65.688</text:p>
          </table:table-cell>
          <table:table-cell office:value-type="percentage" office:value="0.92480536119049961" table:style-name="ce64">
            <text:p>92,5%</text:p>
          </table:table-cell>
          <table:table-cell office:value-type="float" office:value="63964" table:style-name="ce63">
            <text:p>63.964</text:p>
          </table:table-cell>
          <table:table-cell office:value-type="percentage" office:value="0.90053358487378399" table:style-name="ce67">
            <text:p>90,1%</text:p>
          </table:table-cell>
          <table:table-cell office:value-type="date" office:date-value="2022-12-28T00:00:00" table:style-name="ce65">
            <text:p>28/12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Melilla</text:p>
          </table:table-cell>
          <table:table-cell office:value-type="float" office:value="68266" table:style-name="ce63">
            <text:p>68.266</text:p>
          </table:table-cell>
          <table:table-cell office:value-type="float" office:value="63119" table:style-name="ce63">
            <text:p>63.119</text:p>
          </table:table-cell>
          <table:table-cell office:value-type="percentage" office:value="0.9246037558960537" table:style-name="ce64">
            <text:p>92,5%</text:p>
          </table:table-cell>
          <table:table-cell office:value-type="float" office:value="61496" table:style-name="ce63">
            <text:p>61.496</text:p>
          </table:table-cell>
          <table:table-cell office:value-type="percentage" office:value="0.90082910965927399" table:style-name="ce67">
            <text:p>90,1%</text:p>
          </table:table-cell>
          <table:table-cell office:value-type="date" office:date-value="2022-12-28T00:00:00" table:style-name="ce65">
            <text:p>28/12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FF.AA.</text:p>
          </table:table-cell>
          <table:table-cell office:value-type="string" table:style-name="ce63">
            <text:p>-</text:p>
          </table:table-cell>
          <table:table-cell office:value-type="float" office:value="95173" table:style-name="ce63">
            <text:p>95.173</text:p>
          </table:table-cell>
          <table:table-cell office:value-type="string" table:style-name="ce64">
            <text:p>-</text:p>
          </table:table-cell>
          <table:table-cell office:value-type="float" office:value="94843" table:style-name="ce63">
            <text:p>94.843</text:p>
          </table:table-cell>
          <table:table-cell office:value-type="string" table:style-name="ce67">
            <text:p>-</text:p>
          </table:table-cell>
          <table:table-cell office:value-type="date" office:date-value="2022-12-28T00:00:00" table:style-name="ce65">
            <text:p>28/12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6">
            <text:p>Sanidad Exterior</text:p>
          </table:table-cell>
          <table:table-cell office:value-type="string" table:style-name="ce63">
            <text:p>-</text:p>
          </table:table-cell>
          <table:table-cell office:value-type="float" office:value="8126" table:style-name="ce63">
            <text:p>8.126</text:p>
          </table:table-cell>
          <table:table-cell office:value-type="string" table:style-name="ce64">
            <text:p>-</text:p>
          </table:table-cell>
          <table:table-cell office:value-type="float" office:value="8144" table:style-name="ce63">
            <text:p>8.144</text:p>
          </table:table-cell>
          <table:table-cell office:value-type="string" table:style-name="ce67">
            <text:p>-</text:p>
          </table:table-cell>
          <table:table-cell office:value-type="date" office:date-value="2022-12-21T00:00:00" table:style-name="ce65">
            <text:p>21/12/2022</text:p>
          </table:table-cell>
          <table:table-cell table:number-columns-repeated="16377" table:style-name="ce61"/>
        </table:table-row>
        <table:table-row table:style-name="ro2">
          <table:table-cell office:value-type="string" table:style-name="ce68">
            <text:p>Totales</text:p>
          </table:table-cell>
          <table:table-cell office:value-type="float" office:value="42185033" table:style-name="ce69">
            <text:p>42.185.033</text:p>
          </table:table-cell>
          <table:table-cell office:value-type="float" office:value="39279765" table:style-name="ce69">
            <text:p>39.279.765</text:p>
          </table:table-cell>
          <table:table-cell office:value-type="percentage" office:value="0.93113036085570922" table:style-name="ce70">
            <text:p>93,1%</text:p>
          </table:table-cell>
          <table:table-cell office:value-type="float" office:value="39202737" table:style-name="ce69">
            <text:p>39.202.737</text:p>
          </table:table-cell>
          <table:table-cell office:value-type="percentage" office:value="0.92930440519034319" table:style-name="ce70">
            <text:p>92,9%</text:p>
          </table:table-cell>
          <table:table-cell table:style-name="ce71"/>
          <table:table-cell table:number-columns-repeated="16377" table:style-name="ce61"/>
        </table:table-row>
        <table:table-row table:style-name="ro5">
          <table:table-cell table:number-columns-repeated="16384"/>
        </table:table-row>
        <table:table-row table:style-name="ro9">
          <table:table-cell table:number-columns-spanned="10" table:number-rows-spanned="1" table:style-name="ce26"/>
          <table:covered-table-cell table:number-columns-repeated="9"/>
          <table:table-cell table:number-columns-repeated="16374"/>
        </table:table-row>
        <table:table-row table:number-rows-repeated="1048551" table:style-name="ro5">
          <table:table-cell table:number-columns-repeated="16384"/>
        </table:table-row>
      </table:table>
      <table:table table:name="Etarios_con_al_menos_1_dosis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3" table:number-columns-repeated="20" table:default-cell-style-name="ce61"/>
        <table:table-column table:style-name="co4" table:number-columns-repeated="16344" table:default-cell-style-name="ce61"/>
        <table:table-row table:style-name="ro10">
          <table:table-cell table:style-name="ce72"/>
          <table:table-cell office:value-type="string" table:style-name="ce73">
            <text:p>Personas con al menos 1 dosis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con al menos 1 dosis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con al menos 1 dosis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Con al menos 1 dosis sobre Población a Vacunar INE</text:p>
          </table:table-cell>
          <table:table-cell office:value-type="string" table:style-name="ce76">
            <text:p>% Con al menos 1 dosis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5668" table:style-name="ce79">
            <text:p>435.668</text:p>
          </table:table-cell>
          <table:table-cell office:value-type="percentage" office:value="1" table:style-name="ce80">
            <text:p>100,0%</text:p>
          </table:table-cell>
          <table:table-cell office:value-type="float" office:value="656769" table:style-name="ce79">
            <text:p>656.769</text:p>
          </table:table-cell>
          <table:table-cell office:value-type="percentage" office:value="1" table:style-name="ce80">
            <text:p>100,0%</text:p>
          </table:table-cell>
          <table:table-cell office:value-type="float" office:value="937959" table:style-name="ce79">
            <text:p>937.959</text:p>
          </table:table-cell>
          <table:table-cell office:value-type="percentage" office:value="0.97884639266814089" table:style-name="ce80">
            <text:p>97,9%</text:p>
          </table:table-cell>
          <table:table-cell office:value-type="float" office:value="1230244" table:style-name="ce79">
            <text:p>1.230.244</text:p>
          </table:table-cell>
          <table:table-cell office:value-type="percentage" office:value="0.95546178872017584" table:style-name="ce80">
            <text:p>95,5%</text:p>
          </table:table-cell>
          <table:table-cell office:value-type="float" office:value="1278439" table:style-name="ce79">
            <text:p>1.278.439</text:p>
          </table:table-cell>
          <table:table-cell office:value-type="percentage" office:value="0.92350339801897807" table:style-name="ce80">
            <text:p>92,4%</text:p>
          </table:table-cell>
          <table:table-cell office:value-type="float" office:value="970036" table:style-name="ce79">
            <text:p>970.036</text:p>
          </table:table-cell>
          <table:table-cell office:value-type="percentage" office:value="0.8804318130867248" table:style-name="ce80">
            <text:p>88,0%</text:p>
          </table:table-cell>
          <table:table-cell office:value-type="float" office:value="814258" table:style-name="ce79">
            <text:p>814.258</text:p>
          </table:table-cell>
          <table:table-cell office:value-type="percentage" office:value="0.8792219515566152" table:style-name="ce80">
            <text:p>87,9%</text:p>
          </table:table-cell>
          <table:table-cell office:value-type="float" office:value="724124" table:style-name="ce79">
            <text:p>724.124</text:p>
          </table:table-cell>
          <table:table-cell office:value-type="percentage" office:value="0.93695768626608666" table:style-name="ce80">
            <text:p>93,7%</text:p>
          </table:table-cell>
          <table:table-cell office:value-type="float" office:value="7047497" table:style-name="ce79">
            <text:p>7.047.497</text:p>
          </table:table-cell>
          <table:table-cell office:value-type="float" office:value="7508005" table:style-name="ce79">
            <text:p>7.508.005</text:p>
          </table:table-cell>
          <table:table-cell office:value-type="percentage" office:value="0.93866439886494479" table:style-name="ce80">
            <text:p>93,9%</text:p>
          </table:table-cell>
          <table:table-cell office:value-type="percentage" office:value="0.82890109720794003" table:style-name="ce80">
            <text:p>82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1772" table:style-name="ce82">
            <text:p>101.772</text:p>
          </table:table-cell>
          <table:table-cell office:value-type="percentage" office:value="1" table:style-name="ce83">
            <text:p>100,0%</text:p>
          </table:table-cell>
          <table:table-cell office:value-type="float" office:value="119940" table:style-name="ce82">
            <text:p>119.940</text:p>
          </table:table-cell>
          <table:table-cell office:value-type="percentage" office:value="1" table:style-name="ce83">
            <text:p>100,0%</text:p>
          </table:table-cell>
          <table:table-cell office:value-type="float" office:value="156165" table:style-name="ce82">
            <text:p>156.165</text:p>
          </table:table-cell>
          <table:table-cell office:value-type="percentage" office:value="0.96810489120327325" table:style-name="ce83">
            <text:p>96,8%</text:p>
          </table:table-cell>
          <table:table-cell office:value-type="float" office:value="188729" table:style-name="ce82">
            <text:p>188.729</text:p>
          </table:table-cell>
          <table:table-cell office:value-type="percentage" office:value="0.93909041150420458" table:style-name="ce83">
            <text:p>93,9%</text:p>
          </table:table-cell>
          <table:table-cell office:value-type="float" office:value="192653" table:style-name="ce82">
            <text:p>192.653</text:p>
          </table:table-cell>
          <table:table-cell office:value-type="percentage" office:value="0.90177731385480975" table:style-name="ce83">
            <text:p>90,2%</text:p>
          </table:table-cell>
          <table:table-cell office:value-type="float" office:value="132410" table:style-name="ce82">
            <text:p>132.410</text:p>
          </table:table-cell>
          <table:table-cell office:value-type="percentage" office:value="0.83656604202731899" table:style-name="ce83">
            <text:p>83,7%</text:p>
          </table:table-cell>
          <table:table-cell office:value-type="float" office:value="111227" table:style-name="ce82">
            <text:p>111.227</text:p>
          </table:table-cell>
          <table:table-cell office:value-type="percentage" office:value="0.8503723298521384" table:style-name="ce83">
            <text:p>85,0%</text:p>
          </table:table-cell>
          <table:table-cell office:value-type="float" office:value="95895" table:style-name="ce82">
            <text:p>95.895</text:p>
          </table:table-cell>
          <table:table-cell office:value-type="percentage" office:value="0.89590515429244089" table:style-name="ce83">
            <text:p>89,6%</text:p>
          </table:table-cell>
          <table:table-cell office:value-type="float" office:value="1098791" table:style-name="ce82">
            <text:p>1.098.791</text:p>
          </table:table-cell>
          <table:table-cell office:value-type="float" office:value="1189408" table:style-name="ce82">
            <text:p>1.189.408</text:p>
          </table:table-cell>
          <table:table-cell office:value-type="percentage" office:value="0.92381335925098873" table:style-name="ce83">
            <text:p>92,4%</text:p>
          </table:table-cell>
          <table:table-cell office:value-type="percentage" office:value="0.82545545786934893" table:style-name="ce83">
            <text:p>82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9320" table:style-name="ce82">
            <text:p>89.320</text:p>
          </table:table-cell>
          <table:table-cell office:value-type="percentage" office:value="1" table:style-name="ce83">
            <text:p>100,0%</text:p>
          </table:table-cell>
          <table:table-cell office:value-type="float" office:value="114864" table:style-name="ce82">
            <text:p>114.864</text:p>
          </table:table-cell>
          <table:table-cell office:value-type="percentage" office:value="1" table:style-name="ce83">
            <text:p>100,0%</text:p>
          </table:table-cell>
          <table:table-cell office:value-type="float" office:value="149265" table:style-name="ce82">
            <text:p>149.265</text:p>
          </table:table-cell>
          <table:table-cell office:value-type="percentage" office:value="0.98207118889400613" table:style-name="ce83">
            <text:p>98,2%</text:p>
          </table:table-cell>
          <table:table-cell office:value-type="float" office:value="154550" table:style-name="ce82">
            <text:p>154.550</text:p>
          </table:table-cell>
          <table:table-cell office:value-type="percentage" office:value="0.95352381187416324" table:style-name="ce83">
            <text:p>95,4%</text:p>
          </table:table-cell>
          <table:table-cell office:value-type="float" office:value="152702" table:style-name="ce82">
            <text:p>152.702</text:p>
          </table:table-cell>
          <table:table-cell office:value-type="percentage" office:value="0.92033510125361617" table:style-name="ce83">
            <text:p>92,0%</text:p>
          </table:table-cell>
          <table:table-cell office:value-type="float" office:value="93267" table:style-name="ce82">
            <text:p>93.267</text:p>
          </table:table-cell>
          <table:table-cell office:value-type="percentage" office:value="0.85888333287288998" table:style-name="ce83">
            <text:p>85,9%</text:p>
          </table:table-cell>
          <table:table-cell office:value-type="float" office:value="69043" table:style-name="ce82">
            <text:p>69.043</text:p>
          </table:table-cell>
          <table:table-cell office:value-type="percentage" office:value="0.87129300118623965" table:style-name="ce83">
            <text:p>87,1%</text:p>
          </table:table-cell>
          <table:table-cell office:value-type="float" office:value="63183" table:style-name="ce82">
            <text:p>63.183</text:p>
          </table:table-cell>
          <table:table-cell office:value-type="percentage" office:value="0.96823280617874219" table:style-name="ce83">
            <text:p>96,8%</text:p>
          </table:table-cell>
          <table:table-cell office:value-type="float" office:value="886194" table:style-name="ce82">
            <text:p>886.194</text:p>
          </table:table-cell>
          <table:table-cell office:value-type="float" office:value="930447" table:style-name="ce82">
            <text:p>930.447</text:p>
          </table:table-cell>
          <table:table-cell office:value-type="percentage" office:value="0.95243898900206025" table:style-name="ce83">
            <text:p>95,2%</text:p>
          </table:table-cell>
          <table:table-cell office:value-type="percentage" office:value="0.87491719230833787" table:style-name="ce83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885" table:style-name="ce82">
            <text:p>51.885</text:p>
          </table:table-cell>
          <table:table-cell office:value-type="percentage" office:value="0.96740812559431688" table:style-name="ce83">
            <text:p>96,7%</text:p>
          </table:table-cell>
          <table:table-cell office:value-type="float" office:value="79978" table:style-name="ce82">
            <text:p>79.978</text:p>
          </table:table-cell>
          <table:table-cell office:value-type="percentage" office:value="0.91682142283971846" table:style-name="ce83">
            <text:p>91,7%</text:p>
          </table:table-cell>
          <table:table-cell office:value-type="float" office:value="112276" table:style-name="ce82">
            <text:p>112.276</text:p>
          </table:table-cell>
          <table:table-cell office:value-type="percentage" office:value="0.8813357091833931" table:style-name="ce83">
            <text:p>88,1%</text:p>
          </table:table-cell>
          <table:table-cell office:value-type="float" office:value="153832" table:style-name="ce82">
            <text:p>153.832</text:p>
          </table:table-cell>
          <table:table-cell office:value-type="percentage" office:value="0.86662009599567347" table:style-name="ce83">
            <text:p>86,7%</text:p>
          </table:table-cell>
          <table:table-cell office:value-type="float" office:value="174120" table:style-name="ce82">
            <text:p>174.120</text:p>
          </table:table-cell>
          <table:table-cell office:value-type="percentage" office:value="0.80379276438789971" table:style-name="ce83">
            <text:p>80,4%</text:p>
          </table:table-cell>
          <table:table-cell office:value-type="float" office:value="135794" table:style-name="ce82">
            <text:p>135.794</text:p>
          </table:table-cell>
          <table:table-cell office:value-type="percentage" office:value="0.73782240405983257" table:style-name="ce83">
            <text:p>73,8%</text:p>
          </table:table-cell>
          <table:table-cell office:value-type="float" office:value="105200" table:style-name="ce82">
            <text:p>105.200</text:p>
          </table:table-cell>
          <table:table-cell office:value-type="percentage" office:value="0.76669120272860447" table:style-name="ce83">
            <text:p>76,7%</text:p>
          </table:table-cell>
          <table:table-cell office:value-type="float" office:value="84962" table:style-name="ce82">
            <text:p>84.962</text:p>
          </table:table-cell>
          <table:table-cell office:value-type="percentage" office:value="0.85358061404918828" table:style-name="ce83">
            <text:p>85,4%</text:p>
          </table:table-cell>
          <table:table-cell office:value-type="float" office:value="898047" table:style-name="ce82">
            <text:p>898.047</text:p>
          </table:table-cell>
          <table:table-cell office:value-type="float" office:value="1083187" table:style-name="ce82">
            <text:p>1.083.187</text:p>
          </table:table-cell>
          <table:table-cell office:value-type="percentage" office:value="0.82907845090459908" table:style-name="ce83">
            <text:p>82,9%</text:p>
          </table:table-cell>
          <table:table-cell office:value-type="percentage" office:value="0.73623988030579413" table:style-name="ce83">
            <text:p>73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4984" table:style-name="ce82">
            <text:p>94.984</text:p>
          </table:table-cell>
          <table:table-cell office:value-type="percentage" office:value="0.94641398138737765" table:style-name="ce83">
            <text:p>94,6%</text:p>
          </table:table-cell>
          <table:table-cell office:value-type="float" office:value="156403" table:style-name="ce82">
            <text:p>156.403</text:p>
          </table:table-cell>
          <table:table-cell office:value-type="percentage" office:value="0.93405038042115074" table:style-name="ce83">
            <text:p>93,4%</text:p>
          </table:table-cell>
          <table:table-cell office:value-type="float" office:value="229772" table:style-name="ce82">
            <text:p>229.772</text:p>
          </table:table-cell>
          <table:table-cell office:value-type="percentage" office:value="0.91340661088032438" table:style-name="ce83">
            <text:p>91,3%</text:p>
          </table:table-cell>
          <table:table-cell office:value-type="float" office:value="326374" table:style-name="ce82">
            <text:p>326.374</text:p>
          </table:table-cell>
          <table:table-cell office:value-type="percentage" office:value="0.88629099490287766" table:style-name="ce83">
            <text:p>88,6%</text:p>
          </table:table-cell>
          <table:table-cell office:value-type="float" office:value="325645" table:style-name="ce82">
            <text:p>325.645</text:p>
          </table:table-cell>
          <table:table-cell office:value-type="percentage" office:value="0.82628994811027523" table:style-name="ce83">
            <text:p>82,6%</text:p>
          </table:table-cell>
          <table:table-cell office:value-type="float" office:value="240506" table:style-name="ce82">
            <text:p>240.506</text:p>
          </table:table-cell>
          <table:table-cell office:value-type="percentage" office:value="0.76872870466851195" table:style-name="ce83">
            <text:p>76,9%</text:p>
          </table:table-cell>
          <table:table-cell office:value-type="float" office:value="202951" table:style-name="ce82">
            <text:p>202.951</text:p>
          </table:table-cell>
          <table:table-cell office:value-type="percentage" office:value="0.79691445040856634" table:style-name="ce83">
            <text:p>79,7%</text:p>
          </table:table-cell>
          <table:table-cell office:value-type="float" office:value="173962" table:style-name="ce82">
            <text:p>173.962</text:p>
          </table:table-cell>
          <table:table-cell office:value-type="percentage" office:value="0.94408596315089677" table:style-name="ce83">
            <text:p>94,4%</text:p>
          </table:table-cell>
          <table:table-cell office:value-type="float" office:value="1750597" table:style-name="ce82">
            <text:p>1.750.597</text:p>
          </table:table-cell>
          <table:table-cell office:value-type="float" office:value="2033513" table:style-name="ce82">
            <text:p>2.033.513</text:p>
          </table:table-cell>
          <table:table-cell office:value-type="percentage" office:value="0.86087327693503801" table:style-name="ce83">
            <text:p>86,1%</text:p>
          </table:table-cell>
          <table:table-cell office:value-type="percentage" office:value="0.7799951790458699" table:style-name="ce83">
            <text:p>78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612" table:style-name="ce82">
            <text:p>42.612</text:p>
          </table:table-cell>
          <table:table-cell office:value-type="percentage" office:value="1" table:style-name="ce83">
            <text:p>100,0%</text:p>
          </table:table-cell>
          <table:table-cell office:value-type="float" office:value="56241" table:style-name="ce82">
            <text:p>56.241</text:p>
          </table:table-cell>
          <table:table-cell office:value-type="percentage" office:value="1" table:style-name="ce83">
            <text:p>100,0%</text:p>
          </table:table-cell>
          <table:table-cell office:value-type="float" office:value="77324" table:style-name="ce82">
            <text:p>77.324</text:p>
          </table:table-cell>
          <table:table-cell office:value-type="percentage" office:value="0.97561098704215399" table:style-name="ce83">
            <text:p>97,6%</text:p>
          </table:table-cell>
          <table:table-cell office:value-type="float" office:value="85277" table:style-name="ce82">
            <text:p>85.277</text:p>
          </table:table-cell>
          <table:table-cell office:value-type="percentage" office:value="0.93741892931735737" table:style-name="ce83">
            <text:p>93,7%</text:p>
          </table:table-cell>
          <table:table-cell office:value-type="float" office:value="89619" table:style-name="ce82">
            <text:p>89.619</text:p>
          </table:table-cell>
          <table:table-cell office:value-type="percentage" office:value="0.92024520978374713" table:style-name="ce83">
            <text:p>92,0%</text:p>
          </table:table-cell>
          <table:table-cell office:value-type="float" office:value="57068" table:style-name="ce82">
            <text:p>57.068</text:p>
          </table:table-cell>
          <table:table-cell office:value-type="percentage" office:value="0.849757288781679" table:style-name="ce83">
            <text:p>85,0%</text:p>
          </table:table-cell>
          <table:table-cell office:value-type="float" office:value="43671" table:style-name="ce82">
            <text:p>43.671</text:p>
          </table:table-cell>
          <table:table-cell office:value-type="percentage" office:value="0.85843178110195983" table:style-name="ce83">
            <text:p>85,8%</text:p>
          </table:table-cell>
          <table:table-cell office:value-type="float" office:value="43429" table:style-name="ce82">
            <text:p>43.429</text:p>
          </table:table-cell>
          <table:table-cell office:value-type="percentage" office:value="0.95905748294061788" table:style-name="ce83">
            <text:p>95,9%</text:p>
          </table:table-cell>
          <table:table-cell office:value-type="float" office:value="495241" table:style-name="ce82">
            <text:p>495.241</text:p>
          </table:table-cell>
          <table:table-cell office:value-type="float" office:value="527062" table:style-name="ce82">
            <text:p>527.062</text:p>
          </table:table-cell>
          <table:table-cell office:value-type="percentage" office:value="0.93962569868440526" table:style-name="ce83">
            <text:p>94,0%</text:p>
          </table:table-cell>
          <table:table-cell office:value-type="percentage" office:value="0.84851667509059292" table:style-name="ce83">
            <text:p>84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30137" table:style-name="ce82">
            <text:p>230.137</text:p>
          </table:table-cell>
          <table:table-cell office:value-type="percentage" office:value="1" table:style-name="ce83">
            <text:p>100,0%</text:p>
          </table:table-cell>
          <table:table-cell office:value-type="float" office:value="252404" table:style-name="ce82">
            <text:p>252.404</text:p>
          </table:table-cell>
          <table:table-cell office:value-type="percentage" office:value="1" table:style-name="ce83">
            <text:p>100,0%</text:p>
          </table:table-cell>
          <table:table-cell office:value-type="float" office:value="324805" table:style-name="ce82">
            <text:p>324.805</text:p>
          </table:table-cell>
          <table:table-cell office:value-type="percentage" office:value="0.99254987883621648" table:style-name="ce83">
            <text:p>99,3%</text:p>
          </table:table-cell>
          <table:table-cell office:value-type="float" office:value="358125" table:style-name="ce82">
            <text:p>358.125</text:p>
          </table:table-cell>
          <table:table-cell office:value-type="percentage" office:value="0.93946007770138218" table:style-name="ce83">
            <text:p>93,9%</text:p>
          </table:table-cell>
          <table:table-cell office:value-type="float" office:value="326590" table:style-name="ce82">
            <text:p>326.590</text:p>
          </table:table-cell>
          <table:table-cell office:value-type="percentage" office:value="0.90668569302780111" table:style-name="ce83">
            <text:p>90,7%</text:p>
          </table:table-cell>
          <table:table-cell office:value-type="float" office:value="219502" table:style-name="ce82">
            <text:p>219.502</text:p>
          </table:table-cell>
          <table:table-cell office:value-type="percentage" office:value="0.84781886582567922" table:style-name="ce83">
            <text:p>84,8%</text:p>
          </table:table-cell>
          <table:table-cell office:value-type="float" office:value="181734" table:style-name="ce82">
            <text:p>181.734</text:p>
          </table:table-cell>
          <table:table-cell office:value-type="percentage" office:value="0.85813040953068997" table:style-name="ce83">
            <text:p>85,8%</text:p>
          </table:table-cell>
          <table:table-cell office:value-type="float" office:value="156794" table:style-name="ce82">
            <text:p>156.794</text:p>
          </table:table-cell>
          <table:table-cell office:value-type="percentage" office:value="0.93219895599234237" table:style-name="ce83">
            <text:p>93,2%</text:p>
          </table:table-cell>
          <table:table-cell office:value-type="float" office:value="2050091" table:style-name="ce82">
            <text:p>2.050.091</text:p>
          </table:table-cell>
          <table:table-cell office:value-type="float" office:value="2172149" table:style-name="ce82">
            <text:p>2.172.149</text:p>
          </table:table-cell>
          <table:table-cell office:value-type="percentage" office:value="0.94380772221426801" table:style-name="ce83">
            <text:p>94,4%</text:p>
          </table:table-cell>
          <table:table-cell office:value-type="percentage" office:value="0.85898303437162316" table:style-name="ce83">
            <text:p>85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9304" table:style-name="ce82">
            <text:p>139.304</text:p>
          </table:table-cell>
          <table:table-cell office:value-type="percentage" office:value="1" table:style-name="ce83">
            <text:p>100,0%</text:p>
          </table:table-cell>
          <table:table-cell office:value-type="float" office:value="159868" table:style-name="ce82">
            <text:p>159.868</text:p>
          </table:table-cell>
          <table:table-cell office:value-type="percentage" office:value="1" table:style-name="ce83">
            <text:p>100,0%</text:p>
          </table:table-cell>
          <table:table-cell office:value-type="float" office:value="225998" table:style-name="ce82">
            <text:p>225.998</text:p>
          </table:table-cell>
          <table:table-cell office:value-type="percentage" office:value="0.99109758450716579" table:style-name="ce83">
            <text:p>99,1%</text:p>
          </table:table-cell>
          <table:table-cell office:value-type="float" office:value="290957" table:style-name="ce82">
            <text:p>290.957</text:p>
          </table:table-cell>
          <table:table-cell office:value-type="percentage" office:value="0.93433031370521535" table:style-name="ce83">
            <text:p>93,4%</text:p>
          </table:table-cell>
          <table:table-cell office:value-type="float" office:value="293027" table:style-name="ce82">
            <text:p>293.027</text:p>
          </table:table-cell>
          <table:table-cell office:value-type="percentage" office:value="0.88613195194159933" table:style-name="ce83">
            <text:p>88,6%</text:p>
          </table:table-cell>
          <table:table-cell office:value-type="float" office:value="213383" table:style-name="ce82">
            <text:p>213.383</text:p>
          </table:table-cell>
          <table:table-cell office:value-type="percentage" office:value="0.82786487734286196" table:style-name="ce83">
            <text:p>82,8%</text:p>
          </table:table-cell>
          <table:table-cell office:value-type="float" office:value="181967" table:style-name="ce82">
            <text:p>181.967</text:p>
          </table:table-cell>
          <table:table-cell office:value-type="percentage" office:value="0.83092989698253816" table:style-name="ce83">
            <text:p>83,1%</text:p>
          </table:table-cell>
          <table:table-cell office:value-type="float" office:value="161114" table:style-name="ce82">
            <text:p>161.114</text:p>
          </table:table-cell>
          <table:table-cell office:value-type="percentage" office:value="0.90607144463940248" table:style-name="ce83">
            <text:p>90,6%</text:p>
          </table:table-cell>
          <table:table-cell office:value-type="float" office:value="1665618" table:style-name="ce82">
            <text:p>1.665.618</text:p>
          </table:table-cell>
          <table:table-cell office:value-type="float" office:value="1816082" table:style-name="ce82">
            <text:p>1.816.082</text:p>
          </table:table-cell>
          <table:table-cell office:value-type="percentage" office:value="0.91714911551350653" table:style-name="ce83">
            <text:p>91,7%</text:p>
          </table:table-cell>
          <table:table-cell office:value-type="percentage" office:value="0.81302961551378072" table:style-name="ce83">
            <text:p>81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61455" table:style-name="ce82">
            <text:p>461.455</text:p>
          </table:table-cell>
          <table:table-cell office:value-type="percentage" office:value="1" table:style-name="ce83">
            <text:p>100,0%</text:p>
          </table:table-cell>
          <table:table-cell office:value-type="float" office:value="622439" table:style-name="ce82">
            <text:p>622.439</text:p>
          </table:table-cell>
          <table:table-cell office:value-type="percentage" office:value="0.97908408521776336" table:style-name="ce83">
            <text:p>97,9%</text:p>
          </table:table-cell>
          <table:table-cell office:value-type="float" office:value="810663" table:style-name="ce82">
            <text:p>810.663</text:p>
          </table:table-cell>
          <table:table-cell office:value-type="percentage" office:value="0.95094218777126605" table:style-name="ce83">
            <text:p>95,1%</text:p>
          </table:table-cell>
          <table:table-cell office:value-type="float" office:value="1045967" table:style-name="ce82">
            <text:p>1.045.967</text:p>
          </table:table-cell>
          <table:table-cell office:value-type="percentage" office:value="0.9531310797055953" table:style-name="ce83">
            <text:p>95,3%</text:p>
          </table:table-cell>
          <table:table-cell office:value-type="float" office:value="1168545" table:style-name="ce82">
            <text:p>1.168.545</text:p>
          </table:table-cell>
          <table:table-cell office:value-type="percentage" office:value="0.91612506173904185" table:style-name="ce83">
            <text:p>91,6%</text:p>
          </table:table-cell>
          <table:table-cell office:value-type="float" office:value="836482" table:style-name="ce82">
            <text:p>836.482</text:p>
          </table:table-cell>
          <table:table-cell office:value-type="percentage" office:value="0.86536082132940495" table:style-name="ce83">
            <text:p>86,5%</text:p>
          </table:table-cell>
          <table:table-cell office:value-type="float" office:value="703610" table:style-name="ce82">
            <text:p>703.610</text:p>
          </table:table-cell>
          <table:table-cell office:value-type="percentage" office:value="0.84869531233980133" table:style-name="ce83">
            <text:p>84,9%</text:p>
          </table:table-cell>
          <table:table-cell office:value-type="float" office:value="612041" table:style-name="ce82">
            <text:p>612.041</text:p>
          </table:table-cell>
          <table:table-cell office:value-type="percentage" office:value="0.9116394558532418" table:style-name="ce83">
            <text:p>91,2%</text:p>
          </table:table-cell>
          <table:table-cell office:value-type="float" office:value="6261202" table:style-name="ce82">
            <text:p>6.261.202</text:p>
          </table:table-cell>
          <table:table-cell office:value-type="float" office:value="6782414" table:style-name="ce82">
            <text:p>6.782.414</text:p>
          </table:table-cell>
          <table:table-cell office:value-type="percentage" office:value="0.92315243510643852" table:style-name="ce83">
            <text:p>92,3%</text:p>
          </table:table-cell>
          <table:table-cell office:value-type="percentage" office:value="0.81619026252947202" table:style-name="ce83">
            <text:p>81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9254" table:style-name="ce82">
            <text:p>299.254</text:p>
          </table:table-cell>
          <table:table-cell office:value-type="percentage" office:value="1" table:style-name="ce83">
            <text:p>100,0%</text:p>
          </table:table-cell>
          <table:table-cell office:value-type="float" office:value="438027" table:style-name="ce82">
            <text:p>438.027</text:p>
          </table:table-cell>
          <table:table-cell office:value-type="percentage" office:value="0.99602297533289674" table:style-name="ce83">
            <text:p>99,6%</text:p>
          </table:table-cell>
          <table:table-cell office:value-type="float" office:value="577072" table:style-name="ce82">
            <text:p>577.072</text:p>
          </table:table-cell>
          <table:table-cell office:value-type="percentage" office:value="0.96639314063703652" table:style-name="ce83">
            <text:p>96,6%</text:p>
          </table:table-cell>
          <table:table-cell office:value-type="float" office:value="724422" table:style-name="ce82">
            <text:p>724.422</text:p>
          </table:table-cell>
          <table:table-cell office:value-type="percentage" office:value="0.95031588779161902" table:style-name="ce83">
            <text:p>95,0%</text:p>
          </table:table-cell>
          <table:table-cell office:value-type="float" office:value="768790" table:style-name="ce82">
            <text:p>768.790</text:p>
          </table:table-cell>
          <table:table-cell office:value-type="percentage" office:value="0.91443911966248104" table:style-name="ce83">
            <text:p>91,4%</text:p>
          </table:table-cell>
          <table:table-cell office:value-type="float" office:value="532154" table:style-name="ce82">
            <text:p>532.154</text:p>
          </table:table-cell>
          <table:table-cell office:value-type="percentage" office:value="0.86681185364240676" table:style-name="ce83">
            <text:p>86,7%</text:p>
          </table:table-cell>
          <table:table-cell office:value-type="float" office:value="450388" table:style-name="ce82">
            <text:p>450.388</text:p>
          </table:table-cell>
          <table:table-cell office:value-type="percentage" office:value="0.87833797801366298" table:style-name="ce83">
            <text:p>87,8%</text:p>
          </table:table-cell>
          <table:table-cell office:value-type="float" office:value="408829" table:style-name="ce82">
            <text:p>408.829</text:p>
          </table:table-cell>
          <table:table-cell office:value-type="percentage" office:value="0.94468180484276831" table:style-name="ce83">
            <text:p>94,5%</text:p>
          </table:table-cell>
          <table:table-cell office:value-type="float" office:value="4198936" table:style-name="ce82">
            <text:p>4.198.936</text:p>
          </table:table-cell>
          <table:table-cell office:value-type="float" office:value="4492026" table:style-name="ce82">
            <text:p>4.492.026</text:p>
          </table:table-cell>
          <table:table-cell office:value-type="percentage" office:value="0.93475327168631706" table:style-name="ce83">
            <text:p>93,5%</text:p>
          </table:table-cell>
          <table:table-cell office:value-type="percentage" office:value="0.83195929499340704" table:style-name="ce83">
            <text:p>83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8466" table:style-name="ce82">
            <text:p>78.466</text:p>
          </table:table-cell>
          <table:table-cell office:value-type="percentage" office:value="1" table:style-name="ce83">
            <text:p>100,0%</text:p>
          </table:table-cell>
          <table:table-cell office:value-type="float" office:value="96190" table:style-name="ce82">
            <text:p>96.190</text:p>
          </table:table-cell>
          <table:table-cell office:value-type="percentage" office:value="1" table:style-name="ce83">
            <text:p>100,0%</text:p>
          </table:table-cell>
          <table:table-cell office:value-type="float" office:value="133526" table:style-name="ce82">
            <text:p>133.526</text:p>
          </table:table-cell>
          <table:table-cell office:value-type="percentage" office:value="1" table:style-name="ce83">
            <text:p>100,0%</text:p>
          </table:table-cell>
          <table:table-cell office:value-type="float" office:value="162415" table:style-name="ce82">
            <text:p>162.415</text:p>
          </table:table-cell>
          <table:table-cell office:value-type="percentage" office:value="0.96702648955362513" table:style-name="ce83">
            <text:p>96,7%</text:p>
          </table:table-cell>
          <table:table-cell office:value-type="float" office:value="147471" table:style-name="ce82">
            <text:p>147.471</text:p>
          </table:table-cell>
          <table:table-cell office:value-type="percentage" office:value="0.93610984156002441" table:style-name="ce83">
            <text:p>93,6%</text:p>
          </table:table-cell>
          <table:table-cell office:value-type="float" office:value="115004" table:style-name="ce82">
            <text:p>115.004</text:p>
          </table:table-cell>
          <table:table-cell office:value-type="percentage" office:value="0.88572264752545404" table:style-name="ce83">
            <text:p>88,6%</text:p>
          </table:table-cell>
          <table:table-cell office:value-type="float" office:value="95839" table:style-name="ce82">
            <text:p>95.839</text:p>
          </table:table-cell>
          <table:table-cell office:value-type="percentage" office:value="0.85185678986009639" table:style-name="ce83">
            <text:p>85,2%</text:p>
          </table:table-cell>
          <table:table-cell office:value-type="float" office:value="81519" table:style-name="ce82">
            <text:p>81.519</text:p>
          </table:table-cell>
          <table:table-cell office:value-type="percentage" office:value="0.95111365200854048" table:style-name="ce83">
            <text:p>95,1%</text:p>
          </table:table-cell>
          <table:table-cell office:value-type="float" office:value="910430" table:style-name="ce82">
            <text:p>910.430</text:p>
          </table:table-cell>
          <table:table-cell office:value-type="float" office:value="949890" table:style-name="ce82">
            <text:p>949.890</text:p>
          </table:table-cell>
          <table:table-cell office:value-type="percentage" office:value="0.95845834780869366" table:style-name="ce83">
            <text:p>95,8%</text:p>
          </table:table-cell>
          <table:table-cell office:value-type="percentage" office:value="0.86052066211782807" table:style-name="ce83">
            <text:p>86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3194" table:style-name="ce82">
            <text:p>243.194</text:p>
          </table:table-cell>
          <table:table-cell office:value-type="percentage" office:value="1" table:style-name="ce83">
            <text:p>100,0%</text:p>
          </table:table-cell>
          <table:table-cell office:value-type="float" office:value="292474" table:style-name="ce82">
            <text:p>292.474</text:p>
          </table:table-cell>
          <table:table-cell office:value-type="percentage" office:value="1" table:style-name="ce83">
            <text:p>100,0%</text:p>
          </table:table-cell>
          <table:table-cell office:value-type="float" office:value="348425" table:style-name="ce82">
            <text:p>348.425</text:p>
          </table:table-cell>
          <table:table-cell office:value-type="percentage" office:value="0.98545957473286461" table:style-name="ce83">
            <text:p>98,5%</text:p>
          </table:table-cell>
          <table:table-cell office:value-type="float" office:value="394082" table:style-name="ce82">
            <text:p>394.082</text:p>
          </table:table-cell>
          <table:table-cell office:value-type="percentage" office:value="0.96305474095796673" table:style-name="ce83">
            <text:p>96,3%</text:p>
          </table:table-cell>
          <table:table-cell office:value-type="float" office:value="412902" table:style-name="ce82">
            <text:p>412.902</text:p>
          </table:table-cell>
          <table:table-cell office:value-type="percentage" office:value="0.93240176408023723" table:style-name="ce83">
            <text:p>93,2%</text:p>
          </table:table-cell>
          <table:table-cell office:value-type="float" office:value="269412" table:style-name="ce82">
            <text:p>269.412</text:p>
          </table:table-cell>
          <table:table-cell office:value-type="percentage" office:value="0.87301926778527406" table:style-name="ce83">
            <text:p>87,3%</text:p>
          </table:table-cell>
          <table:table-cell office:value-type="float" office:value="205262" table:style-name="ce82">
            <text:p>205.262</text:p>
          </table:table-cell>
          <table:table-cell office:value-type="percentage" office:value="0.89104105711879567" table:style-name="ce83">
            <text:p>89,1%</text:p>
          </table:table-cell>
          <table:table-cell office:value-type="float" office:value="177426" table:style-name="ce82">
            <text:p>177.426</text:p>
          </table:table-cell>
          <table:table-cell office:value-type="percentage" office:value="0.96772187799982545" table:style-name="ce83">
            <text:p>96,8%</text:p>
          </table:table-cell>
          <table:table-cell office:value-type="float" office:value="2343177" table:style-name="ce82">
            <text:p>2.343.177</text:p>
          </table:table-cell>
          <table:table-cell office:value-type="float" office:value="2456127" table:style-name="ce82">
            <text:p>2.456.127</text:p>
          </table:table-cell>
          <table:table-cell office:value-type="percentage" office:value="0.95401296431332749" table:style-name="ce83">
            <text:p>95,4%</text:p>
          </table:table-cell>
          <table:table-cell office:value-type="percentage" office:value="0.86884862337015123" table:style-name="ce83">
            <text:p>86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3504" table:style-name="ce82">
            <text:p>23.504</text:p>
          </table:table-cell>
          <table:table-cell office:value-type="percentage" office:value="1" table:style-name="ce83">
            <text:p>100,0%</text:p>
          </table:table-cell>
          <table:table-cell office:value-type="float" office:value="28798" table:style-name="ce82">
            <text:p>28.798</text:p>
          </table:table-cell>
          <table:table-cell office:value-type="percentage" office:value="1" table:style-name="ce83">
            <text:p>100,0%</text:p>
          </table:table-cell>
          <table:table-cell office:value-type="float" office:value="38561" table:style-name="ce82">
            <text:p>38.561</text:p>
          </table:table-cell>
          <table:table-cell office:value-type="percentage" office:value="0.99862744082457144" table:style-name="ce83">
            <text:p>99,9%</text:p>
          </table:table-cell>
          <table:table-cell office:value-type="float" office:value="46001" table:style-name="ce82">
            <text:p>46.001</text:p>
          </table:table-cell>
          <table:table-cell office:value-type="percentage" office:value="0.96844210526315788" table:style-name="ce83">
            <text:p>96,8%</text:p>
          </table:table-cell>
          <table:table-cell office:value-type="float" office:value="48573" table:style-name="ce82">
            <text:p>48.573</text:p>
          </table:table-cell>
          <table:table-cell office:value-type="percentage" office:value="0.93908050421467792" table:style-name="ce83">
            <text:p>93,9%</text:p>
          </table:table-cell>
          <table:table-cell office:value-type="float" office:value="32653" table:style-name="ce82">
            <text:p>32.653</text:p>
          </table:table-cell>
          <table:table-cell office:value-type="percentage" office:value="0.88165568635921809" table:style-name="ce83">
            <text:p>88,2%</text:p>
          </table:table-cell>
          <table:table-cell office:value-type="float" office:value="25922" table:style-name="ce82">
            <text:p>25.922</text:p>
          </table:table-cell>
          <table:table-cell office:value-type="percentage" office:value="0.85931180799575679" table:style-name="ce83">
            <text:p>85,9%</text:p>
          </table:table-cell>
          <table:table-cell office:value-type="float" office:value="25594" table:style-name="ce82">
            <text:p>25.594</text:p>
          </table:table-cell>
          <table:table-cell office:value-type="percentage" office:value="0.98495285741774097" table:style-name="ce83">
            <text:p>98,5%</text:p>
          </table:table-cell>
          <table:table-cell office:value-type="float" office:value="269606" table:style-name="ce82">
            <text:p>269.606</text:p>
          </table:table-cell>
          <table:table-cell office:value-type="float" office:value="281479" table:style-name="ce82">
            <text:p>281.479</text:p>
          </table:table-cell>
          <table:table-cell office:value-type="percentage" office:value="0.95781923340639974" table:style-name="ce83">
            <text:p>95,8%</text:p>
          </table:table-cell>
          <table:table-cell office:value-type="percentage" office:value="0.85270861798491981" table:style-name="ce83">
            <text:p>85,3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5568" table:style-name="ce82">
            <text:p>375.568</text:p>
          </table:table-cell>
          <table:table-cell office:value-type="percentage" office:value="1" table:style-name="ce83">
            <text:p>100,0%</text:p>
          </table:table-cell>
          <table:table-cell office:value-type="float" office:value="513331" table:style-name="ce82">
            <text:p>513.331</text:p>
          </table:table-cell>
          <table:table-cell office:value-type="percentage" office:value="0.97397021155488095" table:style-name="ce83">
            <text:p>97,4%</text:p>
          </table:table-cell>
          <table:table-cell office:value-type="float" office:value="695205" table:style-name="ce82">
            <text:p>695.205</text:p>
          </table:table-cell>
          <table:table-cell office:value-type="percentage" office:value="0.96494868541955259" table:style-name="ce83">
            <text:p>96,5%</text:p>
          </table:table-cell>
          <table:table-cell office:value-type="float" office:value="951891" table:style-name="ce82">
            <text:p>951.891</text:p>
          </table:table-cell>
          <table:table-cell office:value-type="percentage" office:value="0.96174018119562443" table:style-name="ce83">
            <text:p>96,2%</text:p>
          </table:table-cell>
          <table:table-cell office:value-type="float" office:value="1055641" table:style-name="ce82">
            <text:p>1.055.641</text:p>
          </table:table-cell>
          <table:table-cell office:value-type="percentage" office:value="0.91315818839081586" table:style-name="ce83">
            <text:p>91,3%</text:p>
          </table:table-cell>
          <table:table-cell office:value-type="float" office:value="784394" table:style-name="ce82">
            <text:p>784.394</text:p>
          </table:table-cell>
          <table:table-cell office:value-type="percentage" office:value="0.87073233545430728" table:style-name="ce83">
            <text:p>87,1%</text:p>
          </table:table-cell>
          <table:table-cell office:value-type="float" office:value="641941" table:style-name="ce82">
            <text:p>641.941</text:p>
          </table:table-cell>
          <table:table-cell office:value-type="percentage" office:value="0.87272774237754513" table:style-name="ce83">
            <text:p>87,3%</text:p>
          </table:table-cell>
          <table:table-cell office:value-type="float" office:value="509634" table:style-name="ce82">
            <text:p>509.634</text:p>
          </table:table-cell>
          <table:table-cell office:value-type="percentage" office:value="0.89293548726215088" table:style-name="ce83">
            <text:p>89,3%</text:p>
          </table:table-cell>
          <table:table-cell office:value-type="float" office:value="5527605" table:style-name="ce82">
            <text:p>5.527.605</text:p>
          </table:table-cell>
          <table:table-cell office:value-type="float" office:value="5970908" table:style-name="ce82">
            <text:p>5.970.908</text:p>
          </table:table-cell>
          <table:table-cell office:value-type="percentage" office:value="0.92575618314668384" table:style-name="ce83">
            <text:p>92,6%</text:p>
          </table:table-cell>
          <table:table-cell office:value-type="percentage" office:value="0.81819800622514371" table:style-name="ce83">
            <text:p>81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2917" table:style-name="ce82">
            <text:p>72.917</text:p>
          </table:table-cell>
          <table:table-cell office:value-type="percentage" office:value="1" table:style-name="ce83">
            <text:p>100,0%</text:p>
          </table:table-cell>
          <table:table-cell office:value-type="float" office:value="103967" table:style-name="ce82">
            <text:p>103.967</text:p>
          </table:table-cell>
          <table:table-cell office:value-type="percentage" office:value="1" table:style-name="ce83">
            <text:p>100,0%</text:p>
          </table:table-cell>
          <table:table-cell office:value-type="float" office:value="149970" table:style-name="ce82">
            <text:p>149.970</text:p>
          </table:table-cell>
          <table:table-cell office:value-type="percentage" office:value="0.97674236848789575" table:style-name="ce83">
            <text:p>97,7%</text:p>
          </table:table-cell>
          <table:table-cell office:value-type="float" office:value="210169" table:style-name="ce82">
            <text:p>210.169</text:p>
          </table:table-cell>
          <table:table-cell office:value-type="percentage" office:value="0.96362269203082951" table:style-name="ce83">
            <text:p>96,4%</text:p>
          </table:table-cell>
          <table:table-cell office:value-type="float" office:value="237219" table:style-name="ce82">
            <text:p>237.219</text:p>
          </table:table-cell>
          <table:table-cell office:value-type="percentage" office:value="0.9396002661723466" table:style-name="ce83">
            <text:p>94,0%</text:p>
          </table:table-cell>
          <table:table-cell office:value-type="float" office:value="175374" table:style-name="ce82">
            <text:p>175.374</text:p>
          </table:table-cell>
          <table:table-cell office:value-type="percentage" office:value="0.88094879291117878" table:style-name="ce83">
            <text:p>88,1%</text:p>
          </table:table-cell>
          <table:table-cell office:value-type="float" office:value="150771" table:style-name="ce82">
            <text:p>150.771</text:p>
          </table:table-cell>
          <table:table-cell office:value-type="percentage" office:value="0.86680387952098148" table:style-name="ce83">
            <text:p>86,7%</text:p>
          </table:table-cell>
          <table:table-cell office:value-type="float" office:value="132822" table:style-name="ce82">
            <text:p>132.822</text:p>
          </table:table-cell>
          <table:table-cell office:value-type="percentage" office:value="0.91844609171875868" table:style-name="ce83">
            <text:p>91,8%</text:p>
          </table:table-cell>
          <table:table-cell office:value-type="float" office:value="1233209" table:style-name="ce82">
            <text:p>1.233.209</text:p>
          </table:table-cell>
          <table:table-cell office:value-type="float" office:value="1317614" table:style-name="ce82">
            <text:p>1.317.614</text:p>
          </table:table-cell>
          <table:table-cell office:value-type="percentage" office:value="0.9359410267346886" table:style-name="ce83">
            <text:p>93,6%</text:p>
          </table:table-cell>
          <table:table-cell office:value-type="percentage" office:value="0.81503440673171734" table:style-name="ce83">
            <text:p>81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598" table:style-name="ce82">
            <text:p>42.598</text:p>
          </table:table-cell>
          <table:table-cell office:value-type="percentage" office:value="1" table:style-name="ce83">
            <text:p>100,0%</text:p>
          </table:table-cell>
          <table:table-cell office:value-type="float" office:value="56021" table:style-name="ce82">
            <text:p>56.021</text:p>
          </table:table-cell>
          <table:table-cell office:value-type="percentage" office:value="0.98907132768361583" table:style-name="ce83">
            <text:p>98,9%</text:p>
          </table:table-cell>
          <table:table-cell office:value-type="float" office:value="72669" table:style-name="ce82">
            <text:p>72.669</text:p>
          </table:table-cell>
          <table:table-cell office:value-type="percentage" office:value="0.96034095414298926" table:style-name="ce83">
            <text:p>96,0%</text:p>
          </table:table-cell>
          <table:table-cell office:value-type="float" office:value="92602" table:style-name="ce82">
            <text:p>92.602</text:p>
          </table:table-cell>
          <table:table-cell office:value-type="percentage" office:value="0.94783925975966754" table:style-name="ce83">
            <text:p>94,8%</text:p>
          </table:table-cell>
          <table:table-cell office:value-type="float" office:value="96711" table:style-name="ce82">
            <text:p>96.711</text:p>
          </table:table-cell>
          <table:table-cell office:value-type="percentage" office:value="0.91475837802559523" table:style-name="ce83">
            <text:p>91,5%</text:p>
          </table:table-cell>
          <table:table-cell office:value-type="float" office:value="66186" table:style-name="ce82">
            <text:p>66.186</text:p>
          </table:table-cell>
          <table:table-cell office:value-type="percentage" office:value="0.86259432548319415" table:style-name="ce83">
            <text:p>86,3%</text:p>
          </table:table-cell>
          <table:table-cell office:value-type="float" office:value="60188" table:style-name="ce82">
            <text:p>60.188</text:p>
          </table:table-cell>
          <table:table-cell office:value-type="percentage" office:value="0.8748001511583966" table:style-name="ce83">
            <text:p>87,5%</text:p>
          </table:table-cell>
          <table:table-cell office:value-type="float" office:value="53418" table:style-name="ce82">
            <text:p>53.418</text:p>
          </table:table-cell>
          <table:table-cell office:value-type="percentage" office:value="0.9286695293892665" table:style-name="ce83">
            <text:p>92,9%</text:p>
          </table:table-cell>
          <table:table-cell office:value-type="float" office:value="540393" table:style-name="ce82">
            <text:p>540.393</text:p>
          </table:table-cell>
          <table:table-cell office:value-type="float" office:value="580174" table:style-name="ce82">
            <text:p>580.174</text:p>
          </table:table-cell>
          <table:table-cell office:value-type="percentage" office:value="0.93143263917376506" table:style-name="ce83">
            <text:p>93,1%</text:p>
          </table:table-cell>
          <table:table-cell office:value-type="percentage" office:value="0.82169803574523992" table:style-name="ce83">
            <text:p>82,2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5532" table:style-name="ce82">
            <text:p>165.532</text:p>
          </table:table-cell>
          <table:table-cell office:value-type="percentage" office:value="1" table:style-name="ce83">
            <text:p>100,0%</text:p>
          </table:table-cell>
          <table:table-cell office:value-type="float" office:value="215447" table:style-name="ce82">
            <text:p>215.447</text:p>
          </table:table-cell>
          <table:table-cell office:value-type="percentage" office:value="0.99575256740892748" table:style-name="ce83">
            <text:p>99,6%</text:p>
          </table:table-cell>
          <table:table-cell office:value-type="float" office:value="281983" table:style-name="ce82">
            <text:p>281.983</text:p>
          </table:table-cell>
          <table:table-cell office:value-type="percentage" office:value="0.9923283467587265" table:style-name="ce83">
            <text:p>99,2%</text:p>
          </table:table-cell>
          <table:table-cell office:value-type="float" office:value="328542" table:style-name="ce82">
            <text:p>328.542</text:p>
          </table:table-cell>
          <table:table-cell office:value-type="percentage" office:value="0.97355296962369653" table:style-name="ce83">
            <text:p>97,4%</text:p>
          </table:table-cell>
          <table:table-cell office:value-type="float" office:value="327738" table:style-name="ce82">
            <text:p>327.738</text:p>
          </table:table-cell>
          <table:table-cell office:value-type="percentage" office:value="0.94160269375746986" table:style-name="ce83">
            <text:p>94,2%</text:p>
          </table:table-cell>
          <table:table-cell office:value-type="float" office:value="213401" table:style-name="ce82">
            <text:p>213.401</text:p>
          </table:table-cell>
          <table:table-cell office:value-type="percentage" office:value="0.89802007280072382" table:style-name="ce83">
            <text:p>89,8%</text:p>
          </table:table-cell>
          <table:table-cell office:value-type="float" office:value="177002" table:style-name="ce82">
            <text:p>177.002</text:p>
          </table:table-cell>
          <table:table-cell office:value-type="percentage" office:value="0.88849735210702008" table:style-name="ce83">
            <text:p>88,8%</text:p>
          </table:table-cell>
          <table:table-cell office:value-type="float" office:value="161380" table:style-name="ce82">
            <text:p>161.380</text:p>
          </table:table-cell>
          <table:table-cell office:value-type="percentage" office:value="0.93382016815475333" table:style-name="ce83">
            <text:p>93,4%</text:p>
          </table:table-cell>
          <table:table-cell office:value-type="float" office:value="1871025" table:style-name="ce82">
            <text:p>1.871.025</text:p>
          </table:table-cell>
          <table:table-cell office:value-type="float" office:value="1955253" table:style-name="ce82">
            <text:p>1.955.253</text:p>
          </table:table-cell>
          <table:table-cell office:value-type="percentage" office:value="0.95692219881519169" table:style-name="ce83">
            <text:p>95,7%</text:p>
          </table:table-cell>
          <table:table-cell office:value-type="percentage" office:value="0.85594864925696779" table:style-name="ce83">
            <text:p>85,6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413" table:style-name="ce82">
            <text:p>2.413</text:p>
          </table:table-cell>
          <table:table-cell office:value-type="percentage" office:value="0.85054635178004934" table:style-name="ce83">
            <text:p>85,1%</text:p>
          </table:table-cell>
          <table:table-cell office:value-type="float" office:value="3939" table:style-name="ce82">
            <text:p>3.939</text:p>
          </table:table-cell>
          <table:table-cell office:value-type="percentage" office:value="0.89441416893732972" table:style-name="ce83">
            <text:p>89,4%</text:p>
          </table:table-cell>
          <table:table-cell office:value-type="float" office:value="7730" table:style-name="ce82">
            <text:p>7.730</text:p>
          </table:table-cell>
          <table:table-cell office:value-type="percentage" office:value="0.92808260295353584" table:style-name="ce83">
            <text:p>92,8%</text:p>
          </table:table-cell>
          <table:table-cell office:value-type="float" office:value="10710" table:style-name="ce82">
            <text:p>10.710</text:p>
          </table:table-cell>
          <table:table-cell office:value-type="percentage" office:value="0.92671108419139914" table:style-name="ce83">
            <text:p>92,7%</text:p>
          </table:table-cell>
          <table:table-cell office:value-type="float" office:value="11357" table:style-name="ce82">
            <text:p>11.357</text:p>
          </table:table-cell>
          <table:table-cell office:value-type="percentage" office:value="0.91907420895039249" table:style-name="ce83">
            <text:p>91,9%</text:p>
          </table:table-cell>
          <table:table-cell office:value-type="float" office:value="9676" table:style-name="ce82">
            <text:p>9.676</text:p>
          </table:table-cell>
          <table:table-cell office:value-type="percentage" office:value="0.84884639003421358" table:style-name="ce83">
            <text:p>84,9%</text:p>
          </table:table-cell>
          <table:table-cell office:value-type="float" office:value="9943" table:style-name="ce82">
            <text:p>9.943</text:p>
          </table:table-cell>
          <table:table-cell office:value-type="percentage" office:value="0.91514035895075929" table:style-name="ce83">
            <text:p>91,5%</text:p>
          </table:table-cell>
          <table:table-cell office:value-type="float" office:value="9920" table:style-name="ce82">
            <text:p>9.920</text:p>
          </table:table-cell>
          <table:table-cell office:value-type="percentage" office:value="1.0688503394030815" table:style-name="ce83">
            <text:p>106,9%</text:p>
          </table:table-cell>
          <table:table-cell office:value-type="float" office:value="65688" table:style-name="ce82">
            <text:p>65.688</text:p>
          </table:table-cell>
          <table:table-cell office:value-type="float" office:value="71029" table:style-name="ce82">
            <text:p>71.029</text:p>
          </table:table-cell>
          <table:table-cell office:value-type="percentage" office:value="0.92480536119049961" table:style-name="ce83">
            <text:p>92,5%</text:p>
          </table:table-cell>
          <table:table-cell office:value-type="percentage" office:value="0.78652250440030169" table:style-name="ce83">
            <text:p>78,7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103" table:style-name="ce82">
            <text:p>2.103</text:p>
          </table:table-cell>
          <table:table-cell office:value-type="percentage" office:value="0.83751493428912782" table:style-name="ce83">
            <text:p>83,8%</text:p>
          </table:table-cell>
          <table:table-cell office:value-type="float" office:value="3433" table:style-name="ce82">
            <text:p>3.433</text:p>
          </table:table-cell>
          <table:table-cell office:value-type="percentage" office:value="0.90270838811464638" table:style-name="ce83">
            <text:p>90,3%</text:p>
          </table:table-cell>
          <table:table-cell office:value-type="float" office:value="7520" table:style-name="ce82">
            <text:p>7.520</text:p>
          </table:table-cell>
          <table:table-cell office:value-type="percentage" office:value="0.93941286695815118" table:style-name="ce83">
            <text:p>93,9%</text:p>
          </table:table-cell>
          <table:table-cell office:value-type="float" office:value="10179" table:style-name="ce82">
            <text:p>10.179</text:p>
          </table:table-cell>
          <table:table-cell office:value-type="percentage" office:value="0.94241273956115179" table:style-name="ce83">
            <text:p>94,2%</text:p>
          </table:table-cell>
          <table:table-cell office:value-type="float" office:value="10723" table:style-name="ce82">
            <text:p>10.723</text:p>
          </table:table-cell>
          <table:table-cell office:value-type="percentage" office:value="0.9816900119014923" table:style-name="ce83">
            <text:p>98,2%</text:p>
          </table:table-cell>
          <table:table-cell office:value-type="float" office:value="9432" table:style-name="ce82">
            <text:p>9.432</text:p>
          </table:table-cell>
          <table:table-cell office:value-type="percentage" office:value="0.86121256391526657" table:style-name="ce83">
            <text:p>86,1%</text:p>
          </table:table-cell>
          <table:table-cell office:value-type="float" office:value="10455" table:style-name="ce82">
            <text:p>10.455</text:p>
          </table:table-cell>
          <table:table-cell office:value-type="percentage" office:value="0.89427764947395427" table:style-name="ce83">
            <text:p>89,4%</text:p>
          </table:table-cell>
          <table:table-cell office:value-type="float" office:value="9274" table:style-name="ce82">
            <text:p>9.274</text:p>
          </table:table-cell>
          <table:table-cell office:value-type="percentage" office:value="0.96805845511482258" table:style-name="ce83">
            <text:p>96,8%</text:p>
          </table:table-cell>
          <table:table-cell office:value-type="float" office:value="63119" table:style-name="ce82">
            <text:p>63.119</text:p>
          </table:table-cell>
          <table:table-cell office:value-type="float" office:value="68266" table:style-name="ce82">
            <text:p>68.266</text:p>
          </table:table-cell>
          <table:table-cell office:value-type="percentage" office:value="0.9246037558960537" table:style-name="ce83">
            <text:p>92,5%</text:p>
          </table:table-cell>
          <table:table-cell office:value-type="percentage" office:value="0.7512199185927495" table:style-name="ce83">
            <text:p>75,1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30" table:style-name="ce82">
            <text:p>30</text:p>
          </table:table-cell>
          <table:table-cell office:value-type="string" table:style-name="ce83">
            <text:p>-</text:p>
          </table:table-cell>
          <table:table-cell office:value-type="float" office:value="20" table:style-name="ce82">
            <text:p>20</text:p>
          </table:table-cell>
          <table:table-cell office:value-type="string" table:style-name="ce83">
            <text:p>-</text:p>
          </table:table-cell>
          <table:table-cell office:value-type="float" office:value="3697" table:style-name="ce82">
            <text:p>3.697</text:p>
          </table:table-cell>
          <table:table-cell office:value-type="string" table:style-name="ce83">
            <text:p>-</text:p>
          </table:table-cell>
          <table:table-cell office:value-type="float" office:value="9666" table:style-name="ce82">
            <text:p>9.666</text:p>
          </table:table-cell>
          <table:table-cell office:value-type="string" table:style-name="ce83">
            <text:p>-</text:p>
          </table:table-cell>
          <table:table-cell office:value-type="float" office:value="22699" table:style-name="ce82">
            <text:p>22.699</text:p>
          </table:table-cell>
          <table:table-cell office:value-type="string" table:style-name="ce83">
            <text:p>-</text:p>
          </table:table-cell>
          <table:table-cell office:value-type="float" office:value="32684" table:style-name="ce82">
            <text:p>32.684</text:p>
          </table:table-cell>
          <table:table-cell office:value-type="string" table:style-name="ce83">
            <text:p>-</text:p>
          </table:table-cell>
          <table:table-cell office:value-type="float" office:value="25139" table:style-name="ce82">
            <text:p>25.139</text:p>
          </table:table-cell>
          <table:table-cell office:value-type="string" table:style-name="ce83">
            <text:p>-</text:p>
          </table:table-cell>
          <table:table-cell office:value-type="float" office:value="1238" table:style-name="ce82">
            <text:p>1.238</text:p>
          </table:table-cell>
          <table:table-cell office:value-type="string" table:style-name="ce83">
            <text:p>-</text:p>
          </table:table-cell>
          <table:table-cell office:value-type="float" office:value="95173" table:style-name="ce82">
            <text:p>95.173</text:p>
          </table:table-cell>
          <table:table-cell office:value-type="string" table:style-name="ce82">
            <text:p>-</text:p>
          </table:table-cell>
          <table:table-cell office:value-type="string" table:style-name="ce83">
            <text:p>-</text:p>
          </table:table-cell>
          <table:table-cell office:value-type="string" table:style-name="ce83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4">
            <text:p>Sanidad Exterior</text:p>
          </table:table-cell>
          <table:table-cell office:value-type="float" office:value="33" table:style-name="ce85">
            <text:p>33</text:p>
          </table:table-cell>
          <table:table-cell office:value-type="string" table:style-name="ce86">
            <text:p>-</text:p>
          </table:table-cell>
          <table:table-cell office:value-type="float" office:value="52" table:style-name="ce85">
            <text:p>52</text:p>
          </table:table-cell>
          <table:table-cell office:value-type="string" table:style-name="ce86">
            <text:p>-</text:p>
          </table:table-cell>
          <table:table-cell office:value-type="float" office:value="319" table:style-name="ce85">
            <text:p>319</text:p>
          </table:table-cell>
          <table:table-cell office:value-type="string" table:style-name="ce86">
            <text:p>-</text:p>
          </table:table-cell>
          <table:table-cell office:value-type="float" office:value="924" table:style-name="ce85">
            <text:p>924</text:p>
          </table:table-cell>
          <table:table-cell office:value-type="string" table:style-name="ce86">
            <text:p>-</text:p>
          </table:table-cell>
          <table:table-cell office:value-type="float" office:value="1969" table:style-name="ce85">
            <text:p>1.969</text:p>
          </table:table-cell>
          <table:table-cell office:value-type="string" table:style-name="ce86">
            <text:p>-</text:p>
          </table:table-cell>
          <table:table-cell office:value-type="float" office:value="2429" table:style-name="ce85">
            <text:p>2.429</text:p>
          </table:table-cell>
          <table:table-cell office:value-type="string" table:style-name="ce86">
            <text:p>-</text:p>
          </table:table-cell>
          <table:table-cell office:value-type="float" office:value="2129" table:style-name="ce85">
            <text:p>2.129</text:p>
          </table:table-cell>
          <table:table-cell office:value-type="string" table:style-name="ce86">
            <text:p>-</text:p>
          </table:table-cell>
          <table:table-cell office:value-type="float" office:value="271" table:style-name="ce85">
            <text:p>271</text:p>
          </table:table-cell>
          <table:table-cell office:value-type="string" table:style-name="ce86">
            <text:p>-</text:p>
          </table:table-cell>
          <table:table-cell office:value-type="float" office:value="8126" table:style-name="ce85">
            <text:p>8.126</text:p>
          </table:table-cell>
          <table:table-cell office:value-type="string" table:style-name="ce85">
            <text:p>-</text:p>
          </table:table-cell>
          <table:table-cell office:value-type="string" table:style-name="ce86">
            <text:p>-</text:p>
          </table:table-cell>
          <table:table-cell office:value-type="string" table:style-name="ce86">
            <text:p>-</text:p>
          </table:table-cell>
          <table:table-cell table:number-columns-repeated="24" table:style-name="ce61"/>
          <table:table-cell table:number-columns-repeated="16339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52749" table:style-name="ce89">
            <text:p>2.952.749</text:p>
          </table:table-cell>
          <table:table-cell office:value-type="percentage" office:value="1" table:style-name="ce90">
            <text:p>100,0%</text:p>
          </table:table-cell>
          <table:table-cell office:value-type="float" office:value="3970605" table:style-name="ce89">
            <text:p>3.970.605</text:p>
          </table:table-cell>
          <table:table-cell office:value-type="percentage" office:value="0.99343879860759621" table:style-name="ce90">
            <text:p>99,3%</text:p>
          </table:table-cell>
          <table:table-cell office:value-type="float" office:value="5340904" table:style-name="ce89">
            <text:p>5.340.904</text:p>
          </table:table-cell>
          <table:table-cell office:value-type="percentage" office:value="0.96972289502256859" table:style-name="ce90">
            <text:p>97,0%</text:p>
          </table:table-cell>
          <table:table-cell office:value-type="float" office:value="6775658" table:style-name="ce89">
            <text:p>6.775.658</text:p>
          </table:table-cell>
          <table:table-cell office:value-type="percentage" office:value="0.95034078505813835" table:style-name="ce90">
            <text:p>95,0%</text:p>
          </table:table-cell>
          <table:table-cell office:value-type="float" office:value="7143133" table:style-name="ce89">
            <text:p>7.143.133</text:p>
          </table:table-cell>
          <table:table-cell office:value-type="percentage" office:value="0.91381712330659781" table:style-name="ce90">
            <text:p>91,4%</text:p>
          </table:table-cell>
          <table:table-cell office:value-type="float" office:value="5141247" table:style-name="ce89">
            <text:p>5.141.247</text:p>
          </table:table-cell>
          <table:table-cell office:value-type="percentage" office:value="0.86523555962450482" table:style-name="ce90">
            <text:p>86,5%</text:p>
          </table:table-cell>
          <table:table-cell office:value-type="float" office:value="4268640" table:style-name="ce89">
            <text:p>4.268.640</text:p>
          </table:table-cell>
          <table:table-cell office:value-type="percentage" office:value="0.86679845388614929" table:style-name="ce90">
            <text:p>86,7%</text:p>
          </table:table-cell>
          <table:table-cell office:value-type="float" office:value="3686829" table:style-name="ce89">
            <text:p>3.686.829</text:p>
          </table:table-cell>
          <table:table-cell office:value-type="percentage" office:value="0.92541771231753711" table:style-name="ce90">
            <text:p>92,5%</text:p>
          </table:table-cell>
          <table:table-cell office:value-type="float" office:value="39279765" table:style-name="ce89">
            <text:p>39.279.765</text:p>
          </table:table-cell>
          <table:table-cell office:value-type="float" office:value="42185033" table:style-name="ce89">
            <text:p>42.185.033</text:p>
          </table:table-cell>
          <table:table-cell office:value-type="percentage" office:value="0.93113036085570922" table:style-name="ce90">
            <text:p>93,1%</text:p>
          </table:table-cell>
          <table:table-cell office:value-type="percentage" office:value="0.82870980609445866" table:style-name="ce90">
            <text:p>82,9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Etarios_con_pauta_completa" table:style-name="ta3">
        <table:table-column table:style-name="co7" table:default-cell-style-name="ce6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61"/>
        <table:table-column table:style-name="co8" table:default-cell-style-name="ce91"/>
        <table:table-column table:style-name="co8" table:default-cell-style-name="ce87"/>
        <table:table-column table:style-name="co4" table:default-cell-style-name="ce91"/>
        <table:table-column table:style-name="co4" table:default-cell-style-name="ce61"/>
        <table:table-column table:style-name="co4" table:default-cell-style-name="ce91"/>
        <table:table-column table:style-name="co4" table:number-columns-repeated="2" table:default-cell-style-name="ce61"/>
        <table:table-column table:style-name="co4" table:default-cell-style-name="ce91"/>
        <table:table-column table:style-name="co4" table:number-columns-repeated="3" table:default-cell-style-name="ce61"/>
        <table:table-column table:style-name="co3" table:number-columns-repeated="20" table:default-cell-style-name="ce61"/>
        <table:table-column table:style-name="co4" table:number-columns-repeated="16343" table:default-cell-style-name="ce61"/>
        <table:table-row table:style-name="ro10">
          <table:table-cell table:style-name="ce72"/>
          <table:table-cell office:value-type="string" table:style-name="ce73">
            <text:p>Personas pauta completa ≥80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70-7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60-6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50-5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40-4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30-3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20-29 años</text:p>
          </table:table-cell>
          <table:table-cell office:value-type="string" table:style-name="ce74">
            <text:p>%</text:p>
          </table:table-cell>
          <table:table-cell office:value-type="string" table:style-name="ce73">
            <text:p>Personas pauta completa 12-19 años</text:p>
          </table:table-cell>
          <table:table-cell office:value-type="string" table:style-name="ce74">
            <text:p>%</text:p>
          </table:table-cell>
          <table:table-cell office:value-type="string" table:style-name="ce75">
            <text:p>Total Personas pauta completa</text:p>
          </table:table-cell>
          <table:table-cell office:value-type="string" table:style-name="ce75">
            <text:p>Total Población INE Población a Vacunar (1)</text:p>
          </table:table-cell>
          <table:table-cell office:value-type="string" table:style-name="ce76">
            <text:p>% pauta completa sobre Población a Vacunar INE</text:p>
          </table:table-cell>
          <table:table-cell office:value-type="string" table:style-name="ce76">
            <text:p>% pauta completa sobre Total Población INE</text:p>
          </table:table-cell>
          <table:table-cell table:number-columns-repeated="16363" table:style-name="ce77"/>
        </table:table-row>
        <table:table-row table:style-name="ro5">
          <table:table-cell office:value-type="string" table:style-name="ce78">
            <text:p>Andalucía</text:p>
          </table:table-cell>
          <table:table-cell office:value-type="float" office:value="430910" table:style-name="ce92">
            <text:p>430.910</text:p>
          </table:table-cell>
          <table:table-cell office:value-type="percentage" office:value="1" table:style-name="ce93">
            <text:p>100,0%</text:p>
          </table:table-cell>
          <table:table-cell office:value-type="float" office:value="653115" table:style-name="ce92">
            <text:p>653.115</text:p>
          </table:table-cell>
          <table:table-cell office:value-type="percentage" office:value="0.99815381699863825" table:style-name="ce93">
            <text:p>99,8%</text:p>
          </table:table-cell>
          <table:table-cell office:value-type="float" office:value="934179" table:style-name="ce92">
            <text:p>934.179</text:p>
          </table:table-cell>
          <table:table-cell office:value-type="percentage" office:value="0.97490161537586528" table:style-name="ce93">
            <text:p>97,5%</text:p>
          </table:table-cell>
          <table:table-cell office:value-type="float" office:value="1222996" table:style-name="ce92">
            <text:p>1.222.996</text:p>
          </table:table-cell>
          <table:table-cell office:value-type="percentage" office:value="0.94983267202085131" table:style-name="ce93">
            <text:p>95,0%</text:p>
          </table:table-cell>
          <table:table-cell office:value-type="float" office:value="1268163" table:style-name="ce92">
            <text:p>1.268.163</text:p>
          </table:table-cell>
          <table:table-cell office:value-type="percentage" office:value="0.91608034465621058" table:style-name="ce93">
            <text:p>91,6%</text:p>
          </table:table-cell>
          <table:table-cell office:value-type="float" office:value="954111" table:style-name="ce92">
            <text:p>954.111</text:p>
          </table:table-cell>
          <table:table-cell office:value-type="percentage" office:value="0.86597783754003776" table:style-name="ce93">
            <text:p>86,6%</text:p>
          </table:table-cell>
          <table:table-cell office:value-type="float" office:value="794927" table:style-name="ce92">
            <text:p>794.927</text:p>
          </table:table-cell>
          <table:table-cell office:value-type="percentage" office:value="0.85834866625202999" table:style-name="ce93">
            <text:p>85,8%</text:p>
          </table:table-cell>
          <table:table-cell office:value-type="float" office:value="761002" table:style-name="ce92">
            <text:p>761.002</text:p>
          </table:table-cell>
          <table:table-cell office:value-type="percentage" office:value="0.9846748252562606" table:style-name="ce93">
            <text:p>98,5%</text:p>
          </table:table-cell>
          <table:table-cell office:value-type="float" office:value="7019403" table:style-name="ce92">
            <text:p>7.019.403</text:p>
          </table:table-cell>
          <table:table-cell office:value-type="float" office:value="7508005" table:style-name="ce92">
            <text:p>7.508.005</text:p>
          </table:table-cell>
          <table:table-cell office:value-type="percentage" office:value="0.93492252602389048" table:style-name="ce93">
            <text:p>93,5%</text:p>
          </table:table-cell>
          <table:table-cell office:value-type="percentage" office:value="0.82559678258035518" table:style-name="ce93">
            <text:p>82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ragón</text:p>
          </table:table-cell>
          <table:table-cell office:value-type="float" office:value="100545" table:style-name="ce94">
            <text:p>100.545</text:p>
          </table:table-cell>
          <table:table-cell office:value-type="percentage" office:value="1" table:style-name="ce95">
            <text:p>100,0%</text:p>
          </table:table-cell>
          <table:table-cell office:value-type="float" office:value="119284" table:style-name="ce94">
            <text:p>119.284</text:p>
          </table:table-cell>
          <table:table-cell office:value-type="percentage" office:value="0.99714942528735628" table:style-name="ce95">
            <text:p>99,7%</text:p>
          </table:table-cell>
          <table:table-cell office:value-type="float" office:value="155588" table:style-name="ce94">
            <text:p>155.588</text:p>
          </table:table-cell>
          <table:table-cell office:value-type="percentage" office:value="0.96452792759283368" table:style-name="ce95">
            <text:p>96,5%</text:p>
          </table:table-cell>
          <table:table-cell office:value-type="float" office:value="188559" table:style-name="ce94">
            <text:p>188.559</text:p>
          </table:table-cell>
          <table:table-cell office:value-type="percentage" office:value="0.93824451410658305" table:style-name="ce95">
            <text:p>93,8%</text:p>
          </table:table-cell>
          <table:table-cell office:value-type="float" office:value="191305" table:style-name="ce94">
            <text:p>191.305</text:p>
          </table:table-cell>
          <table:table-cell office:value-type="percentage" office:value="0.89546754541582219" table:style-name="ce95">
            <text:p>89,5%</text:p>
          </table:table-cell>
          <table:table-cell office:value-type="float" office:value="130315" table:style-name="ce94">
            <text:p>130.315</text:p>
          </table:table-cell>
          <table:table-cell office:value-type="percentage" office:value="0.82332983737474574" table:style-name="ce95">
            <text:p>82,3%</text:p>
          </table:table-cell>
          <table:table-cell office:value-type="float" office:value="108688" table:style-name="ce94">
            <text:p>108.688</text:p>
          </table:table-cell>
          <table:table-cell office:value-type="percentage" office:value="0.8309607180537929" table:style-name="ce95">
            <text:p>83,1%</text:p>
          </table:table-cell>
          <table:table-cell office:value-type="float" office:value="98422" table:style-name="ce94">
            <text:p>98.422</text:p>
          </table:table-cell>
          <table:table-cell office:value-type="percentage" office:value="0.91951381298055812" table:style-name="ce95">
            <text:p>92,0%</text:p>
          </table:table-cell>
          <table:table-cell office:value-type="float" office:value="1092706" table:style-name="ce94">
            <text:p>1.092.706</text:p>
          </table:table-cell>
          <table:table-cell office:value-type="float" office:value="1189408" table:style-name="ce94">
            <text:p>1.189.408</text:p>
          </table:table-cell>
          <table:table-cell office:value-type="percentage" office:value="0.91869736877505448" table:style-name="ce95">
            <text:p>91,9%</text:p>
          </table:table-cell>
          <table:table-cell office:value-type="percentage" office:value="0.82088416409179243" table:style-name="ce95">
            <text:p>82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Asturias<text:s/></text:p>
          </table:table-cell>
          <table:table-cell office:value-type="float" office:value="88640" table:style-name="ce94">
            <text:p>88.640</text:p>
          </table:table-cell>
          <table:table-cell office:value-type="percentage" office:value="1" table:style-name="ce95">
            <text:p>100,0%</text:p>
          </table:table-cell>
          <table:table-cell office:value-type="float" office:value="114699" table:style-name="ce94">
            <text:p>114.699</text:p>
          </table:table-cell>
          <table:table-cell office:value-type="percentage" office:value="1" table:style-name="ce95">
            <text:p>100,0%</text:p>
          </table:table-cell>
          <table:table-cell office:value-type="float" office:value="149555" table:style-name="ce94">
            <text:p>149.555</text:p>
          </table:table-cell>
          <table:table-cell office:value-type="percentage" office:value="0.98397920915849724" table:style-name="ce95">
            <text:p>98,4%</text:p>
          </table:table-cell>
          <table:table-cell office:value-type="float" office:value="155008" table:style-name="ce94">
            <text:p>155.008</text:p>
          </table:table-cell>
          <table:table-cell office:value-type="percentage" office:value="0.95634952462627176" table:style-name="ce95">
            <text:p>95,6%</text:p>
          </table:table-cell>
          <table:table-cell office:value-type="float" office:value="152418" table:style-name="ce94">
            <text:p>152.418</text:p>
          </table:table-cell>
          <table:table-cell office:value-type="percentage" office:value="0.91862343297974924" table:style-name="ce95">
            <text:p>91,9%</text:p>
          </table:table-cell>
          <table:table-cell office:value-type="float" office:value="91975" table:style-name="ce94">
            <text:p>91.975</text:p>
          </table:table-cell>
          <table:table-cell office:value-type="percentage" office:value="0.84698547761785048" table:style-name="ce95">
            <text:p>84,7%</text:p>
          </table:table-cell>
          <table:table-cell office:value-type="float" office:value="67480" table:style-name="ce94">
            <text:p>67.480</text:p>
          </table:table-cell>
          <table:table-cell office:value-type="percentage" office:value="0.85156861260442696" table:style-name="ce95">
            <text:p>85,2%</text:p>
          </table:table-cell>
          <table:table-cell office:value-type="float" office:value="67219" table:style-name="ce94">
            <text:p>67.219</text:p>
          </table:table-cell>
          <table:table-cell office:value-type="percentage" office:value="1.0300815250704916" table:style-name="ce95">
            <text:p>103,0%</text:p>
          </table:table-cell>
          <table:table-cell office:value-type="float" office:value="886994" table:style-name="ce94">
            <text:p>886.994</text:p>
          </table:table-cell>
          <table:table-cell office:value-type="float" office:value="930447" table:style-name="ce94">
            <text:p>930.447</text:p>
          </table:table-cell>
          <table:table-cell office:value-type="percentage" office:value="0.95329879079625168" table:style-name="ce95">
            <text:p>95,3%</text:p>
          </table:table-cell>
          <table:table-cell office:value-type="percentage" office:value="0.87570701231823034" table:style-name="ce95">
            <text:p>87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Baleares</text:p>
          </table:table-cell>
          <table:table-cell office:value-type="float" office:value="51454" table:style-name="ce94">
            <text:p>51.454</text:p>
          </table:table-cell>
          <table:table-cell office:value-type="percentage" office:value="0.9593720284153413" table:style-name="ce95">
            <text:p>95,9%</text:p>
          </table:table-cell>
          <table:table-cell office:value-type="float" office:value="79893" table:style-name="ce94">
            <text:p>79.893</text:p>
          </table:table-cell>
          <table:table-cell office:value-type="percentage" office:value="0.91584703212050345" table:style-name="ce95">
            <text:p>91,6%</text:p>
          </table:table-cell>
          <table:table-cell office:value-type="float" office:value="112225" table:style-name="ce94">
            <text:p>112.225</text:p>
          </table:table-cell>
          <table:table-cell office:value-type="percentage" office:value="0.88093537321516879" table:style-name="ce95">
            <text:p>88,1%</text:p>
          </table:table-cell>
          <table:table-cell office:value-type="float" office:value="153229" table:style-name="ce94">
            <text:p>153.229</text:p>
          </table:table-cell>
          <table:table-cell office:value-type="percentage" office:value="0.86322306600265908" table:style-name="ce95">
            <text:p>86,3%</text:p>
          </table:table-cell>
          <table:table-cell office:value-type="float" office:value="173032" table:style-name="ce94">
            <text:p>173.032</text:p>
          </table:table-cell>
          <table:table-cell office:value-type="percentage" office:value="0.79877021368922041" table:style-name="ce95">
            <text:p>79,9%</text:p>
          </table:table-cell>
          <table:table-cell office:value-type="float" office:value="133810" table:style-name="ce94">
            <text:p>133.810</text:p>
          </table:table-cell>
          <table:table-cell office:value-type="percentage" office:value="0.72704254891413611" table:style-name="ce95">
            <text:p>72,7%</text:p>
          </table:table-cell>
          <table:table-cell office:value-type="float" office:value="103126" table:style-name="ce94">
            <text:p>103.126</text:p>
          </table:table-cell>
          <table:table-cell office:value-type="percentage" office:value="0.75157601684971542" table:style-name="ce95">
            <text:p>75,2%</text:p>
          </table:table-cell>
          <table:table-cell office:value-type="float" office:value="86040" table:style-name="ce94">
            <text:p>86.040</text:p>
          </table:table-cell>
          <table:table-cell office:value-type="percentage" office:value="0.86441086642018972" table:style-name="ce95">
            <text:p>86,4%</text:p>
          </table:table-cell>
          <table:table-cell office:value-type="float" office:value="892809" table:style-name="ce94">
            <text:p>892.809</text:p>
          </table:table-cell>
          <table:table-cell office:value-type="float" office:value="1083187" table:style-name="ce94">
            <text:p>1.083.187</text:p>
          </table:table-cell>
          <table:table-cell office:value-type="percentage" office:value="0.82424272078597693" table:style-name="ce95">
            <text:p>82,4%</text:p>
          </table:table-cell>
          <table:table-cell office:value-type="percentage" office:value="0.73194564571334875" table:style-name="ce95">
            <text:p>73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arias</text:p>
          </table:table-cell>
          <table:table-cell office:value-type="float" office:value="93454" table:style-name="ce94">
            <text:p>93.454</text:p>
          </table:table-cell>
          <table:table-cell office:value-type="percentage" office:value="0.93116916761324009" table:style-name="ce95">
            <text:p>93,1%</text:p>
          </table:table-cell>
          <table:table-cell office:value-type="float" office:value="152780" table:style-name="ce94">
            <text:p>152.780</text:p>
          </table:table-cell>
          <table:table-cell office:value-type="percentage" office:value="0.91241355422046511" table:style-name="ce95">
            <text:p>91,2%</text:p>
          </table:table-cell>
          <table:table-cell office:value-type="float" office:value="226507" table:style-name="ce94">
            <text:p>226.507</text:p>
          </table:table-cell>
          <table:table-cell office:value-type="percentage" office:value="0.90042734193317564" table:style-name="ce95">
            <text:p>90,0%</text:p>
          </table:table-cell>
          <table:table-cell office:value-type="float" office:value="325210" table:style-name="ce94">
            <text:p>325.210</text:p>
          </table:table-cell>
          <table:table-cell office:value-type="percentage" office:value="0.88313007302164037" table:style-name="ce95">
            <text:p>88,3%</text:p>
          </table:table-cell>
          <table:table-cell office:value-type="float" office:value="322867" table:style-name="ce94">
            <text:p>322.867</text:p>
          </table:table-cell>
          <table:table-cell office:value-type="percentage" office:value="0.81924106519836082" table:style-name="ce95">
            <text:p>81,9%</text:p>
          </table:table-cell>
          <table:table-cell office:value-type="float" office:value="234539" table:style-name="ce94">
            <text:p>234.539</text:p>
          </table:table-cell>
          <table:table-cell office:value-type="percentage" office:value="0.7496563980285238" table:style-name="ce95">
            <text:p>75,0%</text:p>
          </table:table-cell>
          <table:table-cell office:value-type="float" office:value="192835" table:style-name="ce94">
            <text:p>192.835</text:p>
          </table:table-cell>
          <table:table-cell office:value-type="percentage" office:value="0.75719261321469666" table:style-name="ce95">
            <text:p>75,7%</text:p>
          </table:table-cell>
          <table:table-cell office:value-type="float" office:value="171454" table:style-name="ce94">
            <text:p>171.454</text:p>
          </table:table-cell>
          <table:table-cell office:value-type="percentage" office:value="0.9304751309255691" table:style-name="ce95">
            <text:p>93,0%</text:p>
          </table:table-cell>
          <table:table-cell office:value-type="float" office:value="1719646" table:style-name="ce94">
            <text:p>1.719.646</text:p>
          </table:table-cell>
          <table:table-cell office:value-type="float" office:value="2033513" table:style-name="ce94">
            <text:p>2.033.513</text:p>
          </table:table-cell>
          <table:table-cell office:value-type="percentage" office:value="0.84565281854603336" table:style-name="ce95">
            <text:p>84,6%</text:p>
          </table:table-cell>
          <table:table-cell office:value-type="percentage" office:value="0.7662046659885251" table:style-name="ce95">
            <text:p>76,6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ntabria</text:p>
          </table:table-cell>
          <table:table-cell office:value-type="float" office:value="42301" table:style-name="ce94">
            <text:p>42.301</text:p>
          </table:table-cell>
          <table:table-cell office:value-type="percentage" office:value="1" table:style-name="ce95">
            <text:p>100,0%</text:p>
          </table:table-cell>
          <table:table-cell office:value-type="float" office:value="56124" table:style-name="ce94">
            <text:p>56.124</text:p>
          </table:table-cell>
          <table:table-cell office:value-type="percentage" office:value="1" table:style-name="ce95">
            <text:p>100,0%</text:p>
          </table:table-cell>
          <table:table-cell office:value-type="float" office:value="77192" table:style-name="ce94">
            <text:p>77.192</text:p>
          </table:table-cell>
          <table:table-cell office:value-type="percentage" office:value="0.97394551900778481" table:style-name="ce95">
            <text:p>97,4%</text:p>
          </table:table-cell>
          <table:table-cell office:value-type="float" office:value="85153" table:style-name="ce94">
            <text:p>85.153</text:p>
          </table:table-cell>
          <table:table-cell office:value-type="percentage" office:value="0.9360558425854677" table:style-name="ce95">
            <text:p>93,6%</text:p>
          </table:table-cell>
          <table:table-cell office:value-type="float" office:value="89368" table:style-name="ce94">
            <text:p>89.368</text:p>
          </table:table-cell>
          <table:table-cell office:value-type="percentage" office:value="0.91766783726613677" table:style-name="ce95">
            <text:p>91,8%</text:p>
          </table:table-cell>
          <table:table-cell office:value-type="float" office:value="56831" table:style-name="ce94">
            <text:p>56.831</text:p>
          </table:table-cell>
          <table:table-cell office:value-type="percentage" office:value="0.8462282974478097" table:style-name="ce95">
            <text:p>84,6%</text:p>
          </table:table-cell>
          <table:table-cell office:value-type="float" office:value="43424" table:style-name="ce94">
            <text:p>43.424</text:p>
          </table:table-cell>
          <table:table-cell office:value-type="percentage" office:value="0.85357655337801974" table:style-name="ce95">
            <text:p>85,4%</text:p>
          </table:table-cell>
          <table:table-cell office:value-type="float" office:value="46235" table:style-name="ce94">
            <text:p>46.235</text:p>
          </table:table-cell>
          <table:table-cell office:value-type="percentage" office:value="1.0210233420930592" table:style-name="ce95">
            <text:p>102,1%</text:p>
          </table:table-cell>
          <table:table-cell office:value-type="float" office:value="496628" table:style-name="ce94">
            <text:p>496.628</text:p>
          </table:table-cell>
          <table:table-cell office:value-type="float" office:value="527062" table:style-name="ce94">
            <text:p>527.062</text:p>
          </table:table-cell>
          <table:table-cell office:value-type="percentage" office:value="0.94225726764593165" table:style-name="ce95">
            <text:p>94,2%</text:p>
          </table:table-cell>
          <table:table-cell office:value-type="percentage" office:value="0.85089307895931676" table:style-name="ce95">
            <text:p>85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y Leon</text:p>
          </table:table-cell>
          <table:table-cell office:value-type="float" office:value="228679" table:style-name="ce94">
            <text:p>228.679</text:p>
          </table:table-cell>
          <table:table-cell office:value-type="percentage" office:value="1" table:style-name="ce95">
            <text:p>100,0%</text:p>
          </table:table-cell>
          <table:table-cell office:value-type="float" office:value="251363" table:style-name="ce94">
            <text:p>251.363</text:p>
          </table:table-cell>
          <table:table-cell office:value-type="percentage" office:value="1" table:style-name="ce95">
            <text:p>100,0%</text:p>
          </table:table-cell>
          <table:table-cell office:value-type="float" office:value="325069" table:style-name="ce94">
            <text:p>325.069</text:p>
          </table:table-cell>
          <table:table-cell office:value-type="percentage" office:value="0.99335661878176151" table:style-name="ce95">
            <text:p>99,3%</text:p>
          </table:table-cell>
          <table:table-cell office:value-type="float" office:value="356921" table:style-name="ce94">
            <text:p>356.921</text:p>
          </table:table-cell>
          <table:table-cell office:value-type="percentage" office:value="0.93630165554835609" table:style-name="ce95">
            <text:p>93,6%</text:p>
          </table:table-cell>
          <table:table-cell office:value-type="float" office:value="325079" table:style-name="ce94">
            <text:p>325.079</text:p>
          </table:table-cell>
          <table:table-cell office:value-type="percentage" office:value="0.90249082459286734" table:style-name="ce95">
            <text:p>90,2%</text:p>
          </table:table-cell>
          <table:table-cell office:value-type="float" office:value="217268" table:style-name="ce94">
            <text:p>217.268</text:p>
          </table:table-cell>
          <table:table-cell office:value-type="percentage" office:value="0.8391901182686885" table:style-name="ce95">
            <text:p>83,9%</text:p>
          </table:table-cell>
          <table:table-cell office:value-type="float" office:value="186665" table:style-name="ce94">
            <text:p>186.665</text:p>
          </table:table-cell>
          <table:table-cell office:value-type="percentage" office:value="0.88141411565830419" table:style-name="ce95">
            <text:p>88,1%</text:p>
          </table:table-cell>
          <table:table-cell office:value-type="float" office:value="198200" table:style-name="ce94">
            <text:p>198.200</text:p>
          </table:table-cell>
          <table:table-cell office:value-type="percentage" office:value="1.1783731078847548" table:style-name="ce95">
            <text:p>117,8%</text:p>
          </table:table-cell>
          <table:table-cell office:value-type="float" office:value="2089244" table:style-name="ce94">
            <text:p>2.089.244</text:p>
          </table:table-cell>
          <table:table-cell office:value-type="float" office:value="2172149" table:style-name="ce94">
            <text:p>2.172.149</text:p>
          </table:table-cell>
          <table:table-cell office:value-type="percentage" office:value="0.96183272878610082" table:style-name="ce95">
            <text:p>96,2%</text:p>
          </table:table-cell>
          <table:table-cell office:value-type="percentage" office:value="0.87538804407351056" table:style-name="ce95">
            <text:p>87,5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stilla - La Mancha</text:p>
          </table:table-cell>
          <table:table-cell office:value-type="float" office:value="137252" table:style-name="ce94">
            <text:p>137.252</text:p>
          </table:table-cell>
          <table:table-cell office:value-type="percentage" office:value="1" table:style-name="ce95">
            <text:p>100,0%</text:p>
          </table:table-cell>
          <table:table-cell office:value-type="float" office:value="158471" table:style-name="ce94">
            <text:p>158.471</text:p>
          </table:table-cell>
          <table:table-cell office:value-type="percentage" office:value="1" table:style-name="ce95">
            <text:p>100,0%</text:p>
          </table:table-cell>
          <table:table-cell office:value-type="float" office:value="223370" table:style-name="ce94">
            <text:p>223.370</text:p>
          </table:table-cell>
          <table:table-cell office:value-type="percentage" office:value="0.97957268405634401" table:style-name="ce95">
            <text:p>98,0%</text:p>
          </table:table-cell>
          <table:table-cell office:value-type="float" office:value="287035" table:style-name="ce94">
            <text:p>287.035</text:p>
          </table:table-cell>
          <table:table-cell office:value-type="percentage" office:value="0.92173586335567281" table:style-name="ce95">
            <text:p>92,2%</text:p>
          </table:table-cell>
          <table:table-cell office:value-type="float" office:value="287448" table:style-name="ce94">
            <text:p>287.448</text:p>
          </table:table-cell>
          <table:table-cell office:value-type="percentage" office:value="0.86926070744917305" table:style-name="ce95">
            <text:p>86,9%</text:p>
          </table:table-cell>
          <table:table-cell office:value-type="float" office:value="207206" table:style-name="ce94">
            <text:p>207.206</text:p>
          </table:table-cell>
          <table:table-cell office:value-type="percentage" office:value="0.80389988787628375" table:style-name="ce95">
            <text:p>80,4%</text:p>
          </table:table-cell>
          <table:table-cell office:value-type="float" office:value="174968" table:style-name="ce94">
            <text:p>174.968</text:p>
          </table:table-cell>
          <table:table-cell office:value-type="percentage" office:value="0.7989698253817491" table:style-name="ce95">
            <text:p>79,9%</text:p>
          </table:table-cell>
          <table:table-cell office:value-type="float" office:value="168003" table:style-name="ce94">
            <text:p>168.003</text:p>
          </table:table-cell>
          <table:table-cell office:value-type="percentage" office:value="0.94481374004589014" table:style-name="ce95">
            <text:p>94,5%</text:p>
          </table:table-cell>
          <table:table-cell office:value-type="float" office:value="1643753" table:style-name="ce94">
            <text:p>1.643.753</text:p>
          </table:table-cell>
          <table:table-cell office:value-type="float" office:value="1816082" table:style-name="ce94">
            <text:p>1.816.082</text:p>
          </table:table-cell>
          <table:table-cell office:value-type="percentage" office:value="0.90510946091641231" table:style-name="ce95">
            <text:p>90,5%</text:p>
          </table:table-cell>
          <table:table-cell office:value-type="percentage" office:value="0.80235676463007943" table:style-name="ce95">
            <text:p>80,2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ataluña</text:p>
          </table:table-cell>
          <table:table-cell office:value-type="float" office:value="455864" table:style-name="ce94">
            <text:p>455.864</text:p>
          </table:table-cell>
          <table:table-cell office:value-type="percentage" office:value="1" table:style-name="ce95">
            <text:p>100,0%</text:p>
          </table:table-cell>
          <table:table-cell office:value-type="float" office:value="618654" table:style-name="ce94">
            <text:p>618.654</text:p>
          </table:table-cell>
          <table:table-cell office:value-type="percentage" office:value="0.97313035599682884" table:style-name="ce95">
            <text:p>97,3%</text:p>
          </table:table-cell>
          <table:table-cell office:value-type="float" office:value="802604" table:style-name="ce94">
            <text:p>802.604</text:p>
          </table:table-cell>
          <table:table-cell office:value-type="percentage" office:value="0.94148863790991977" table:style-name="ce95">
            <text:p>94,1%</text:p>
          </table:table-cell>
          <table:table-cell office:value-type="float" office:value="1040408" table:style-name="ce94">
            <text:p>1.040.408</text:p>
          </table:table-cell>
          <table:table-cell office:value-type="percentage" office:value="0.94806547469885671" table:style-name="ce95">
            <text:p>94,8%</text:p>
          </table:table-cell>
          <table:table-cell office:value-type="float" office:value="1157063" table:style-name="ce94">
            <text:p>1.157.063</text:p>
          </table:table-cell>
          <table:table-cell office:value-type="percentage" office:value="0.90712331344617536" table:style-name="ce95">
            <text:p>90,7%</text:p>
          </table:table-cell>
          <table:table-cell office:value-type="float" office:value="820700" table:style-name="ce94">
            <text:p>820.700</text:p>
          </table:table-cell>
          <table:table-cell office:value-type="percentage" office:value="0.84903396135845433" table:style-name="ce95">
            <text:p>84,9%</text:p>
          </table:table-cell>
          <table:table-cell office:value-type="float" office:value="685912" table:style-name="ce94">
            <text:p>685.912</text:p>
          </table:table-cell>
          <table:table-cell office:value-type="percentage" office:value="0.82734796133883526" table:style-name="ce95">
            <text:p>82,7%</text:p>
          </table:table-cell>
          <table:table-cell office:value-type="float" office:value="613561" table:style-name="ce94">
            <text:p>613.561</text:p>
          </table:table-cell>
          <table:table-cell office:value-type="percentage" office:value="0.91390350674672272" table:style-name="ce95">
            <text:p>91,4%</text:p>
          </table:table-cell>
          <table:table-cell office:value-type="float" office:value="6194766" table:style-name="ce94">
            <text:p>6.194.766</text:p>
          </table:table-cell>
          <table:table-cell office:value-type="float" office:value="6782414" table:style-name="ce94">
            <text:p>6.782.414</text:p>
          </table:table-cell>
          <table:table-cell office:value-type="percentage" office:value="0.91335710264811321" table:style-name="ce95">
            <text:p>91,3%</text:p>
          </table:table-cell>
          <table:table-cell office:value-type="percentage" office:value="0.80752987810465904" table:style-name="ce95">
            <text:p>80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C. Valenciana</text:p>
          </table:table-cell>
          <table:table-cell office:value-type="float" office:value="295590" table:style-name="ce94">
            <text:p>295.590</text:p>
          </table:table-cell>
          <table:table-cell office:value-type="percentage" office:value="1" table:style-name="ce95">
            <text:p>100,0%</text:p>
          </table:table-cell>
          <table:table-cell office:value-type="float" office:value="435752" table:style-name="ce94">
            <text:p>435.752</text:p>
          </table:table-cell>
          <table:table-cell office:value-type="percentage" office:value="0.99084988721530964" table:style-name="ce95">
            <text:p>99,1%</text:p>
          </table:table-cell>
          <table:table-cell office:value-type="float" office:value="579768" table:style-name="ce94">
            <text:p>579.768</text:p>
          </table:table-cell>
          <table:table-cell office:value-type="percentage" office:value="0.9709079947750946" table:style-name="ce95">
            <text:p>97,1%</text:p>
          </table:table-cell>
          <table:table-cell office:value-type="float" office:value="733810" table:style-name="ce94">
            <text:p>733.810</text:p>
          </table:table-cell>
          <table:table-cell office:value-type="percentage" office:value="0.96263131382035327" table:style-name="ce95">
            <text:p>96,3%</text:p>
          </table:table-cell>
          <table:table-cell office:value-type="float" office:value="770042" table:style-name="ce94">
            <text:p>770.042</text:p>
          </table:table-cell>
          <table:table-cell office:value-type="percentage" office:value="0.915928314082046" table:style-name="ce95">
            <text:p>91,6%</text:p>
          </table:table-cell>
          <table:table-cell office:value-type="float" office:value="530715" table:style-name="ce94">
            <text:p>530.715</text:p>
          </table:table-cell>
          <table:table-cell office:value-type="percentage" office:value="0.86446790385082117" table:style-name="ce95">
            <text:p>86,4%</text:p>
          </table:table-cell>
          <table:table-cell office:value-type="float" office:value="447403" table:style-name="ce94">
            <text:p>447.403</text:p>
          </table:table-cell>
          <table:table-cell office:value-type="percentage" office:value="0.87251668867120535" table:style-name="ce95">
            <text:p>87,3%</text:p>
          </table:table-cell>
          <table:table-cell office:value-type="float" office:value="430438" table:style-name="ce94">
            <text:p>430.438</text:p>
          </table:table-cell>
          <table:table-cell office:value-type="percentage" office:value="0.99461375468205904" table:style-name="ce95">
            <text:p>99,5%</text:p>
          </table:table-cell>
          <table:table-cell office:value-type="float" office:value="4223518" table:style-name="ce94">
            <text:p>4.223.518</text:p>
          </table:table-cell>
          <table:table-cell office:value-type="float" office:value="4492026" table:style-name="ce94">
            <text:p>4.492.026</text:p>
          </table:table-cell>
          <table:table-cell office:value-type="percentage" office:value="0.94022563538145154" table:style-name="ce95">
            <text:p>94,0%</text:p>
          </table:table-cell>
          <table:table-cell office:value-type="percentage" office:value="0.83682986777411339" table:style-name="ce95">
            <text:p>83,7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Extremadura</text:p>
          </table:table-cell>
          <table:table-cell office:value-type="float" office:value="77698" table:style-name="ce94">
            <text:p>77.698</text:p>
          </table:table-cell>
          <table:table-cell office:value-type="percentage" office:value="1" table:style-name="ce95">
            <text:p>100,0%</text:p>
          </table:table-cell>
          <table:table-cell office:value-type="float" office:value="95791" table:style-name="ce94">
            <text:p>95.791</text:p>
          </table:table-cell>
          <table:table-cell office:value-type="percentage" office:value="1" table:style-name="ce95">
            <text:p>100,0%</text:p>
          </table:table-cell>
          <table:table-cell office:value-type="float" office:value="132912" table:style-name="ce94">
            <text:p>132.912</text:p>
          </table:table-cell>
          <table:table-cell office:value-type="percentage" office:value="1.0170409763936183" table:style-name="ce95">
            <text:p>101,7%</text:p>
          </table:table-cell>
          <table:table-cell office:value-type="float" office:value="161626" table:style-name="ce94">
            <text:p>161.626</text:p>
          </table:table-cell>
          <table:table-cell office:value-type="percentage" office:value="0.96232874673271684" table:style-name="ce95">
            <text:p>96,2%</text:p>
          </table:table-cell>
          <table:table-cell office:value-type="float" office:value="146273" table:style-name="ce94">
            <text:p>146.273</text:p>
          </table:table-cell>
          <table:table-cell office:value-type="percentage" office:value="0.9285052305504774" table:style-name="ce95">
            <text:p>92,9%</text:p>
          </table:table-cell>
          <table:table-cell office:value-type="float" office:value="113414" table:style-name="ce94">
            <text:p>113.414</text:p>
          </table:table-cell>
          <table:table-cell office:value-type="percentage" office:value="0.87347699511714239" table:style-name="ce95">
            <text:p>87,3%</text:p>
          </table:table-cell>
          <table:table-cell office:value-type="float" office:value="93657" table:style-name="ce94">
            <text:p>93.657</text:p>
          </table:table-cell>
          <table:table-cell office:value-type="percentage" office:value="0.83246226867900375" table:style-name="ce95">
            <text:p>83,2%</text:p>
          </table:table-cell>
          <table:table-cell office:value-type="float" office:value="86642" table:style-name="ce94">
            <text:p>86.642</text:p>
          </table:table-cell>
          <table:table-cell office:value-type="percentage" office:value="1.0108856712830625" table:style-name="ce95">
            <text:p>101,1%</text:p>
          </table:table-cell>
          <table:table-cell office:value-type="float" office:value="908013" table:style-name="ce94">
            <text:p>908.013</text:p>
          </table:table-cell>
          <table:table-cell office:value-type="float" office:value="949890" table:style-name="ce94">
            <text:p>949.890</text:p>
          </table:table-cell>
          <table:table-cell office:value-type="percentage" office:value="0.95591384265546542" table:style-name="ce95">
            <text:p>95,6%</text:p>
          </table:table-cell>
          <table:table-cell office:value-type="percentage" office:value="0.85823616090374377" table:style-name="ce95">
            <text:p>85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Galicia</text:p>
          </table:table-cell>
          <table:table-cell office:value-type="float" office:value="241830" table:style-name="ce94">
            <text:p>241.830</text:p>
          </table:table-cell>
          <table:table-cell office:value-type="percentage" office:value="1" table:style-name="ce95">
            <text:p>100,0%</text:p>
          </table:table-cell>
          <table:table-cell office:value-type="float" office:value="291599" table:style-name="ce94">
            <text:p>291.599</text:p>
          </table:table-cell>
          <table:table-cell office:value-type="percentage" office:value="0.99866433324543047" table:style-name="ce95">
            <text:p>99,9%</text:p>
          </table:table-cell>
          <table:table-cell office:value-type="float" office:value="348229" table:style-name="ce94">
            <text:p>348.229</text:p>
          </table:table-cell>
          <table:table-cell office:value-type="percentage" office:value="0.984905222787259" table:style-name="ce95">
            <text:p>98,5%</text:p>
          </table:table-cell>
          <table:table-cell office:value-type="float" office:value="393057" table:style-name="ce94">
            <text:p>393.057</text:p>
          </table:table-cell>
          <table:table-cell office:value-type="percentage" office:value="0.96054985337243404" table:style-name="ce95">
            <text:p>96,1%</text:p>
          </table:table-cell>
          <table:table-cell office:value-type="float" office:value="411478" table:style-name="ce94">
            <text:p>411.478</text:p>
          </table:table-cell>
          <table:table-cell office:value-type="percentage" office:value="0.92918613394996352" table:style-name="ce95">
            <text:p>92,9%</text:p>
          </table:table-cell>
          <table:table-cell office:value-type="float" office:value="267544" table:style-name="ce94">
            <text:p>267.544</text:p>
          </table:table-cell>
          <table:table-cell office:value-type="percentage" office:value="0.86696608532783748" table:style-name="ce95">
            <text:p>86,7%</text:p>
          </table:table-cell>
          <table:table-cell office:value-type="float" office:value="202684" table:style-name="ce94">
            <text:p>202.684</text:p>
          </table:table-cell>
          <table:table-cell office:value-type="percentage" office:value="0.87984997525633568" table:style-name="ce95">
            <text:p>88,0%</text:p>
          </table:table-cell>
          <table:table-cell office:value-type="float" office:value="193172" table:style-name="ce94">
            <text:p>193.172</text:p>
          </table:table-cell>
          <table:table-cell office:value-type="percentage" office:value="1.0536041539401344" table:style-name="ce95">
            <text:p>105,4%</text:p>
          </table:table-cell>
          <table:table-cell office:value-type="float" office:value="2349593" table:style-name="ce94">
            <text:p>2.349.593</text:p>
          </table:table-cell>
          <table:table-cell office:value-type="float" office:value="2456127" table:style-name="ce94">
            <text:p>2.456.127</text:p>
          </table:table-cell>
          <table:table-cell office:value-type="percentage" office:value="0.95662520708416132" table:style-name="ce95">
            <text:p>95,7%</text:p>
          </table:table-cell>
          <table:table-cell office:value-type="percentage" office:value="0.87122767231418874" table:style-name="ce95">
            <text:p>87,1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La Rioja</text:p>
          </table:table-cell>
          <table:table-cell office:value-type="float" office:value="25131" table:style-name="ce94">
            <text:p>25.131</text:p>
          </table:table-cell>
          <table:table-cell office:value-type="percentage" office:value="1" table:style-name="ce95">
            <text:p>100,0%</text:p>
          </table:table-cell>
          <table:table-cell office:value-type="float" office:value="30723" table:style-name="ce94">
            <text:p>30.723</text:p>
          </table:table-cell>
          <table:table-cell office:value-type="percentage" office:value="1" table:style-name="ce95">
            <text:p>100,0%</text:p>
          </table:table-cell>
          <table:table-cell office:value-type="float" office:value="39735" table:style-name="ce94">
            <text:p>39.735</text:p>
          </table:table-cell>
          <table:table-cell office:value-type="percentage" office:value="1.0290309214274616" table:style-name="ce95">
            <text:p>102,9%</text:p>
          </table:table-cell>
          <table:table-cell office:value-type="float" office:value="46343" table:style-name="ce94">
            <text:p>46.343</text:p>
          </table:table-cell>
          <table:table-cell office:value-type="percentage" office:value="0.97564210526315787" table:style-name="ce95">
            <text:p>97,6%</text:p>
          </table:table-cell>
          <table:table-cell office:value-type="float" office:value="48671" table:style-name="ce94">
            <text:p>48.671</text:p>
          </table:table-cell>
          <table:table-cell office:value-type="percentage" office:value="0.94097517593380253" table:style-name="ce95">
            <text:p>94,1%</text:p>
          </table:table-cell>
          <table:table-cell office:value-type="float" office:value="32494" table:style-name="ce94">
            <text:p>32.494</text:p>
          </table:table-cell>
          <table:table-cell office:value-type="percentage" office:value="0.87736256615185226" table:style-name="ce95">
            <text:p>87,7%</text:p>
          </table:table-cell>
          <table:table-cell office:value-type="float" office:value="25560" table:style-name="ce94">
            <text:p>25.560</text:p>
          </table:table-cell>
          <table:table-cell office:value-type="percentage" office:value="0.84731154279652587" table:style-name="ce95">
            <text:p>84,7%</text:p>
          </table:table-cell>
          <table:table-cell office:value-type="float" office:value="25755" table:style-name="ce94">
            <text:p>25.755</text:p>
          </table:table-cell>
          <table:table-cell office:value-type="percentage" office:value="0.99114873965749473" table:style-name="ce95">
            <text:p>99,1%</text:p>
          </table:table-cell>
          <table:table-cell office:value-type="float" office:value="274412" table:style-name="ce94">
            <text:p>274.412</text:p>
          </table:table-cell>
          <table:table-cell office:value-type="float" office:value="281479" table:style-name="ce94">
            <text:p>281.479</text:p>
          </table:table-cell>
          <table:table-cell office:value-type="percentage" office:value="0.97489333129647326" table:style-name="ce95">
            <text:p>97,5%</text:p>
          </table:table-cell>
          <table:table-cell office:value-type="percentage" office:value="0.86790901270178633" table:style-name="ce95">
            <text:p>86,8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adrid</text:p>
          </table:table-cell>
          <table:table-cell office:value-type="float" office:value="372511" table:style-name="ce94">
            <text:p>372.511</text:p>
          </table:table-cell>
          <table:table-cell office:value-type="percentage" office:value="1" table:style-name="ce95">
            <text:p>100,0%</text:p>
          </table:table-cell>
          <table:table-cell office:value-type="float" office:value="511601" table:style-name="ce94">
            <text:p>511.601</text:p>
          </table:table-cell>
          <table:table-cell office:value-type="percentage" office:value="0.97068779053220755" table:style-name="ce95">
            <text:p>97,1%</text:p>
          </table:table-cell>
          <table:table-cell office:value-type="float" office:value="691965" table:style-name="ce94">
            <text:p>691.965</text:p>
          </table:table-cell>
          <table:table-cell office:value-type="percentage" office:value="0.96045154609984207" table:style-name="ce95">
            <text:p>96,0%</text:p>
          </table:table-cell>
          <table:table-cell office:value-type="float" office:value="963054" table:style-name="ce94">
            <text:p>963.054</text:p>
          </table:table-cell>
          <table:table-cell office:value-type="percentage" office:value="0.97301868434639138" table:style-name="ce95">
            <text:p>97,3%</text:p>
          </table:table-cell>
          <table:table-cell office:value-type="float" office:value="1054210" table:style-name="ce94">
            <text:p>1.054.210</text:p>
          </table:table-cell>
          <table:table-cell office:value-type="percentage" office:value="0.91192033445412024" table:style-name="ce95">
            <text:p>91,2%</text:p>
          </table:table-cell>
          <table:table-cell office:value-type="float" office:value="775322" table:style-name="ce94">
            <text:p>775.322</text:p>
          </table:table-cell>
          <table:table-cell office:value-type="percentage" office:value="0.86066177939798683" table:style-name="ce95">
            <text:p>86,1%</text:p>
          </table:table-cell>
          <table:table-cell office:value-type="float" office:value="631484" table:style-name="ce94">
            <text:p>631.484</text:p>
          </table:table-cell>
          <table:table-cell office:value-type="percentage" office:value="0.85851130503822271" table:style-name="ce95">
            <text:p>85,9%</text:p>
          </table:table-cell>
          <table:table-cell office:value-type="float" office:value="540222" table:style-name="ce94">
            <text:p>540.222</text:p>
          </table:table-cell>
          <table:table-cell office:value-type="percentage" office:value="0.94652906752636923" table:style-name="ce95">
            <text:p>94,7%</text:p>
          </table:table-cell>
          <table:table-cell office:value-type="float" office:value="5540369" table:style-name="ce94">
            <text:p>5.540.369</text:p>
          </table:table-cell>
          <table:table-cell office:value-type="float" office:value="5970908" table:style-name="ce94">
            <text:p>5.970.908</text:p>
          </table:table-cell>
          <table:table-cell office:value-type="percentage" office:value="0.92789388146660445" table:style-name="ce95">
            <text:p>92,8%</text:p>
          </table:table-cell>
          <table:table-cell office:value-type="percentage" office:value="0.82008733792512178" table:style-name="ce95">
            <text:p>82,0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Murcia</text:p>
          </table:table-cell>
          <table:table-cell office:value-type="float" office:value="75971" table:style-name="ce94">
            <text:p>75.971</text:p>
          </table:table-cell>
          <table:table-cell office:value-type="percentage" office:value="1" table:style-name="ce95">
            <text:p>100,0%</text:p>
          </table:table-cell>
          <table:table-cell office:value-type="float" office:value="108347" table:style-name="ce94">
            <text:p>108.347</text:p>
          </table:table-cell>
          <table:table-cell office:value-type="percentage" office:value="1" table:style-name="ce95">
            <text:p>100,0%</text:p>
          </table:table-cell>
          <table:table-cell office:value-type="float" office:value="154050" table:style-name="ce94">
            <text:p>154.050</text:p>
          </table:table-cell>
          <table:table-cell office:value-type="percentage" office:value="1.0033150754521594" table:style-name="ce95">
            <text:p>100,3%</text:p>
          </table:table-cell>
          <table:table-cell office:value-type="float" office:value="212087" table:style-name="ce94">
            <text:p>212.087</text:p>
          </table:table-cell>
          <table:table-cell office:value-type="percentage" office:value="0.97241670220033649" table:style-name="ce95">
            <text:p>97,2%</text:p>
          </table:table-cell>
          <table:table-cell office:value-type="float" office:value="236120" table:style-name="ce94">
            <text:p>236.120</text:p>
          </table:table-cell>
          <table:table-cell office:value-type="percentage" office:value="0.93524723925408371" table:style-name="ce95">
            <text:p>93,5%</text:p>
          </table:table-cell>
          <table:table-cell office:value-type="float" office:value="172191" table:style-name="ce94">
            <text:p>172.191</text:p>
          </table:table-cell>
          <table:table-cell office:value-type="percentage" office:value="0.86495976370595862" table:style-name="ce95">
            <text:p>86,5%</text:p>
          </table:table-cell>
          <table:table-cell office:value-type="float" office:value="145889" table:style-name="ce94">
            <text:p>145.889</text:p>
          </table:table-cell>
          <table:table-cell office:value-type="percentage" office:value="0.83873656856714141" table:style-name="ce95">
            <text:p>83,9%</text:p>
          </table:table-cell>
          <table:table-cell office:value-type="float" office:value="134189" table:style-name="ce94">
            <text:p>134.189</text:p>
          </table:table-cell>
          <table:table-cell office:value-type="percentage" office:value="0.92789871106931465" table:style-name="ce95">
            <text:p>92,8%</text:p>
          </table:table-cell>
          <table:table-cell office:value-type="float" office:value="1238844" table:style-name="ce94">
            <text:p>1.238.844</text:p>
          </table:table-cell>
          <table:table-cell office:value-type="float" office:value="1317614" table:style-name="ce94">
            <text:p>1.317.614</text:p>
          </table:table-cell>
          <table:table-cell office:value-type="percentage" office:value="0.94021769653327913" table:style-name="ce95">
            <text:p>94,0%</text:p>
          </table:table-cell>
          <table:table-cell office:value-type="percentage" office:value="0.81875860829198266" table:style-name="ce95">
            <text:p>81,9%</text:p>
          </table:table-cell>
          <table:table-cell table:number-columns-repeated="16363"/>
        </table:table-row>
        <table:table-row table:style-name="ro5">
          <table:table-cell office:value-type="string" table:style-name="ce81">
            <text:p>Navarra</text:p>
          </table:table-cell>
          <table:table-cell office:value-type="float" office:value="42326" table:style-name="ce94">
            <text:p>42.326</text:p>
          </table:table-cell>
          <table:table-cell office:value-type="percentage" office:value="1" table:style-name="ce95">
            <text:p>100,0%</text:p>
          </table:table-cell>
          <table:table-cell office:value-type="float" office:value="55914" table:style-name="ce94">
            <text:p>55.914</text:p>
          </table:table-cell>
          <table:table-cell office:value-type="percentage" office:value="0.98718220338983054" table:style-name="ce95">
            <text:p>98,7%</text:p>
          </table:table-cell>
          <table:table-cell office:value-type="float" office:value="72508" table:style-name="ce94">
            <text:p>72.508</text:p>
          </table:table-cell>
          <table:table-cell office:value-type="percentage" office:value="0.95821329456852122" table:style-name="ce95">
            <text:p>95,8%</text:p>
          </table:table-cell>
          <table:table-cell office:value-type="float" office:value="92836" table:style-name="ce94">
            <text:p>92.836</text:p>
          </table:table-cell>
          <table:table-cell office:value-type="percentage" office:value="0.95023439579111135" table:style-name="ce95">
            <text:p>95,0%</text:p>
          </table:table-cell>
          <table:table-cell office:value-type="float" office:value="96627" table:style-name="ce94">
            <text:p>96.627</text:p>
          </table:table-cell>
          <table:table-cell office:value-type="percentage" office:value="0.91396384892596694" table:style-name="ce95">
            <text:p>91,4%</text:p>
          </table:table-cell>
          <table:table-cell office:value-type="float" office:value="65835" table:style-name="ce94">
            <text:p>65.835</text:p>
          </table:table-cell>
          <table:table-cell office:value-type="percentage" office:value="0.85801978391481704" table:style-name="ce95">
            <text:p>85,8%</text:p>
          </table:table-cell>
          <table:table-cell office:value-type="float" office:value="59500" table:style-name="ce94">
            <text:p>59.500</text:p>
          </table:table-cell>
          <table:table-cell office:value-type="percentage" office:value="0.86480044184762073" table:style-name="ce95">
            <text:p>86,5%</text:p>
          </table:table-cell>
          <table:table-cell office:value-type="float" office:value="56194" table:style-name="ce94">
            <text:p>56.194</text:p>
          </table:table-cell>
          <table:table-cell office:value-type="percentage" office:value="0.9769301646355244" table:style-name="ce95">
            <text:p>97,7%</text:p>
          </table:table-cell>
          <table:table-cell office:value-type="float" office:value="541740" table:style-name="ce94">
            <text:p>541.740</text:p>
          </table:table-cell>
          <table:table-cell office:value-type="float" office:value="580174" table:style-name="ce94">
            <text:p>580.174</text:p>
          </table:table-cell>
          <table:table-cell office:value-type="percentage" office:value="0.93375435645168514" table:style-name="ce95">
            <text:p>93,4%</text:p>
          </table:table-cell>
          <table:table-cell office:value-type="percentage" office:value="0.82374622521873209" table:style-name="ce95">
            <text:p>82,4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País Vasco</text:p>
          </table:table-cell>
          <table:table-cell office:value-type="float" office:value="164045" table:style-name="ce94">
            <text:p>164.045</text:p>
          </table:table-cell>
          <table:table-cell office:value-type="percentage" office:value="1.0283276707245215" table:style-name="ce95">
            <text:p>102,8%</text:p>
          </table:table-cell>
          <table:table-cell office:value-type="float" office:value="214934" table:style-name="ce94">
            <text:p>214.934</text:p>
          </table:table-cell>
          <table:table-cell office:value-type="percentage" office:value="0.99338158490705564" table:style-name="ce95">
            <text:p>99,3%</text:p>
          </table:table-cell>
          <table:table-cell office:value-type="float" office:value="278700" table:style-name="ce94">
            <text:p>278.700</text:p>
          </table:table-cell>
          <table:table-cell office:value-type="percentage" office:value="0.98077511850592791" table:style-name="ce95">
            <text:p>98,1%</text:p>
          </table:table-cell>
          <table:table-cell office:value-type="float" office:value="327504" table:style-name="ce94">
            <text:p>327.504</text:p>
          </table:table-cell>
          <table:table-cell office:value-type="percentage" office:value="0.97047711331774666" table:style-name="ce95">
            <text:p>97,0%</text:p>
          </table:table-cell>
          <table:table-cell office:value-type="float" office:value="325284" table:style-name="ce94">
            <text:p>325.284</text:p>
          </table:table-cell>
          <table:table-cell office:value-type="percentage" office:value="0.93455226624988508" table:style-name="ce95">
            <text:p>93,5%</text:p>
          </table:table-cell>
          <table:table-cell office:value-type="float" office:value="210066" table:style-name="ce94">
            <text:p>210.066</text:p>
          </table:table-cell>
          <table:table-cell office:value-type="percentage" office:value="0.88398594483135906" table:style-name="ce95">
            <text:p>88,4%</text:p>
          </table:table-cell>
          <table:table-cell office:value-type="float" office:value="173892" table:style-name="ce94">
            <text:p>173.892</text:p>
          </table:table-cell>
          <table:table-cell office:value-type="percentage" office:value="0.87288607785558314" table:style-name="ce95">
            <text:p>87,3%</text:p>
          </table:table-cell>
          <table:table-cell office:value-type="float" office:value="167427" table:style-name="ce94">
            <text:p>167.427</text:p>
          </table:table-cell>
          <table:table-cell office:value-type="percentage" office:value="0.96881093873866575" table:style-name="ce95">
            <text:p>96,9%</text:p>
          </table:table-cell>
          <table:table-cell office:value-type="float" office:value="1861852" table:style-name="ce94">
            <text:p>1.861.852</text:p>
          </table:table-cell>
          <table:table-cell office:value-type="float" office:value="1955253" table:style-name="ce94">
            <text:p>1.955.253</text:p>
          </table:table-cell>
          <table:table-cell office:value-type="percentage" office:value="0.95223073433463601" table:style-name="ce95">
            <text:p>95,2%</text:p>
          </table:table-cell>
          <table:table-cell office:value-type="percentage" office:value="0.85175222378983928" table:style-name="ce95">
            <text:p>85,2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Ceuta</text:p>
          </table:table-cell>
          <table:table-cell office:value-type="float" office:value="2398" table:style-name="ce94">
            <text:p>2.398</text:p>
          </table:table-cell>
          <table:table-cell office:value-type="percentage" office:value="0.84525907648924925" table:style-name="ce95">
            <text:p>84,5%</text:p>
          </table:table-cell>
          <table:table-cell office:value-type="float" office:value="3909" table:style-name="ce94">
            <text:p>3.909</text:p>
          </table:table-cell>
          <table:table-cell office:value-type="percentage" office:value="0.88760217983651224" table:style-name="ce95">
            <text:p>88,8%</text:p>
          </table:table-cell>
          <table:table-cell office:value-type="float" office:value="7658" table:style-name="ce94">
            <text:p>7.658</text:p>
          </table:table-cell>
          <table:table-cell office:value-type="percentage" office:value="0.91943810781606439" table:style-name="ce95">
            <text:p>91,9%</text:p>
          </table:table-cell>
          <table:table-cell office:value-type="float" office:value="10625" table:style-name="ce94">
            <text:p>10.625</text:p>
          </table:table-cell>
          <table:table-cell office:value-type="percentage" office:value="0.9193562343168642" table:style-name="ce95">
            <text:p>91,9%</text:p>
          </table:table-cell>
          <table:table-cell office:value-type="float" office:value="11218" table:style-name="ce94">
            <text:p>11.218</text:p>
          </table:table-cell>
          <table:table-cell office:value-type="percentage" office:value="0.90782552399449701" table:style-name="ce95">
            <text:p>90,8%</text:p>
          </table:table-cell>
          <table:table-cell office:value-type="float" office:value="9406" table:style-name="ce94">
            <text:p>9.406</text:p>
          </table:table-cell>
          <table:table-cell office:value-type="percentage" office:value="0.82516010176331256" table:style-name="ce95">
            <text:p>82,5%</text:p>
          </table:table-cell>
          <table:table-cell office:value-type="float" office:value="9268" table:style-name="ce94">
            <text:p>9.268</text:p>
          </table:table-cell>
          <table:table-cell office:value-type="percentage" office:value="0.85301426599171648" table:style-name="ce95">
            <text:p>85,3%</text:p>
          </table:table-cell>
          <table:table-cell office:value-type="float" office:value="9482" table:style-name="ce94">
            <text:p>9.482</text:p>
          </table:table-cell>
          <table:table-cell office:value-type="percentage" office:value="1.0216571490141149" table:style-name="ce95">
            <text:p>102,2%</text:p>
          </table:table-cell>
          <table:table-cell office:value-type="float" office:value="63964" table:style-name="ce94">
            <text:p>63.964</text:p>
          </table:table-cell>
          <table:table-cell office:value-type="float" office:value="71029" table:style-name="ce94">
            <text:p>71.029</text:p>
          </table:table-cell>
          <table:table-cell office:value-type="percentage" office:value="0.90053358487378399" table:style-name="ce95">
            <text:p>90,1%</text:p>
          </table:table-cell>
          <table:table-cell office:value-type="percentage" office:value="0.76588000047894444" table:style-name="ce95">
            <text:p>76,6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Melilla</text:p>
          </table:table-cell>
          <table:table-cell office:value-type="float" office:value="2057" table:style-name="ce94">
            <text:p>2.057</text:p>
          </table:table-cell>
          <table:table-cell office:value-type="percentage" office:value="0.81919553962564717" table:style-name="ce95">
            <text:p>81,9%</text:p>
          </table:table-cell>
          <table:table-cell office:value-type="float" office:value="3372" table:style-name="ce94">
            <text:p>3.372</text:p>
          </table:table-cell>
          <table:table-cell office:value-type="percentage" office:value="0.88666841966868259" table:style-name="ce95">
            <text:p>88,7%</text:p>
          </table:table-cell>
          <table:table-cell office:value-type="float" office:value="7414" table:style-name="ce94">
            <text:p>7.414</text:p>
          </table:table-cell>
          <table:table-cell office:value-type="percentage" office:value="0.92617114303560277" table:style-name="ce95">
            <text:p>92,6%</text:p>
          </table:table-cell>
          <table:table-cell office:value-type="float" office:value="10070" table:style-name="ce94">
            <text:p>10.070</text:p>
          </table:table-cell>
          <table:table-cell office:value-type="percentage" office:value="0.93232108138135361" table:style-name="ce95">
            <text:p>93,2%</text:p>
          </table:table-cell>
          <table:table-cell office:value-type="float" office:value="10595" table:style-name="ce94">
            <text:p>10.595</text:p>
          </table:table-cell>
          <table:table-cell office:value-type="percentage" office:value="0.96997161951844735" table:style-name="ce95">
            <text:p>97,0%</text:p>
          </table:table-cell>
          <table:table-cell office:value-type="float" office:value="9176" table:style-name="ce94">
            <text:p>9.176</text:p>
          </table:table-cell>
          <table:table-cell office:value-type="percentage" office:value="0.83783783783783783" table:style-name="ce95">
            <text:p>83,8%</text:p>
          </table:table-cell>
          <table:table-cell office:value-type="float" office:value="9768" table:style-name="ce94">
            <text:p>9.768</text:p>
          </table:table-cell>
          <table:table-cell office:value-type="percentage" office:value="0.83551449833205027" table:style-name="ce95">
            <text:p>83,6%</text:p>
          </table:table-cell>
          <table:table-cell office:value-type="float" office:value="9044" table:style-name="ce94">
            <text:p>9.044</text:p>
          </table:table-cell>
          <table:table-cell office:value-type="percentage" office:value="0.94405010438413361" table:style-name="ce95">
            <text:p>94,4%</text:p>
          </table:table-cell>
          <table:table-cell office:value-type="float" office:value="61496" table:style-name="ce94">
            <text:p>61.496</text:p>
          </table:table-cell>
          <table:table-cell office:value-type="float" office:value="68266" table:style-name="ce94">
            <text:p>68.266</text:p>
          </table:table-cell>
          <table:table-cell office:value-type="percentage" office:value="0.90082910965927399" table:style-name="ce95">
            <text:p>90,1%</text:p>
          </table:table-cell>
          <table:table-cell office:value-type="percentage" office:value="0.7319035490704815" table:style-name="ce95">
            <text:p>73,2%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81">
            <text:p>Fuerzas Armadas</text:p>
          </table:table-cell>
          <table:table-cell office:value-type="float" office:value="23" table:style-name="ce94">
            <text:p>23</text:p>
          </table:table-cell>
          <table:table-cell office:value-type="string" table:style-name="ce95">
            <text:p>-</text:p>
          </table:table-cell>
          <table:table-cell office:value-type="float" office:value="19" table:style-name="ce94">
            <text:p>19</text:p>
          </table:table-cell>
          <table:table-cell office:value-type="string" table:style-name="ce95">
            <text:p>-</text:p>
          </table:table-cell>
          <table:table-cell office:value-type="float" office:value="3702" table:style-name="ce94">
            <text:p>3.702</text:p>
          </table:table-cell>
          <table:table-cell office:value-type="string" table:style-name="ce95">
            <text:p>-</text:p>
          </table:table-cell>
          <table:table-cell office:value-type="float" office:value="9845" table:style-name="ce94">
            <text:p>9.845</text:p>
          </table:table-cell>
          <table:table-cell office:value-type="string" table:style-name="ce95">
            <text:p>-</text:p>
          </table:table-cell>
          <table:table-cell office:value-type="float" office:value="22741" table:style-name="ce94">
            <text:p>22.741</text:p>
          </table:table-cell>
          <table:table-cell office:value-type="string" table:style-name="ce95">
            <text:p>-</text:p>
          </table:table-cell>
          <table:table-cell office:value-type="float" office:value="32579" table:style-name="ce94">
            <text:p>32.579</text:p>
          </table:table-cell>
          <table:table-cell office:value-type="string" table:style-name="ce95">
            <text:p>-</text:p>
          </table:table-cell>
          <table:table-cell office:value-type="float" office:value="24593" table:style-name="ce94">
            <text:p>24.593</text:p>
          </table:table-cell>
          <table:table-cell office:value-type="string" table:style-name="ce95">
            <text:p>-</text:p>
          </table:table-cell>
          <table:table-cell office:value-type="float" office:value="1341" table:style-name="ce94">
            <text:p>1.341</text:p>
          </table:table-cell>
          <table:table-cell office:value-type="string" table:style-name="ce95">
            <text:p>-</text:p>
          </table:table-cell>
          <table:table-cell office:value-type="float" office:value="94843" table:style-name="ce94">
            <text:p>94.843</text:p>
          </table:table-cell>
          <table:table-cell office:value-type="string" table:style-name="ce94">
            <text:p>-</text:p>
          </table:table-cell>
          <table:table-cell office:value-type="string" table:style-name="ce95">
            <text:p>-</text:p>
          </table:table-cell>
          <table:table-cell office:value-type="string" table:style-name="ce95">
            <text:p>-</text:p>
          </table:table-cell>
          <table:table-cell table:number-columns-repeated="16363" table:style-name="ce61"/>
        </table:table-row>
        <table:table-row table:style-name="ro5">
          <table:table-cell office:value-type="string" table:style-name="ce96">
            <text:p>Sanidad Exterior</text:p>
          </table:table-cell>
          <table:table-cell office:value-type="float" office:value="31" table:style-name="ce97">
            <text:p>31</text:p>
          </table:table-cell>
          <table:table-cell office:value-type="string" table:style-name="ce98">
            <text:p>-</text:p>
          </table:table-cell>
          <table:table-cell office:value-type="float" office:value="49" table:style-name="ce97">
            <text:p>49</text:p>
          </table:table-cell>
          <table:table-cell office:value-type="string" table:style-name="ce98">
            <text:p>-</text:p>
          </table:table-cell>
          <table:table-cell office:value-type="float" office:value="312" table:style-name="ce97">
            <text:p>312</text:p>
          </table:table-cell>
          <table:table-cell office:value-type="string" table:style-name="ce98">
            <text:p>-</text:p>
          </table:table-cell>
          <table:table-cell office:value-type="float" office:value="922" table:style-name="ce97">
            <text:p>922</text:p>
          </table:table-cell>
          <table:table-cell office:value-type="string" table:style-name="ce98">
            <text:p>-</text:p>
          </table:table-cell>
          <table:table-cell office:value-type="float" office:value="1983" table:style-name="ce97">
            <text:p>1.983</text:p>
          </table:table-cell>
          <table:table-cell office:value-type="string" table:style-name="ce98">
            <text:p>-</text:p>
          </table:table-cell>
          <table:table-cell office:value-type="float" office:value="2449" table:style-name="ce97">
            <text:p>2.449</text:p>
          </table:table-cell>
          <table:table-cell office:value-type="string" table:style-name="ce98">
            <text:p>-</text:p>
          </table:table-cell>
          <table:table-cell office:value-type="float" office:value="2141" table:style-name="ce97">
            <text:p>2.141</text:p>
          </table:table-cell>
          <table:table-cell office:value-type="string" table:style-name="ce98">
            <text:p>-</text:p>
          </table:table-cell>
          <table:table-cell office:value-type="float" office:value="257" table:style-name="ce97">
            <text:p>257</text:p>
          </table:table-cell>
          <table:table-cell office:value-type="string" table:style-name="ce98">
            <text:p>-</text:p>
          </table:table-cell>
          <table:table-cell office:value-type="float" office:value="8144" table:style-name="ce97">
            <text:p>8.144</text:p>
          </table:table-cell>
          <table:table-cell office:value-type="string" table:style-name="ce97">
            <text:p>-</text:p>
          </table:table-cell>
          <table:table-cell office:value-type="string" table:style-name="ce98">
            <text:p>-</text:p>
          </table:table-cell>
          <table:table-cell office:value-type="string" table:style-name="ce98">
            <text:p>-</text:p>
          </table:table-cell>
          <table:table-cell table:number-columns-repeated="20" table:style-name="ce61"/>
          <table:table-cell table:number-columns-repeated="16343" table:style-name="ce87"/>
        </table:table-row>
        <table:table-row table:style-name="ro5">
          <table:table-cell office:value-type="string" table:style-name="ce88">
            <text:p>Total España</text:p>
          </table:table-cell>
          <table:table-cell office:value-type="float" office:value="2928710" table:style-name="ce99">
            <text:p>2.928.710</text:p>
          </table:table-cell>
          <table:table-cell office:value-type="percentage" office:value="1" table:style-name="ce100">
            <text:p>100,0%</text:p>
          </table:table-cell>
          <table:table-cell office:value-type="float" office:value="3956393" table:style-name="ce99">
            <text:p>3.956.393</text:p>
          </table:table-cell>
          <table:table-cell office:value-type="percentage" office:value="0.98988297973218264" table:style-name="ce100">
            <text:p>99,0%</text:p>
          </table:table-cell>
          <table:table-cell office:value-type="float" office:value="5323242" table:style-name="ce99">
            <text:p>5.323.242</text:p>
          </table:table-cell>
          <table:table-cell office:value-type="percentage" office:value="0.96651608850219517" table:style-name="ce100">
            <text:p>96,7%</text:p>
          </table:table-cell>
          <table:table-cell office:value-type="float" office:value="6776298" table:style-name="ce99">
            <text:p>6.776.298</text:p>
          </table:table-cell>
          <table:table-cell office:value-type="percentage" office:value="0.95043055022964451" table:style-name="ce100">
            <text:p>95,0%</text:p>
          </table:table-cell>
          <table:table-cell office:value-type="float" office:value="7101985" table:style-name="ce99">
            <text:p>7.101.985</text:p>
          </table:table-cell>
          <table:table-cell office:value-type="percentage" office:value="0.90855308202529728" table:style-name="ce100">
            <text:p>90,9%</text:p>
          </table:table-cell>
          <table:table-cell office:value-type="float" office:value="5067946" table:style-name="ce99">
            <text:p>5.067.946</text:p>
          </table:table-cell>
          <table:table-cell office:value-type="percentage" office:value="0.85289951901878491" table:style-name="ce100">
            <text:p>85,3%</text:p>
          </table:table-cell>
          <table:table-cell office:value-type="float" office:value="4183864" table:style-name="ce99">
            <text:p>4.183.864</text:p>
          </table:table-cell>
          <table:table-cell office:value-type="percentage" office:value="0.84958367219299824" table:style-name="ce100">
            <text:p>85,0%</text:p>
          </table:table-cell>
          <table:table-cell office:value-type="float" office:value="3864299" table:style-name="ce99">
            <text:p>3.864.299</text:p>
          </table:table-cell>
          <table:table-cell office:value-type="percentage" office:value="0.96996381993603353" table:style-name="ce100">
            <text:p>97,0%</text:p>
          </table:table-cell>
          <table:table-cell office:value-type="float" office:value="39202737" table:style-name="ce99">
            <text:p>39.202.737</text:p>
          </table:table-cell>
          <table:table-cell office:value-type="float" office:value="42185033" table:style-name="ce99">
            <text:p>42.185.033</text:p>
          </table:table-cell>
          <table:table-cell office:value-type="percentage" office:value="0.92930440519034319" table:style-name="ce100">
            <text:p>92,9%</text:p>
          </table:table-cell>
          <table:table-cell office:value-type="percentage" office:value="0.82708469812999286" table:style-name="ce100">
            <text:p>82,7%</text:p>
          </table:table-cell>
          <table:table-cell table:number-columns-repeated="16363" table:style-name="ce61"/>
        </table:table-row>
        <table:table-row table:style-name="ro5">
          <table:table-cell table:number-columns-repeated="16384"/>
        </table:table-row>
        <table:table-row table:style-name="ro11">
          <table:table-cell table:number-columns-spanned="7" table:number-rows-spanned="1" table:style-name="ce26"/>
          <table:covered-table-cell table:number-columns-repeated="6"/>
          <table:table-cell table:style-name="ce61"/>
          <table:table-cell table:style-name="ce91"/>
          <table:table-cell table:style-name="ce61"/>
          <table:table-cell table:style-name="ce91"/>
          <table:table-cell table:style-name="ce87"/>
          <table:table-cell table:style-name="ce91"/>
          <table:table-cell table:style-name="ce61"/>
          <table:table-cell table:style-name="ce91"/>
          <table:table-cell table:number-columns-repeated="2" table:style-name="ce61"/>
          <table:table-cell table:style-name="ce91"/>
          <table:table-cell table:number-columns-repeated="16366" table:style-name="ce61"/>
        </table:table-row>
        <table:table-row table:number-rows-repeated="1048551" table:style-name="ro5">
          <table:table-cell table:number-columns-repeated="16384"/>
        </table:table-row>
      </table:table>
      <table:table table:name="Vacunas_Adaptadas" table:style-name="ta2">
        <table:table-column table:style-name="co4" table:number-columns-repeated="16384" table:default-cell-style-name="ce1"/>
        <table:table-row table:style-name="ro12">
          <table:table-cell table:number-columns-spanned="1" table:number-rows-spanned="2" table:style-name="ce47"/>
          <table:table-cell office:value-type="string" table:number-columns-spanned="2" table:number-rows-spanned="1" table:style-name="ce48">
            <text:p><text:s/>Mayores de 80 años</text:p>
          </table:table-cell>
          <table:covered-table-cell/>
          <table:table-cell office:value-type="string" table:number-columns-spanned="2" table:number-rows-spanned="1" table:style-name="ce48">
            <text:p>70-79 años</text:p>
          </table:table-cell>
          <table:covered-table-cell/>
          <table:table-cell office:value-type="string" table:number-columns-spanned="2" table:number-rows-spanned="1" table:style-name="ce48">
            <text:p>60-69 años</text:p>
          </table:table-cell>
          <table:covered-table-cell/>
          <table:table-cell table:number-columns-repeated="16377"/>
        </table:table-row>
        <table:table-row table:style-name="ro13">
          <table:covered-table-cell/>
          <table:table-cell office:value-type="string" table:style-name="ce101">
            <text:p>Nº Personas &gt; 80 años con <text:s/>dosis de recuerdo adaptadas</text:p>
          </table:table-cell>
          <table:table-cell office:value-type="string" table:style-name="ce101">
            <text:p>% Dosis de recuerdo adaptadas en &gt; 80 años (1)</text:p>
          </table:table-cell>
          <table:table-cell office:value-type="string" table:style-name="ce101">
            <text:p>Nº Personas 70-79 años con <text:s/>dosis de recuerdo adaptadas</text:p>
          </table:table-cell>
          <table:table-cell office:value-type="string" table:style-name="ce101">
            <text:p>% Dosis de recuerdo adaptadas en 70-79 años (1)</text:p>
          </table:table-cell>
          <table:table-cell office:value-type="string" table:style-name="ce101">
            <text:p>Nº Personas 60-69 años con <text:s/>dosis de recuerdo adaptadas</text:p>
          </table:table-cell>
          <table:table-cell office:value-type="string" table:style-name="ce101">
            <text:p>% Dosis de recuerdo adaptadas en 60-69 años (1)</text:p>
          </table:table-cell>
          <table:table-cell table:number-columns-repeated="16377"/>
        </table:table-row>
        <table:table-row table:style-name="ro5">
          <table:table-cell office:value-type="string" table:style-name="ce29">
            <text:p>Andalucía</text:p>
          </table:table-cell>
          <table:table-cell office:value-type="float" office:value="300476" table:style-name="ce102">
            <text:p>300.476</text:p>
          </table:table-cell>
          <table:table-cell office:value-type="percentage" office:value="0.71068957769131613" table:style-name="ce103">
            <text:p>71,07%</text:p>
          </table:table-cell>
          <table:table-cell office:value-type="float" office:value="400325" table:style-name="ce102">
            <text:p>400.325</text:p>
          </table:table-cell>
          <table:table-cell office:value-type="percentage" office:value="0.61181557120871499" table:style-name="ce103">
            <text:p>61,18%</text:p>
          </table:table-cell>
          <table:table-cell office:value-type="float" office:value="362182" table:style-name="ce102">
            <text:p>362.182</text:p>
          </table:table-cell>
          <table:table-cell office:value-type="percentage" office:value="0.37797019292883016" table:style-name="ce103">
            <text:p>37,80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ragón</text:p>
          </table:table-cell>
          <table:table-cell office:value-type="float" office:value="72522" table:style-name="ce104">
            <text:p>72.522</text:p>
          </table:table-cell>
          <table:table-cell office:value-type="percentage" office:value="0.74189027446727973" table:style-name="ce105">
            <text:p>74,19%</text:p>
          </table:table-cell>
          <table:table-cell office:value-type="float" office:value="77185" table:style-name="ce104">
            <text:p>77.185</text:p>
          </table:table-cell>
          <table:table-cell office:value-type="percentage" office:value="0.64522466039707416" table:style-name="ce105">
            <text:p>64,52%</text:p>
          </table:table-cell>
          <table:table-cell office:value-type="float" office:value="68116" table:style-name="ce104">
            <text:p>68.116</text:p>
          </table:table-cell>
          <table:table-cell office:value-type="percentage" office:value="0.42226768334263221" table:style-name="ce105">
            <text:p>42,2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Asturias<text:s/></text:p>
          </table:table-cell>
          <table:table-cell office:value-type="float" office:value="70083" table:style-name="ce104">
            <text:p>70.083</text:p>
          </table:table-cell>
          <table:table-cell office:value-type="percentage" office:value="0.81905195989061075" table:style-name="ce105">
            <text:p>81,91%</text:p>
          </table:table-cell>
          <table:table-cell office:value-type="float" office:value="87538" table:style-name="ce104">
            <text:p>87.538</text:p>
          </table:table-cell>
          <table:table-cell office:value-type="percentage" office:value="0.78299448116709447" table:style-name="ce105">
            <text:p>78,30%</text:p>
          </table:table-cell>
          <table:table-cell office:value-type="float" office:value="95038" table:style-name="ce104">
            <text:p>95.038</text:p>
          </table:table-cell>
          <table:table-cell office:value-type="percentage" office:value="0.62529113757484045" table:style-name="ce105">
            <text:p>62,53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Baleares</text:p>
          </table:table-cell>
          <table:table-cell office:value-type="float" office:value="36101" table:style-name="ce104">
            <text:p>36.101</text:p>
          </table:table-cell>
          <table:table-cell office:value-type="percentage" office:value="0.67311170361531147" table:style-name="ce105">
            <text:p>67,31%</text:p>
          </table:table-cell>
          <table:table-cell office:value-type="float" office:value="46379" table:style-name="ce104">
            <text:p>46.379</text:p>
          </table:table-cell>
          <table:table-cell office:value-type="percentage" office:value="0.53166196666437393" table:style-name="ce105">
            <text:p>53,17%</text:p>
          </table:table-cell>
          <table:table-cell office:value-type="float" office:value="38421" table:style-name="ce104">
            <text:p>38.421</text:p>
          </table:table-cell>
          <table:table-cell office:value-type="percentage" office:value="0.30159427912051684" table:style-name="ce105">
            <text:p>30,1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arias</text:p>
          </table:table-cell>
          <table:table-cell office:value-type="float" office:value="49471" table:style-name="ce104">
            <text:p>49.471</text:p>
          </table:table-cell>
          <table:table-cell office:value-type="percentage" office:value="0.49292560929435442" table:style-name="ce105">
            <text:p>49,29%</text:p>
          </table:table-cell>
          <table:table-cell office:value-type="float" office:value="58724" table:style-name="ce104">
            <text:p>58.724</text:p>
          </table:table-cell>
          <table:table-cell office:value-type="percentage" office:value="0.35070410759289561" table:style-name="ce105">
            <text:p>35,07%</text:p>
          </table:table-cell>
          <table:table-cell office:value-type="float" office:value="56713" table:style-name="ce104">
            <text:p>56.713</text:p>
          </table:table-cell>
          <table:table-cell office:value-type="percentage" office:value="0.22544970284828367" table:style-name="ce105">
            <text:p>22,54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ntabria</text:p>
          </table:table-cell>
          <table:table-cell office:value-type="float" office:value="30648" table:style-name="ce104">
            <text:p>30.648</text:p>
          </table:table-cell>
          <table:table-cell office:value-type="percentage" office:value="0.74276574087538172" table:style-name="ce105">
            <text:p>74,28%</text:p>
          </table:table-cell>
          <table:table-cell office:value-type="float" office:value="33435" table:style-name="ce104">
            <text:p>33.435</text:p>
          </table:table-cell>
          <table:table-cell office:value-type="percentage" office:value="0.60931605707725112" table:style-name="ce105">
            <text:p>60,93%</text:p>
          </table:table-cell>
          <table:table-cell office:value-type="float" office:value="27017" table:style-name="ce104">
            <text:p>27.017</text:p>
          </table:table-cell>
          <table:table-cell office:value-type="percentage" office:value="0.34087840821630899" table:style-name="ce105">
            <text:p>34,0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stilla y León<text:s/></text:p>
          </table:table-cell>
          <table:table-cell office:value-type="float" office:value="180079" table:style-name="ce104">
            <text:p>180.079</text:p>
          </table:table-cell>
          <table:table-cell office:value-type="percentage" office:value="0.82437523747613795" table:style-name="ce105">
            <text:p>82,44%</text:p>
          </table:table-cell>
          <table:table-cell office:value-type="float" office:value="174041" table:style-name="ce104">
            <text:p>174.041</text:p>
          </table:table-cell>
          <table:table-cell office:value-type="percentage" office:value="0.70696931907270721" table:style-name="ce105">
            <text:p>70,70%</text:p>
          </table:table-cell>
          <table:table-cell office:value-type="float" office:value="161015" table:style-name="ce104">
            <text:p>161.015</text:p>
          </table:table-cell>
          <table:table-cell office:value-type="percentage" office:value="0.49203497095430615" table:style-name="ce105">
            <text:p>49,20%</text:p>
          </table:table-cell>
          <table:table-cell table:number-columns-repeated="16377"/>
        </table:table-row>
        <table:table-row table:style-name="ro7">
          <table:table-cell office:value-type="string" table:style-name="ce32">
            <text:p>Castilla - La Mancha</text:p>
          </table:table-cell>
          <table:table-cell office:value-type="float" office:value="100614" table:style-name="ce104">
            <text:p>100.614</text:p>
          </table:table-cell>
          <table:table-cell office:value-type="percentage" office:value="0.7470541501770851" table:style-name="ce105">
            <text:p>74,71%</text:p>
          </table:table-cell>
          <table:table-cell office:value-type="float" office:value="102759" table:style-name="ce104">
            <text:p>102.759</text:p>
          </table:table-cell>
          <table:table-cell office:value-type="percentage" office:value="0.65566019677653997" table:style-name="ce105">
            <text:p>65,57%</text:p>
          </table:table-cell>
          <table:table-cell office:value-type="float" office:value="97986" table:style-name="ce104">
            <text:p>97.986</text:p>
          </table:table-cell>
          <table:table-cell office:value-type="percentage" office:value="0.42971038644377008" table:style-name="ce105">
            <text:p>42,97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ataluña</text:p>
          </table:table-cell>
          <table:table-cell office:value-type="float" office:value="328598" table:style-name="ce104">
            <text:p>328.598</text:p>
          </table:table-cell>
          <table:table-cell office:value-type="percentage" office:value="0.72342880039099733" table:style-name="ce105">
            <text:p>72,34%</text:p>
          </table:table-cell>
          <table:table-cell office:value-type="float" office:value="372030" table:style-name="ce104">
            <text:p>372.030</text:p>
          </table:table-cell>
          <table:table-cell office:value-type="percentage" office:value="0.58519574162860055" table:style-name="ce105">
            <text:p>58,52%</text:p>
          </table:table-cell>
          <table:table-cell office:value-type="float" office:value="328950" table:style-name="ce104">
            <text:p>328.950</text:p>
          </table:table-cell>
          <table:table-cell office:value-type="percentage" office:value="0.38587234481820187" table:style-name="ce105">
            <text:p>38,5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. Valenciana</text:p>
          </table:table-cell>
          <table:table-cell office:value-type="float" office:value="198844" table:style-name="ce104">
            <text:p>198.844</text:p>
          </table:table-cell>
          <table:table-cell office:value-type="percentage" office:value="0.67951118826633128" table:style-name="ce105">
            <text:p>67,95%</text:p>
          </table:table-cell>
          <table:table-cell office:value-type="float" office:value="277660" table:style-name="ce104">
            <text:p>277.660</text:p>
          </table:table-cell>
          <table:table-cell office:value-type="percentage" office:value="0.63136687768318411" table:style-name="ce105">
            <text:p>63,14%</text:p>
          </table:table-cell>
          <table:table-cell office:value-type="float" office:value="236230" table:style-name="ce104">
            <text:p>236.230</text:p>
          </table:table-cell>
          <table:table-cell office:value-type="percentage" office:value="0.39560237130321196" table:style-name="ce105">
            <text:p>39,5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Extremadura</text:p>
          </table:table-cell>
          <table:table-cell office:value-type="float" office:value="52350" table:style-name="ce104">
            <text:p>52.350</text:p>
          </table:table-cell>
          <table:table-cell office:value-type="percentage" office:value="0.69837246531483455" table:style-name="ce105">
            <text:p>69,84%</text:p>
          </table:table-cell>
          <table:table-cell office:value-type="float" office:value="56090" table:style-name="ce104">
            <text:p>56.090</text:p>
          </table:table-cell>
          <table:table-cell office:value-type="percentage" office:value="0.61841916669423036" table:style-name="ce105">
            <text:p>61,84%</text:p>
          </table:table-cell>
          <table:table-cell office:value-type="float" office:value="58954" table:style-name="ce104">
            <text:p>58.954</text:p>
          </table:table-cell>
          <table:table-cell office:value-type="percentage" office:value="0.45111527719325095" table:style-name="ce105">
            <text:p>45,11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Galicia</text:p>
          </table:table-cell>
          <table:table-cell office:value-type="float" office:value="203974" table:style-name="ce104">
            <text:p>203.974</text:p>
          </table:table-cell>
          <table:table-cell office:value-type="percentage" office:value="0.86345145218028119" table:style-name="ce105">
            <text:p>86,35%</text:p>
          </table:table-cell>
          <table:table-cell office:value-type="float" office:value="237918" table:style-name="ce104">
            <text:p>237.918</text:p>
          </table:table-cell>
          <table:table-cell office:value-type="percentage" office:value="0.81481836644531125" table:style-name="ce105">
            <text:p>81,48%</text:p>
          </table:table-cell>
          <table:table-cell office:value-type="float" office:value="253639" table:style-name="ce104">
            <text:p>253.639</text:p>
          </table:table-cell>
          <table:table-cell office:value-type="percentage" office:value="0.71737384250748093" table:style-name="ce105">
            <text:p>71,74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La Rioja</text:p>
          </table:table-cell>
          <table:table-cell office:value-type="float" office:value="17026" table:style-name="ce104">
            <text:p>17.026</text:p>
          </table:table-cell>
          <table:table-cell office:value-type="percentage" office:value="0.76641908620301602" table:style-name="ce105">
            <text:p>76,64%</text:p>
          </table:table-cell>
          <table:table-cell office:value-type="float" office:value="20136" table:style-name="ce104">
            <text:p>20.136</text:p>
          </table:table-cell>
          <table:table-cell office:value-type="percentage" office:value="0.71305641134601083" table:style-name="ce105">
            <text:p>71,31%</text:p>
          </table:table-cell>
          <table:table-cell office:value-type="float" office:value="19795" table:style-name="ce104">
            <text:p>19.795</text:p>
          </table:table-cell>
          <table:table-cell office:value-type="percentage" office:value="0.51263790335111614" table:style-name="ce105">
            <text:p>51,2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adrid</text:p>
          </table:table-cell>
          <table:table-cell office:value-type="float" office:value="258701" table:style-name="ce104">
            <text:p>258.701</text:p>
          </table:table-cell>
          <table:table-cell office:value-type="percentage" office:value="0.69831051078773543" table:style-name="ce105">
            <text:p>69,83%</text:p>
          </table:table-cell>
          <table:table-cell office:value-type="float" office:value="307335" table:style-name="ce104">
            <text:p>307.335</text:p>
          </table:table-cell>
          <table:table-cell office:value-type="percentage" office:value="0.58312304335452048" table:style-name="ce105">
            <text:p>58,31%</text:p>
          </table:table-cell>
          <table:table-cell office:value-type="float" office:value="264428" table:style-name="ce104">
            <text:p>264.428</text:p>
          </table:table-cell>
          <table:table-cell office:value-type="percentage" office:value="0.36702764075074468" table:style-name="ce105">
            <text:p>36,70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urcia<text:s/></text:p>
          </table:table-cell>
          <table:table-cell office:value-type="float" office:value="45325" table:style-name="ce104">
            <text:p>45.325</text:p>
          </table:table-cell>
          <table:table-cell office:value-type="percentage" office:value="0.62994259982488077" table:style-name="ce105">
            <text:p>62,99%</text:p>
          </table:table-cell>
          <table:table-cell office:value-type="float" office:value="59837" table:style-name="ce104">
            <text:p>59.837</text:p>
          </table:table-cell>
          <table:table-cell office:value-type="percentage" office:value="0.57578760993822287" table:style-name="ce105">
            <text:p>57,58%</text:p>
          </table:table-cell>
          <table:table-cell office:value-type="float" office:value="59915" table:style-name="ce104">
            <text:p>59.915</text:p>
          </table:table-cell>
          <table:table-cell office:value-type="percentage" office:value="0.39022150435388592" table:style-name="ce105">
            <text:p>39,02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Navarra</text:p>
          </table:table-cell>
          <table:table-cell office:value-type="float" office:value="35236" table:style-name="ce104">
            <text:p>35.236</text:p>
          </table:table-cell>
          <table:table-cell office:value-type="percentage" office:value="0.85129617549708869" table:style-name="ce105">
            <text:p>85,13%</text:p>
          </table:table-cell>
          <table:table-cell office:value-type="float" office:value="40254" table:style-name="ce104">
            <text:p>40.254</text:p>
          </table:table-cell>
          <table:table-cell office:value-type="percentage" office:value="0.71069915254237293" table:style-name="ce105">
            <text:p>71,07%</text:p>
          </table:table-cell>
          <table:table-cell office:value-type="float" office:value="39754" table:style-name="ce104">
            <text:p>39.754</text:p>
          </table:table-cell>
          <table:table-cell office:value-type="percentage" office:value="0.52536011629443635" table:style-name="ce105">
            <text:p>52,54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País Vasco</text:p>
          </table:table-cell>
          <table:table-cell office:value-type="float" office:value="122737" table:style-name="ce104">
            <text:p>122.737</text:p>
          </table:table-cell>
          <table:table-cell office:value-type="percentage" office:value="0.76938555470581593" table:style-name="ce105">
            <text:p>76,94%</text:p>
          </table:table-cell>
          <table:table-cell office:value-type="float" office:value="140084" table:style-name="ce104">
            <text:p>140.084</text:p>
          </table:table-cell>
          <table:table-cell office:value-type="percentage" office:value="0.64743998594973329" table:style-name="ce105">
            <text:p>64,74%</text:p>
          </table:table-cell>
          <table:table-cell office:value-type="float" office:value="109582" table:style-name="ce104">
            <text:p>109.582</text:p>
          </table:table-cell>
          <table:table-cell office:value-type="percentage" office:value="0.38563078233267528" table:style-name="ce105">
            <text:p>38,56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Ceuta</text:p>
          </table:table-cell>
          <table:table-cell office:value-type="float" office:value="854" table:style-name="ce106">
            <text:p>854</text:p>
          </table:table-cell>
          <table:table-cell office:value-type="percentage" office:value="0.30102220655622136" table:style-name="ce105">
            <text:p>30,10%</text:p>
          </table:table-cell>
          <table:table-cell office:value-type="float" office:value="959" table:style-name="ce106">
            <text:p>959</text:p>
          </table:table-cell>
          <table:table-cell office:value-type="percentage" office:value="0.21775658492279745" table:style-name="ce105">
            <text:p>21,78%</text:p>
          </table:table-cell>
          <table:table-cell office:value-type="float" office:value="1132" table:style-name="ce106">
            <text:p>1132</text:p>
          </table:table-cell>
          <table:table-cell office:value-type="percentage" office:value="0.13591067355024614" table:style-name="ce105">
            <text:p>13,5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Melilla</text:p>
          </table:table-cell>
          <table:table-cell office:value-type="float" office:value="862" table:style-name="ce106">
            <text:p>862</text:p>
          </table:table-cell>
          <table:table-cell office:value-type="percentage" office:value="0.34328952608522501" table:style-name="ce105">
            <text:p>34,33%</text:p>
          </table:table-cell>
          <table:table-cell office:value-type="float" office:value="1004" table:style-name="ce106">
            <text:p>1004</text:p>
          </table:table-cell>
          <table:table-cell office:value-type="percentage" office:value="0.26400210360241916" table:style-name="ce105">
            <text:p>26,40%</text:p>
          </table:table-cell>
          <table:table-cell office:value-type="float" office:value="1424" table:style-name="ce104">
            <text:p>1.424</text:p>
          </table:table-cell>
          <table:table-cell office:value-type="percentage" office:value="0.17788881948782012" table:style-name="ce105">
            <text:p>17,79%</text:p>
          </table:table-cell>
          <table:table-cell table:number-columns-repeated="16377"/>
        </table:table-row>
        <table:table-row table:style-name="ro5">
          <table:table-cell office:value-type="string" table:style-name="ce32">
            <text:p>Fuerzas Armadas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office:value-type="float" office:value="0" table:style-name="ce106">
            <text:p>0</text:p>
          </table:table-cell>
          <table:table-cell office:value-type="percentage" office:value="0" table:style-name="ce105">
            <text:p>0,00%</text:p>
          </table:table-cell>
          <table:table-cell office:value-type="float" office:value="50" table:style-name="ce106">
            <text:p>50</text:p>
          </table:table-cell>
          <table:table-cell office:value-type="percentage" office:value="0" table:style-name="ce105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07">
            <text:p>Sanidad Exterior</text:p>
          </table:table-cell>
          <table:table-cell office:value-type="float" office:value="2" table:style-name="ce108">
            <text:p>2</text:p>
          </table:table-cell>
          <table:table-cell office:value-type="percentage" office:value="0" table:style-name="ce109">
            <text:p>0,00%</text:p>
          </table:table-cell>
          <table:table-cell office:value-type="float" office:value="17" table:style-name="ce108">
            <text:p>17</text:p>
          </table:table-cell>
          <table:table-cell office:value-type="percentage" office:value="0" table:style-name="ce109">
            <text:p>0,00%</text:p>
          </table:table-cell>
          <table:table-cell office:value-type="float" office:value="85" table:style-name="ce108">
            <text:p>85</text:p>
          </table:table-cell>
          <table:table-cell office:value-type="percentage" office:value="0" table:style-name="ce109">
            <text:p>0,00%</text:p>
          </table:table-cell>
          <table:table-cell table:number-columns-repeated="16377"/>
        </table:table-row>
        <table:table-row table:style-name="ro5">
          <table:table-cell office:value-type="string" table:style-name="ce110">
            <text:p>Totales</text:p>
          </table:table-cell>
          <table:table-cell office:value-type="float" office:value="2104503" table:style-name="ce111">
            <text:p>2.104.503</text:p>
          </table:table-cell>
          <table:table-cell office:value-type="percentage" office:value="0.72985969858866251" table:style-name="ce112">
            <text:p>72,99%</text:p>
          </table:table-cell>
          <table:table-cell office:value-type="float" office:value="2493710" table:style-name="ce111">
            <text:p>2.493.710</text:p>
          </table:table-cell>
          <table:table-cell office:value-type="percentage" office:value="0.62392211425607647" table:style-name="ce112">
            <text:p>62,39%</text:p>
          </table:table-cell>
          <table:table-cell office:value-type="float" office:value="2280426" table:style-name="ce111">
            <text:p>2.280.426</text:p>
          </table:table-cell>
          <table:table-cell office:value-type="percentage" office:value="0.4140462555785942" table:style-name="ce112">
            <text:p>41,40%</text:p>
          </table:table-cell>
          <table:table-cell table:number-columns-repeated="16377"/>
        </table:table-row>
        <table:table-row table:number-rows-repeated="1048552" table:style-name="ro5">
          <table:table-cell table:number-columns-repeated="16384"/>
        </table:table-row>
      </table:table>
      <table:table table:name="Dosis_refuerzo" table:style-name="ta3">
        <table:table-column table:style-name="co4" table:number-columns-repeated="16384" table:default-cell-style-name="ce113"/>
        <table:table-row table:style-name="ro14">
          <table:table-cell table:number-columns-spanned="1" table:number-rows-spanned="2" table:style-name="ce124"/>
          <table:table-cell office:value-type="string" table:number-columns-spanned="2" table:number-rows-spanned="1" table:style-name="ce125">
            <text:p><text:s/>Mayores de 70 años</text:p>
          </table:table-cell>
          <table:covered-table-cell/>
          <table:table-cell office:value-type="string" table:number-columns-spanned="2" table:number-rows-spanned="1" table:style-name="ce125">
            <text:p>60-69 años</text:p>
          </table:table-cell>
          <table:covered-table-cell/>
          <table:table-cell office:value-type="string" table:number-columns-spanned="2" table:number-rows-spanned="1" table:style-name="ce125">
            <text:p>50-59 años</text:p>
          </table:table-cell>
          <table:covered-table-cell/>
          <table:table-cell office:value-type="string" table:number-columns-spanned="2" table:number-rows-spanned="1" table:style-name="ce125">
            <text:p>40-49 años</text:p>
          </table:table-cell>
          <table:covered-table-cell/>
          <table:table-cell office:value-type="string" table:number-columns-spanned="2" table:number-rows-spanned="1" table:style-name="ce125">
            <text:p>30-39 años</text:p>
          </table:table-cell>
          <table:covered-table-cell/>
          <table:table-cell office:value-type="string" table:number-columns-spanned="2" table:number-rows-spanned="1" table:style-name="ce125">
            <text:p>20-29 años</text:p>
          </table:table-cell>
          <table:covered-table-cell/>
          <table:table-cell office:value-type="string" table:number-columns-spanned="2" table:number-rows-spanned="1" table:style-name="ce126">
            <text:p>18-19 años</text:p>
          </table:table-cell>
          <table:covered-table-cell/>
          <table:table-cell table:number-columns-repeated="16369"/>
        </table:table-row>
        <table:table-row table:style-name="ro15">
          <table:covered-table-cell/>
          <table:table-cell office:value-type="string" table:style-name="ce114">
            <text:p>Nº Personas &gt; 70 años con <text:s/>dosis de recuerdo</text:p>
          </table:table-cell>
          <table:table-cell office:value-type="string" table:style-name="ce114">
            <text:p>% Dosis de recuerdo en &gt; 70 años</text:p>
          </table:table-cell>
          <table:table-cell office:value-type="string" table:style-name="ce114">
            <text:p>Nº Personas 60-69 años con <text:s/>dosis de recuerdo</text:p>
          </table:table-cell>
          <table:table-cell office:value-type="string" table:style-name="ce114">
            <text:p>% Dosis de recuerdo en 60-69 años</text:p>
          </table:table-cell>
          <table:table-cell office:value-type="string" table:style-name="ce114">
            <text:p>Nº Personas 50-59 años con <text:s/>dosis de recuerdo</text:p>
          </table:table-cell>
          <table:table-cell office:value-type="string" table:style-name="ce114">
            <text:p>% Dosis de recuerdo en 50-59 años</text:p>
          </table:table-cell>
          <table:table-cell office:value-type="string" table:style-name="ce114">
            <text:p>Nº Personas 40-49 años con <text:s/>dosis de recuerdo</text:p>
          </table:table-cell>
          <table:table-cell office:value-type="string" table:style-name="ce114">
            <text:p>% Dosis de recuerdo en 40-49 años</text:p>
          </table:table-cell>
          <table:table-cell office:value-type="string" table:style-name="ce114">
            <text:p>Nº Personas 30-39 años con <text:s/>dosis de recuerdo</text:p>
          </table:table-cell>
          <table:table-cell office:value-type="string" table:style-name="ce114">
            <text:p>% Dosis de recuerdo en 30-39 años</text:p>
          </table:table-cell>
          <table:table-cell office:value-type="string" table:style-name="ce114">
            <text:p>Nº Personas 20-29 años con <text:s/>dosis de recuerdo</text:p>
          </table:table-cell>
          <table:table-cell office:value-type="string" table:style-name="ce114">
            <text:p>% Dosis de recuerdo en 20-29 años</text:p>
          </table:table-cell>
          <table:table-cell office:value-type="string" table:style-name="ce114">
            <text:p>Nº Personas 18-19 años con <text:s/>dosis de recuerdo</text:p>
          </table:table-cell>
          <table:table-cell office:value-type="string" table:style-name="ce114">
            <text:p>% Dosis de recuerdo en 18-19 años</text:p>
          </table:table-cell>
          <table:table-cell table:number-columns-repeated="16369"/>
        </table:table-row>
        <table:table-row table:style-name="ro5">
          <table:table-cell office:value-type="string" table:style-name="ce115">
            <text:p>Andalucía</text:p>
          </table:table-cell>
          <table:table-cell office:value-type="float" office:value="1009872" table:style-name="ce116">
            <text:p>1.009.872</text:p>
          </table:table-cell>
          <table:table-cell office:value-type="percentage" office:value="0.93159475104356448" table:style-name="ce117">
            <text:p>93,2%</text:p>
          </table:table-cell>
          <table:table-cell office:value-type="float" office:value="886109" table:style-name="ce116">
            <text:p>886.109</text:p>
          </table:table-cell>
          <table:table-cell office:value-type="percentage" office:value="0.94854305224159396" table:style-name="ce117">
            <text:p>94,9%</text:p>
          </table:table-cell>
          <table:table-cell office:value-type="float" office:value="907746" table:style-name="ce116">
            <text:p>907.746</text:p>
          </table:table-cell>
          <table:table-cell office:value-type="percentage" office:value="0.74223137279271556" table:style-name="ce117">
            <text:p>74,2%</text:p>
          </table:table-cell>
          <table:table-cell office:value-type="float" office:value="741683" table:style-name="ce116">
            <text:p>741.683</text:p>
          </table:table-cell>
          <table:table-cell office:value-type="percentage" office:value="0.58484831997148634" table:style-name="ce117">
            <text:p>58,5%</text:p>
          </table:table-cell>
          <table:table-cell office:value-type="float" office:value="419849" table:style-name="ce116">
            <text:p>419.849</text:p>
          </table:table-cell>
          <table:table-cell office:value-type="percentage" office:value="0.44004209153861551" table:style-name="ce117">
            <text:p>44,0%</text:p>
          </table:table-cell>
          <table:table-cell office:value-type="float" office:value="301635" table:style-name="ce116">
            <text:p>301.635</text:p>
          </table:table-cell>
          <table:table-cell office:value-type="percentage" office:value="0.37944993691244605" table:style-name="ce117">
            <text:p>37,9%</text:p>
          </table:table-cell>
          <table:table-cell office:value-type="float" office:value="38564" table:style-name="ce116">
            <text:p>38.564</text:p>
          </table:table-cell>
          <table:table-cell office:value-type="percentage" office:value="0.23047225177199002" table:style-name="ce117">
            <text:p>23,0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Aragón</text:p>
          </table:table-cell>
          <table:table-cell office:value-type="float" office:value="205118" table:style-name="ce119">
            <text:p>205.118</text:p>
          </table:table-cell>
          <table:table-cell office:value-type="percentage" office:value="0.93307980293773796" table:style-name="ce83">
            <text:p>93,3%</text:p>
          </table:table-cell>
          <table:table-cell office:value-type="float" office:value="148060" table:style-name="ce119">
            <text:p>148.060</text:p>
          </table:table-cell>
          <table:table-cell office:value-type="percentage" office:value="0.9516158058462092" table:style-name="ce83">
            <text:p>95,2%</text:p>
          </table:table-cell>
          <table:table-cell office:value-type="float" office:value="147392" table:style-name="ce119">
            <text:p>147.392</text:p>
          </table:table-cell>
          <table:table-cell office:value-type="percentage" office:value="0.78167576196309907" table:style-name="ce83">
            <text:p>78,2%</text:p>
          </table:table-cell>
          <table:table-cell office:value-type="float" office:value="118924" table:style-name="ce119">
            <text:p>118.924</text:p>
          </table:table-cell>
          <table:table-cell office:value-type="percentage" office:value="0.62164606257024124" table:style-name="ce83">
            <text:p>62,2%</text:p>
          </table:table-cell>
          <table:table-cell office:value-type="float" office:value="62709" table:style-name="ce119">
            <text:p>62.709</text:p>
          </table:table-cell>
          <table:table-cell office:value-type="percentage" office:value="0.48121091202087252" table:style-name="ce83">
            <text:p>48,1%</text:p>
          </table:table-cell>
          <table:table-cell office:value-type="float" office:value="47848" table:style-name="ce119">
            <text:p>47.848</text:p>
          </table:table-cell>
          <table:table-cell office:value-type="percentage" office:value="0.44023259237450318" table:style-name="ce83">
            <text:p>44,0%</text:p>
          </table:table-cell>
          <table:table-cell office:value-type="float" office:value="10691" table:style-name="ce116">
            <text:p>10.691</text:p>
          </table:table-cell>
          <table:table-cell office:value-type="percentage" office:value="0.47248861979051576" table:style-name="ce117">
            <text:p>47,2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Asturias<text:s/></text:p>
          </table:table-cell>
          <table:table-cell office:value-type="float" office:value="193623" table:style-name="ce119">
            <text:p>193.623</text:p>
          </table:table-cell>
          <table:table-cell office:value-type="percentage" office:value="0.95221772507979285" table:style-name="ce83">
            <text:p>95,2%</text:p>
          </table:table-cell>
          <table:table-cell office:value-type="float" office:value="144647" table:style-name="ce119">
            <text:p>144.647</text:p>
          </table:table-cell>
          <table:table-cell office:value-type="percentage" office:value="0.96718264183745106" table:style-name="ce83">
            <text:p>96,7%</text:p>
          </table:table-cell>
          <table:table-cell office:value-type="float" office:value="146747" table:style-name="ce119">
            <text:p>146.747</text:p>
          </table:table-cell>
          <table:table-cell office:value-type="percentage" office:value="0.94670597646573085" table:style-name="ce83">
            <text:p>94,7%</text:p>
          </table:table-cell>
          <table:table-cell office:value-type="float" office:value="129697" table:style-name="ce119">
            <text:p>129.697</text:p>
          </table:table-cell>
          <table:table-cell office:value-type="percentage" office:value="0.85092968022149618" table:style-name="ce83">
            <text:p>85,1%</text:p>
          </table:table-cell>
          <table:table-cell office:value-type="float" office:value="64389" table:style-name="ce119">
            <text:p>64.389</text:p>
          </table:table-cell>
          <table:table-cell office:value-type="percentage" office:value="0.70007067137809187" table:style-name="ce83">
            <text:p>70,0%</text:p>
          </table:table-cell>
          <table:table-cell office:value-type="float" office:value="45745" table:style-name="ce119">
            <text:p>45.745</text:p>
          </table:table-cell>
          <table:table-cell office:value-type="percentage" office:value="0.67790456431535273" table:style-name="ce83">
            <text:p>67,8%</text:p>
          </table:table-cell>
          <table:table-cell office:value-type="float" office:value="10356" table:style-name="ce116">
            <text:p>10.356</text:p>
          </table:table-cell>
          <table:table-cell office:value-type="percentage" office:value="0.71926656480066675" table:style-name="ce117">
            <text:p>71,9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Baleares</text:p>
          </table:table-cell>
          <table:table-cell office:value-type="float" office:value="122093" table:style-name="ce119">
            <text:p>122.093</text:p>
          </table:table-cell>
          <table:table-cell office:value-type="percentage" office:value="0.92954540263576635" table:style-name="ce83">
            <text:p>93,0%</text:p>
          </table:table-cell>
          <table:table-cell office:value-type="float" office:value="101118" table:style-name="ce119">
            <text:p>101.118</text:p>
          </table:table-cell>
          <table:table-cell office:value-type="percentage" office:value="0.90102918244597907" table:style-name="ce83">
            <text:p>90,1%</text:p>
          </table:table-cell>
          <table:table-cell office:value-type="float" office:value="113780" table:style-name="ce119">
            <text:p>113.780</text:p>
          </table:table-cell>
          <table:table-cell office:value-type="percentage" office:value="0.74254873424743362" table:style-name="ce83">
            <text:p>74,3%</text:p>
          </table:table-cell>
          <table:table-cell office:value-type="float" office:value="89827" table:style-name="ce119">
            <text:p>89.827</text:p>
          </table:table-cell>
          <table:table-cell office:value-type="percentage" office:value="0.51913518886679921" table:style-name="ce83">
            <text:p>51,9%</text:p>
          </table:table-cell>
          <table:table-cell office:value-type="float" office:value="43911" table:style-name="ce119">
            <text:p>43.911</text:p>
          </table:table-cell>
          <table:table-cell office:value-type="percentage" office:value="0.32815933039384204" table:style-name="ce83">
            <text:p>32,8%</text:p>
          </table:table-cell>
          <table:table-cell office:value-type="float" office:value="30321" table:style-name="ce119">
            <text:p>30.321</text:p>
          </table:table-cell>
          <table:table-cell office:value-type="percentage" office:value="0.29401896708880398" table:style-name="ce83">
            <text:p>29,4%</text:p>
          </table:table-cell>
          <table:table-cell office:value-type="float" office:value="3911" table:style-name="ce116">
            <text:p>3.911</text:p>
          </table:table-cell>
          <table:table-cell office:value-type="percentage" office:value="0.19619745159024782" table:style-name="ce117">
            <text:p>19,6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narias</text:p>
          </table:table-cell>
          <table:table-cell office:value-type="float" office:value="227313" table:style-name="ce119">
            <text:p>227.313</text:p>
          </table:table-cell>
          <table:table-cell office:value-type="percentage" office:value="0.9231584590267794" table:style-name="ce83">
            <text:p>92,3%</text:p>
          </table:table-cell>
          <table:table-cell office:value-type="float" office:value="202925" table:style-name="ce119">
            <text:p>202.925</text:p>
          </table:table-cell>
          <table:table-cell office:value-type="percentage" office:value="0.8958884272892228" table:style-name="ce83">
            <text:p>89,6%</text:p>
          </table:table-cell>
          <table:table-cell office:value-type="float" office:value="250471" table:style-name="ce119">
            <text:p>250.471</text:p>
          </table:table-cell>
          <table:table-cell office:value-type="percentage" office:value="0.77018234371636785" table:style-name="ce83">
            <text:p>77,0%</text:p>
          </table:table-cell>
          <table:table-cell office:value-type="float" office:value="197592" table:style-name="ce119">
            <text:p>197.592</text:p>
          </table:table-cell>
          <table:table-cell office:value-type="percentage" office:value="0.61199193475951397" table:style-name="ce83">
            <text:p>61,2%</text:p>
          </table:table-cell>
          <table:table-cell office:value-type="float" office:value="93021" table:style-name="ce119">
            <text:p>93.021</text:p>
          </table:table-cell>
          <table:table-cell office:value-type="percentage" office:value="0.39661207730910425" table:style-name="ce83">
            <text:p>39,7%</text:p>
          </table:table-cell>
          <table:table-cell office:value-type="float" office:value="56705" table:style-name="ce119">
            <text:p>56.705</text:p>
          </table:table-cell>
          <table:table-cell office:value-type="percentage" office:value="0.29405968833458657" table:style-name="ce83">
            <text:p>29,4%</text:p>
          </table:table-cell>
          <table:table-cell office:value-type="float" office:value="6901" table:style-name="ce116">
            <text:p>6.901</text:p>
          </table:table-cell>
          <table:table-cell office:value-type="percentage" office:value="0.16770759921261755" table:style-name="ce117">
            <text:p>16,8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ntabria</text:p>
          </table:table-cell>
          <table:table-cell office:value-type="float" office:value="92997" table:style-name="ce119">
            <text:p>92.997</text:p>
          </table:table-cell>
          <table:table-cell office:value-type="percentage" office:value="0.94485140970281944" table:style-name="ce83">
            <text:p>94,5%</text:p>
          </table:table-cell>
          <table:table-cell office:value-type="float" office:value="76854" table:style-name="ce119">
            <text:p>76.854</text:p>
          </table:table-cell>
          <table:table-cell office:value-type="percentage" office:value="0.99562130790755521" table:style-name="ce83">
            <text:p>99,6%</text:p>
          </table:table-cell>
          <table:table-cell office:value-type="float" office:value="74172" table:style-name="ce119">
            <text:p>74.172</text:p>
          </table:table-cell>
          <table:table-cell office:value-type="percentage" office:value="0.87104388571160152" table:style-name="ce83">
            <text:p>87,1%</text:p>
          </table:table-cell>
          <table:table-cell office:value-type="float" office:value="64557" table:style-name="ce119">
            <text:p>64.557</text:p>
          </table:table-cell>
          <table:table-cell office:value-type="percentage" office:value="0.72237266135529499" table:style-name="ce83">
            <text:p>72,2%</text:p>
          </table:table-cell>
          <table:table-cell office:value-type="float" office:value="33043" table:style-name="ce119">
            <text:p>33.043</text:p>
          </table:table-cell>
          <table:table-cell office:value-type="percentage" office:value="0.58142563037778672" table:style-name="ce83">
            <text:p>58,1%</text:p>
          </table:table-cell>
          <table:table-cell office:value-type="float" office:value="21814" table:style-name="ce119">
            <text:p>21.814</text:p>
          </table:table-cell>
          <table:table-cell office:value-type="percentage" office:value="0.50234893146647019" table:style-name="ce83">
            <text:p>50,2%</text:p>
          </table:table-cell>
          <table:table-cell office:value-type="float" office:value="3155" table:style-name="ce116">
            <text:p>3.155</text:p>
          </table:table-cell>
          <table:table-cell office:value-type="percentage" office:value="0.3171810596159646" table:style-name="ce117">
            <text:p>31,7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astilla y León<text:s/></text:p>
          </table:table-cell>
          <table:table-cell office:value-type="float" office:value="452726" table:style-name="ce119">
            <text:p>452.726</text:p>
          </table:table-cell>
          <table:table-cell office:value-type="percentage" office:value="0.94309664571016705" table:style-name="ce83">
            <text:p>94,3%</text:p>
          </table:table-cell>
          <table:table-cell office:value-type="float" office:value="312264" table:style-name="ce119">
            <text:p>312.264</text:p>
          </table:table-cell>
          <table:table-cell office:value-type="percentage" office:value="0.96060836314751641" table:style-name="ce83">
            <text:p>96,1%</text:p>
          </table:table-cell>
          <table:table-cell office:value-type="float" office:value="316703" table:style-name="ce119">
            <text:p>316.703</text:p>
          </table:table-cell>
          <table:table-cell office:value-type="percentage" office:value="0.88731960293734469" table:style-name="ce83">
            <text:p>88,7%</text:p>
          </table:table-cell>
          <table:table-cell office:value-type="float" office:value="243358" table:style-name="ce119">
            <text:p>243.358</text:p>
          </table:table-cell>
          <table:table-cell office:value-type="percentage" office:value="0.7486118758824778" table:style-name="ce83">
            <text:p>74,9%</text:p>
          </table:table-cell>
          <table:table-cell office:value-type="float" office:value="133495" table:style-name="ce119">
            <text:p>133.495</text:p>
          </table:table-cell>
          <table:table-cell office:value-type="percentage" office:value="0.6144255021448165" table:style-name="ce83">
            <text:p>61,4%</text:p>
          </table:table-cell>
          <table:table-cell office:value-type="float" office:value="102184" table:style-name="ce119">
            <text:p>102.184</text:p>
          </table:table-cell>
          <table:table-cell office:value-type="percentage" office:value="0.54741917338547663" table:style-name="ce83">
            <text:p>54,7%</text:p>
          </table:table-cell>
          <table:table-cell office:value-type="float" office:value="13691" table:style-name="ce116">
            <text:p>13.691</text:p>
          </table:table-cell>
          <table:table-cell office:value-type="percentage" office:value="0.28774090498308147" table:style-name="ce117">
            <text:p>28,8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astilla - La Mancha</text:p>
          </table:table-cell>
          <table:table-cell office:value-type="float" office:value="278271" table:style-name="ce119">
            <text:p>278.271</text:p>
          </table:table-cell>
          <table:table-cell office:value-type="percentage" office:value="0.94098531395934715" table:style-name="ce83">
            <text:p>94,1%</text:p>
          </table:table-cell>
          <table:table-cell office:value-type="float" office:value="214852" table:style-name="ce119">
            <text:p>214.852</text:p>
          </table:table-cell>
          <table:table-cell office:value-type="percentage" office:value="0.96186596230469623" table:style-name="ce83">
            <text:p>96,2%</text:p>
          </table:table-cell>
          <table:table-cell office:value-type="float" office:value="237071" table:style-name="ce119">
            <text:p>237.071</text:p>
          </table:table-cell>
          <table:table-cell office:value-type="percentage" office:value="0.82593063563676905" table:style-name="ce83">
            <text:p>82,6%</text:p>
          </table:table-cell>
          <table:table-cell office:value-type="float" office:value="194744" table:style-name="ce119">
            <text:p>194.744</text:p>
          </table:table-cell>
          <table:table-cell office:value-type="percentage" office:value="0.67749297264200825" table:style-name="ce83">
            <text:p>67,7%</text:p>
          </table:table-cell>
          <table:table-cell office:value-type="float" office:value="106767" table:style-name="ce119">
            <text:p>106.767</text:p>
          </table:table-cell>
          <table:table-cell office:value-type="percentage" office:value="0.51526982809378108" table:style-name="ce83">
            <text:p>51,5%</text:p>
          </table:table-cell>
          <table:table-cell office:value-type="float" office:value="79251" table:style-name="ce119">
            <text:p>79.251</text:p>
          </table:table-cell>
          <table:table-cell office:value-type="percentage" office:value="0.45294568149604497" table:style-name="ce83">
            <text:p>45,3%</text:p>
          </table:table-cell>
          <table:table-cell office:value-type="float" office:value="12146" table:style-name="ce116">
            <text:p>12.146</text:p>
          </table:table-cell>
          <table:table-cell office:value-type="percentage" office:value="0.3286255411255411" table:style-name="ce117">
            <text:p>32,9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ataluña</text:p>
          </table:table-cell>
          <table:table-cell office:value-type="float" office:value="992344" table:style-name="ce119">
            <text:p>992.344</text:p>
          </table:table-cell>
          <table:table-cell office:value-type="percentage" office:value="0.92352478041317132" table:style-name="ce83">
            <text:p>92,4%</text:p>
          </table:table-cell>
          <table:table-cell office:value-type="float" office:value="747515" table:style-name="ce119">
            <text:p>747.515</text:p>
          </table:table-cell>
          <table:table-cell office:value-type="percentage" office:value="0.93136216614918443" table:style-name="ce83">
            <text:p>93,1%</text:p>
          </table:table-cell>
          <table:table-cell office:value-type="float" office:value="818018" table:style-name="ce119">
            <text:p>818.018</text:p>
          </table:table-cell>
          <table:table-cell office:value-type="percentage" office:value="0.78624731835972039" table:style-name="ce83">
            <text:p>78,6%</text:p>
          </table:table-cell>
          <table:table-cell office:value-type="float" office:value="714188" table:style-name="ce119">
            <text:p>714.188</text:p>
          </table:table-cell>
          <table:table-cell office:value-type="percentage" office:value="0.61724210349825381" table:style-name="ce83">
            <text:p>61,7%</text:p>
          </table:table-cell>
          <table:table-cell office:value-type="float" office:value="385234" table:style-name="ce119">
            <text:p>385.234</text:p>
          </table:table-cell>
          <table:table-cell office:value-type="percentage" office:value="0.46939685634214695" table:style-name="ce83">
            <text:p>46,9%</text:p>
          </table:table-cell>
          <table:table-cell office:value-type="float" office:value="271423" table:style-name="ce119">
            <text:p>271.423</text:p>
          </table:table-cell>
          <table:table-cell office:value-type="percentage" office:value="0.39571111162948014" table:style-name="ce83">
            <text:p>39,6%</text:p>
          </table:table-cell>
          <table:table-cell office:value-type="float" office:value="39614" table:style-name="ce116">
            <text:p>39.614</text:p>
          </table:table-cell>
          <table:table-cell office:value-type="percentage" office:value="0.27842087137425237" table:style-name="ce117">
            <text:p>27,8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C. Valenciana</text:p>
          </table:table-cell>
          <table:table-cell office:value-type="float" office:value="701284" table:style-name="ce119">
            <text:p>701.284</text:p>
          </table:table-cell>
          <table:table-cell office:value-type="percentage" office:value="0.95890021357996669" table:style-name="ce83">
            <text:p>95,9%</text:p>
          </table:table-cell>
          <table:table-cell office:value-type="float" office:value="569034" table:style-name="ce119">
            <text:p>569.034</text:p>
          </table:table-cell>
          <table:table-cell office:value-type="percentage" office:value="0.98148569772736682" table:style-name="ce83">
            <text:p>98,1%</text:p>
          </table:table-cell>
          <table:table-cell office:value-type="float" office:value="622704" table:style-name="ce119">
            <text:p>622.704</text:p>
          </table:table-cell>
          <table:table-cell office:value-type="percentage" office:value="0.8485902345293741" table:style-name="ce83">
            <text:p>84,9%</text:p>
          </table:table-cell>
          <table:table-cell office:value-type="float" office:value="550788" table:style-name="ce119">
            <text:p>550.788</text:p>
          </table:table-cell>
          <table:table-cell office:value-type="percentage" office:value="0.71527007617766303" table:style-name="ce83">
            <text:p>71,5%</text:p>
          </table:table-cell>
          <table:table-cell office:value-type="float" office:value="308793" table:style-name="ce119">
            <text:p>308.793</text:p>
          </table:table-cell>
          <table:table-cell office:value-type="percentage" office:value="0.5818433622565784" table:style-name="ce83">
            <text:p>58,2%</text:p>
          </table:table-cell>
          <table:table-cell office:value-type="float" office:value="241027" table:style-name="ce119">
            <text:p>241.027</text:p>
          </table:table-cell>
          <table:table-cell office:value-type="percentage" office:value="0.5387245950518883" table:style-name="ce83">
            <text:p>53,9%</text:p>
          </table:table-cell>
          <table:table-cell office:value-type="float" office:value="50562" table:style-name="ce116">
            <text:p>50.562</text:p>
          </table:table-cell>
          <table:table-cell office:value-type="percentage" office:value="0.52905169978340705" table:style-name="ce117">
            <text:p>52,9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Extremadura</text:p>
          </table:table-cell>
          <table:table-cell office:value-type="float" office:value="156505" table:style-name="ce119">
            <text:p>156.505</text:p>
          </table:table-cell>
          <table:table-cell office:value-type="percentage" office:value="0.90210330337946498" table:style-name="ce83">
            <text:p>90,2%</text:p>
          </table:table-cell>
          <table:table-cell office:value-type="float" office:value="128673" table:style-name="ce119">
            <text:p>128.673</text:p>
          </table:table-cell>
          <table:table-cell office:value-type="percentage" office:value="0.96810671722643549" table:style-name="ce83">
            <text:p>96,8%</text:p>
          </table:table-cell>
          <table:table-cell office:value-type="float" office:value="137231" table:style-name="ce119">
            <text:p>137.231</text:p>
          </table:table-cell>
          <table:table-cell office:value-type="percentage" office:value="0.84906512566047543" table:style-name="ce83">
            <text:p>84,9%</text:p>
          </table:table-cell>
          <table:table-cell office:value-type="float" office:value="108742" table:style-name="ce119">
            <text:p>108.742</text:p>
          </table:table-cell>
          <table:table-cell office:value-type="percentage" office:value="0.74341812911473748" table:style-name="ce83">
            <text:p>74,3%</text:p>
          </table:table-cell>
          <table:table-cell office:value-type="float" office:value="73545" table:style-name="ce119">
            <text:p>73.545</text:p>
          </table:table-cell>
          <table:table-cell office:value-type="percentage" office:value="0.64846491614791824" table:style-name="ce83">
            <text:p>64,8%</text:p>
          </table:table-cell>
          <table:table-cell office:value-type="float" office:value="52001" table:style-name="ce119">
            <text:p>52.001</text:p>
          </table:table-cell>
          <table:table-cell office:value-type="percentage" office:value="0.55522811962800434" table:style-name="ce83">
            <text:p>55,5%</text:p>
          </table:table-cell>
          <table:table-cell office:value-type="float" office:value="6950" table:style-name="ce116">
            <text:p>6.950</text:p>
          </table:table-cell>
          <table:table-cell office:value-type="percentage" office:value="0.36066424494032173" table:style-name="ce117">
            <text:p>36,1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Galicia</text:p>
          </table:table-cell>
          <table:table-cell office:value-type="float" office:value="510163" table:style-name="ce119">
            <text:p>510.163</text:p>
          </table:table-cell>
          <table:table-cell office:value-type="percentage" office:value="0.95638407360679678" table:style-name="ce83">
            <text:p>95,6%</text:p>
          </table:table-cell>
          <table:table-cell office:value-type="float" office:value="339396" table:style-name="ce119">
            <text:p>339.396</text:p>
          </table:table-cell>
          <table:table-cell office:value-type="percentage" office:value="0.97463450775208271" table:style-name="ce83">
            <text:p>97,5%</text:p>
          </table:table-cell>
          <table:table-cell office:value-type="float" office:value="379273" table:style-name="ce119">
            <text:p>379.273</text:p>
          </table:table-cell>
          <table:table-cell office:value-type="percentage" office:value="0.96493129495213159" table:style-name="ce83">
            <text:p>96,5%</text:p>
          </table:table-cell>
          <table:table-cell office:value-type="float" office:value="393943" table:style-name="ce119">
            <text:p>393.943</text:p>
          </table:table-cell>
          <table:table-cell office:value-type="percentage" office:value="0.95738532801267628" table:style-name="ce83">
            <text:p>95,7%</text:p>
          </table:table-cell>
          <table:table-cell office:value-type="float" office:value="209244" table:style-name="ce119">
            <text:p>209.244</text:p>
          </table:table-cell>
          <table:table-cell office:value-type="percentage" office:value="0.78209191759112517" table:style-name="ce83">
            <text:p>78,2%</text:p>
          </table:table-cell>
          <table:table-cell office:value-type="float" office:value="152877" table:style-name="ce119">
            <text:p>152.877</text:p>
          </table:table-cell>
          <table:table-cell office:value-type="percentage" office:value="0.7542627933137297" table:style-name="ce83">
            <text:p>75,4%</text:p>
          </table:table-cell>
          <table:table-cell office:value-type="float" office:value="27276" table:style-name="ce116">
            <text:p>27.276</text:p>
          </table:table-cell>
          <table:table-cell office:value-type="percentage" office:value="0.65361481871989646" table:style-name="ce117">
            <text:p>65,4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La Rioja</text:p>
          </table:table-cell>
          <table:table-cell office:value-type="float" office:value="46278" table:style-name="ce119">
            <text:p>46.278</text:p>
          </table:table-cell>
          <table:table-cell office:value-type="percentage" office:value="0.82855301321301966" table:style-name="ce83">
            <text:p>82,9%</text:p>
          </table:table-cell>
          <table:table-cell office:value-type="float" office:value="37358" table:style-name="ce119">
            <text:p>37.358</text:p>
          </table:table-cell>
          <table:table-cell office:value-type="percentage" office:value="0.94017868378004277" table:style-name="ce83">
            <text:p>94,0%</text:p>
          </table:table-cell>
          <table:table-cell office:value-type="float" office:value="38282" table:style-name="ce119">
            <text:p>38.282</text:p>
          </table:table-cell>
          <table:table-cell office:value-type="percentage" office:value="0.82605787281790133" table:style-name="ce83">
            <text:p>82,6%</text:p>
          </table:table-cell>
          <table:table-cell office:value-type="float" office:value="34762" table:style-name="ce119">
            <text:p>34.762</text:p>
          </table:table-cell>
          <table:table-cell office:value-type="percentage" office:value="0.71422407593844384" table:style-name="ce83">
            <text:p>71,4%</text:p>
          </table:table-cell>
          <table:table-cell office:value-type="float" office:value="18272" table:style-name="ce119">
            <text:p>18.272</text:p>
          </table:table-cell>
          <table:table-cell office:value-type="percentage" office:value="0.56231919739028746" table:style-name="ce83">
            <text:p>56,2%</text:p>
          </table:table-cell>
          <table:table-cell office:value-type="float" office:value="12529" table:style-name="ce119">
            <text:p>12.529</text:p>
          </table:table-cell>
          <table:table-cell office:value-type="percentage" office:value="0.49017996870109548" table:style-name="ce83">
            <text:p>49,0%</text:p>
          </table:table-cell>
          <table:table-cell office:value-type="float" office:value="2128" table:style-name="ce116">
            <text:p>2.128</text:p>
          </table:table-cell>
          <table:table-cell office:value-type="percentage" office:value="0.38204667863554759" table:style-name="ce117">
            <text:p>38,2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adrid</text:p>
          </table:table-cell>
          <table:table-cell office:value-type="float" office:value="840151" table:style-name="ce119">
            <text:p>840.151</text:p>
          </table:table-cell>
          <table:table-cell office:value-type="percentage" office:value="0.95027666178040793" table:style-name="ce83">
            <text:p>95,0%</text:p>
          </table:table-cell>
          <table:table-cell office:value-type="float" office:value="639975" table:style-name="ce119">
            <text:p>639.975</text:p>
          </table:table-cell>
          <table:table-cell office:value-type="percentage" office:value="0.9248661420736598" table:style-name="ce83">
            <text:p>92,5%</text:p>
          </table:table-cell>
          <table:table-cell office:value-type="float" office:value="739781" table:style-name="ce119">
            <text:p>739.781</text:p>
          </table:table-cell>
          <table:table-cell office:value-type="percentage" office:value="0.76816149457870486" table:style-name="ce83">
            <text:p>76,8%</text:p>
          </table:table-cell>
          <table:table-cell office:value-type="float" office:value="654345" table:style-name="ce119">
            <text:p>654.345</text:p>
          </table:table-cell>
          <table:table-cell office:value-type="percentage" office:value="0.62069701482626805" table:style-name="ce83">
            <text:p>62,1%</text:p>
          </table:table-cell>
          <table:table-cell office:value-type="float" office:value="387224" table:style-name="ce119">
            <text:p>387.224</text:p>
          </table:table-cell>
          <table:table-cell office:value-type="percentage" office:value="0.49943636321425161" table:style-name="ce83">
            <text:p>49,9%</text:p>
          </table:table-cell>
          <table:table-cell office:value-type="float" office:value="281047" table:style-name="ce119">
            <text:p>281.047</text:p>
          </table:table-cell>
          <table:table-cell office:value-type="percentage" office:value="0.44505799038455446" table:style-name="ce83">
            <text:p>44,5%</text:p>
          </table:table-cell>
          <table:table-cell office:value-type="float" office:value="33700" table:style-name="ce116">
            <text:p>33.700</text:p>
          </table:table-cell>
          <table:table-cell office:value-type="percentage" office:value="0.27283914634541273" table:style-name="ce117">
            <text:p>27,3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urcia<text:s/></text:p>
          </table:table-cell>
          <table:table-cell office:value-type="float" office:value="164029" table:style-name="ce119">
            <text:p>164.029</text:p>
          </table:table-cell>
          <table:table-cell office:value-type="percentage" office:value="0.88992393580659512" table:style-name="ce83">
            <text:p>89,0%</text:p>
          </table:table-cell>
          <table:table-cell office:value-type="float" office:value="136952" table:style-name="ce119">
            <text:p>136.952</text:p>
          </table:table-cell>
          <table:table-cell office:value-type="percentage" office:value="0.88901006166828955" table:style-name="ce83">
            <text:p>88,9%</text:p>
          </table:table-cell>
          <table:table-cell office:value-type="float" office:value="157582" table:style-name="ce119">
            <text:p>157.582</text:p>
          </table:table-cell>
          <table:table-cell office:value-type="percentage" office:value="0.74300640774776394" table:style-name="ce83">
            <text:p>74,3%</text:p>
          </table:table-cell>
          <table:table-cell office:value-type="float" office:value="138562" table:style-name="ce119">
            <text:p>138.562</text:p>
          </table:table-cell>
          <table:table-cell office:value-type="percentage" office:value="0.58682873115365064" table:style-name="ce83">
            <text:p>58,7%</text:p>
          </table:table-cell>
          <table:table-cell office:value-type="float" office:value="69417" table:style-name="ce119">
            <text:p>69.417</text:p>
          </table:table-cell>
          <table:table-cell office:value-type="percentage" office:value="0.40313953690959459" table:style-name="ce83">
            <text:p>40,3%</text:p>
          </table:table-cell>
          <table:table-cell office:value-type="float" office:value="51712" table:style-name="ce119">
            <text:p>51.712</text:p>
          </table:table-cell>
          <table:table-cell office:value-type="percentage" office:value="0.35446126849865306" table:style-name="ce83">
            <text:p>35,4%</text:p>
          </table:table-cell>
          <table:table-cell office:value-type="float" office:value="6477" table:style-name="ce116">
            <text:p>6.477</text:p>
          </table:table-cell>
          <table:table-cell office:value-type="percentage" office:value="0.21126622741209472" table:style-name="ce117">
            <text:p>21,1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Navarra</text:p>
          </table:table-cell>
          <table:table-cell office:value-type="float" office:value="93677" table:style-name="ce119">
            <text:p>93.677</text:p>
          </table:table-cell>
          <table:table-cell office:value-type="percentage" office:value="0.95355252442996741" table:style-name="ce83">
            <text:p>95,4%</text:p>
          </table:table-cell>
          <table:table-cell office:value-type="float" office:value="72357" table:style-name="ce119">
            <text:p>72.357</text:p>
          </table:table-cell>
          <table:table-cell office:value-type="percentage" office:value="0.99791747117559437" table:style-name="ce83">
            <text:p>99,8%</text:p>
          </table:table-cell>
          <table:table-cell office:value-type="float" office:value="77452" table:style-name="ce119">
            <text:p>77.452</text:p>
          </table:table-cell>
          <table:table-cell office:value-type="percentage" office:value="0.83428842259468305" table:style-name="ce83">
            <text:p>83,4%</text:p>
          </table:table-cell>
          <table:table-cell office:value-type="float" office:value="65367" table:style-name="ce119">
            <text:p>65.367</text:p>
          </table:table-cell>
          <table:table-cell office:value-type="percentage" office:value="0.67648793815393216" table:style-name="ce83">
            <text:p>67,6%</text:p>
          </table:table-cell>
          <table:table-cell office:value-type="float" office:value="34225" table:style-name="ce119">
            <text:p>34.225</text:p>
          </table:table-cell>
          <table:table-cell office:value-type="percentage" office:value="0.51986025670236191" table:style-name="ce83">
            <text:p>52,0%</text:p>
          </table:table-cell>
          <table:table-cell office:value-type="float" office:value="26775" table:style-name="ce119">
            <text:p>26.775</text:p>
          </table:table-cell>
          <table:table-cell office:value-type="percentage" office:value="0.45" table:style-name="ce83">
            <text:p>45,0%</text:p>
          </table:table-cell>
          <table:table-cell office:value-type="float" office:value="4011" table:style-name="ce116">
            <text:p>4.011</text:p>
          </table:table-cell>
          <table:table-cell office:value-type="percentage" office:value="0.29988785046728972" table:style-name="ce117">
            <text:p>30,0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País Vasco</text:p>
          </table:table-cell>
          <table:table-cell office:value-type="float" office:value="352658" table:style-name="ce119">
            <text:p>352.658</text:p>
          </table:table-cell>
          <table:table-cell office:value-type="percentage" office:value="0.93054760290147998" table:style-name="ce83">
            <text:p>93,1%</text:p>
          </table:table-cell>
          <table:table-cell office:value-type="float" office:value="261036" table:style-name="ce119">
            <text:p>261.036</text:p>
          </table:table-cell>
          <table:table-cell office:value-type="percentage" office:value="0.9366200215285253" table:style-name="ce83">
            <text:p>93,7%</text:p>
          </table:table-cell>
          <table:table-cell office:value-type="float" office:value="271691" table:style-name="ce119">
            <text:p>271.691</text:p>
          </table:table-cell>
          <table:table-cell office:value-type="percentage" office:value="0.82958070741120715" table:style-name="ce83">
            <text:p>83,0%</text:p>
          </table:table-cell>
          <table:table-cell office:value-type="float" office:value="201682" table:style-name="ce119">
            <text:p>201.682</text:p>
          </table:table-cell>
          <table:table-cell office:value-type="percentage" office:value="0.62001819948106884" table:style-name="ce83">
            <text:p>62,0%</text:p>
          </table:table-cell>
          <table:table-cell office:value-type="float" office:value="92584" table:style-name="ce119">
            <text:p>92.584</text:p>
          </table:table-cell>
          <table:table-cell office:value-type="percentage" office:value="0.44073767292184363" table:style-name="ce83">
            <text:p>44,1%</text:p>
          </table:table-cell>
          <table:table-cell office:value-type="float" office:value="65275" table:style-name="ce119">
            <text:p>65.275</text:p>
          </table:table-cell>
          <table:table-cell office:value-type="percentage" office:value="0.37537667057713986" table:style-name="ce83">
            <text:p>37,5%</text:p>
          </table:table-cell>
          <table:table-cell office:value-type="float" office:value="11612" table:style-name="ce116">
            <text:p>11.612</text:p>
          </table:table-cell>
          <table:table-cell office:value-type="percentage" office:value="0.30129735339906588" table:style-name="ce117">
            <text:p>30,1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Ceuta</text:p>
          </table:table-cell>
          <table:table-cell office:value-type="float" office:value="5744" table:style-name="ce119">
            <text:p>5.744</text:p>
          </table:table-cell>
          <table:table-cell office:value-type="percentage" office:value="0.91073410496273977" table:style-name="ce83">
            <text:p>91,1%</text:p>
          </table:table-cell>
          <table:table-cell office:value-type="float" office:value="7346" table:style-name="ce119">
            <text:p>7.346</text:p>
          </table:table-cell>
          <table:table-cell office:value-type="percentage" office:value="0.95925829198224077" table:style-name="ce83">
            <text:p>95,9%</text:p>
          </table:table-cell>
          <table:table-cell office:value-type="float" office:value="9286" table:style-name="ce119">
            <text:p>9.286</text:p>
          </table:table-cell>
          <table:table-cell office:value-type="percentage" office:value="0.87397647058823524" table:style-name="ce83">
            <text:p>87,4%</text:p>
          </table:table-cell>
          <table:table-cell office:value-type="float" office:value="8964" table:style-name="ce119">
            <text:p>8.964</text:p>
          </table:table-cell>
          <table:table-cell office:value-type="percentage" office:value="0.79907291852380102" table:style-name="ce83">
            <text:p>79,9%</text:p>
          </table:table-cell>
          <table:table-cell office:value-type="float" office:value="6405" table:style-name="ce119">
            <text:p>6.405</text:p>
          </table:table-cell>
          <table:table-cell office:value-type="percentage" office:value="0.68094833085264728" table:style-name="ce83">
            <text:p>68,1%</text:p>
          </table:table-cell>
          <table:table-cell office:value-type="float" office:value="5296" table:style-name="ce119">
            <text:p>5.296</text:p>
          </table:table-cell>
          <table:table-cell office:value-type="percentage" office:value="0.5714285714285714" table:style-name="ce83">
            <text:p>57,1%</text:p>
          </table:table-cell>
          <table:table-cell office:value-type="float" office:value="1028" table:style-name="ce116">
            <text:p>1.028</text:p>
          </table:table-cell>
          <table:table-cell office:value-type="percentage" office:value="0.43781942078364566" table:style-name="ce117">
            <text:p>43,8%</text:p>
          </table:table-cell>
          <table:table-cell table:number-columns-repeated="16369"/>
        </table:table-row>
        <table:table-row table:style-name="ro5">
          <table:table-cell office:value-type="string" table:style-name="ce118">
            <text:p>Melilla</text:p>
          </table:table-cell>
          <table:table-cell office:value-type="float" office:value="4594" table:style-name="ce119">
            <text:p>4.594</text:p>
          </table:table-cell>
          <table:table-cell office:value-type="percentage" office:value="0.84619635291950634" table:style-name="ce83">
            <text:p>84,6%</text:p>
          </table:table-cell>
          <table:table-cell office:value-type="float" office:value="6227" table:style-name="ce119">
            <text:p>6.227</text:p>
          </table:table-cell>
          <table:table-cell office:value-type="percentage" office:value="0.83989749123280277" table:style-name="ce83">
            <text:p>84,0%</text:p>
          </table:table-cell>
          <table:table-cell office:value-type="float" office:value="8053" table:style-name="ce119">
            <text:p>8.053</text:p>
          </table:table-cell>
          <table:table-cell office:value-type="percentage" office:value="0.79970208540218468" table:style-name="ce83">
            <text:p>80,0%</text:p>
          </table:table-cell>
          <table:table-cell office:value-type="float" office:value="7789" table:style-name="ce119">
            <text:p>7.789</text:p>
          </table:table-cell>
          <table:table-cell office:value-type="percentage" office:value="0.73515809344030203" table:style-name="ce83">
            <text:p>73,5%</text:p>
          </table:table-cell>
          <table:table-cell office:value-type="float" office:value="5088" table:style-name="ce119">
            <text:p>5.088</text:p>
          </table:table-cell>
          <table:table-cell office:value-type="percentage" office:value="0.55448997384481258" table:style-name="ce83">
            <text:p>55,4%</text:p>
          </table:table-cell>
          <table:table-cell office:value-type="float" office:value="4509" table:style-name="ce119">
            <text:p>4.509</text:p>
          </table:table-cell>
          <table:table-cell office:value-type="percentage" office:value="0.46160933660933662" table:style-name="ce83">
            <text:p>46,2%</text:p>
          </table:table-cell>
          <table:table-cell office:value-type="float" office:value="975" table:style-name="ce116">
            <text:p>975</text:p>
          </table:table-cell>
          <table:table-cell office:value-type="percentage" office:value="0.40355960264900664" table:style-name="ce117">
            <text:p>40,4%</text:p>
          </table:table-cell>
          <table:table-cell table:number-columns-repeated="16369"/>
        </table:table-row>
        <table:table-row table:style-name="ro16">
          <table:table-cell office:value-type="string" table:style-name="ce118">
            <text:p>Fuerzas Armadas</text:p>
          </table:table-cell>
          <table:table-cell office:value-type="float" office:value="7" table:style-name="ce119">
            <text:p>7</text:p>
          </table:table-cell>
          <table:table-cell office:value-type="percentage" office:value="0.16666666666666666" table:style-name="ce83">
            <text:p>16,7%</text:p>
          </table:table-cell>
          <table:table-cell office:value-type="float" office:value="2383" table:style-name="ce119">
            <text:p>2.383</text:p>
          </table:table-cell>
          <table:table-cell office:value-type="percentage" office:value="0.64370610480821178" table:style-name="ce83">
            <text:p>64,4%</text:p>
          </table:table-cell>
          <table:table-cell office:value-type="float" office:value="7431" table:style-name="ce119">
            <text:p>7.431</text:p>
          </table:table-cell>
          <table:table-cell office:value-type="percentage" office:value="0.75479939055358047" table:style-name="ce83">
            <text:p>75,5%</text:p>
          </table:table-cell>
          <table:table-cell office:value-type="float" office:value="15327" table:style-name="ce119">
            <text:p>15.327</text:p>
          </table:table-cell>
          <table:table-cell office:value-type="percentage" office:value="0.67398091552702166" table:style-name="ce83">
            <text:p>67,4%</text:p>
          </table:table-cell>
          <table:table-cell office:value-type="float" office:value="15434" table:style-name="ce119">
            <text:p>15.434</text:p>
          </table:table-cell>
          <table:table-cell office:value-type="percentage" office:value="0.47374075324595599" table:style-name="ce83">
            <text:p>47,4%</text:p>
          </table:table-cell>
          <table:table-cell office:value-type="float" office:value="11077" table:style-name="ce119">
            <text:p>11.077</text:p>
          </table:table-cell>
          <table:table-cell office:value-type="percentage" office:value="0.45041271906640101" table:style-name="ce83">
            <text:p>45,0%</text:p>
          </table:table-cell>
          <table:table-cell office:value-type="float" office:value="256" table:style-name="ce116">
            <text:p>256</text:p>
          </table:table-cell>
          <table:table-cell office:value-type="percentage" office:value="0.19379258137774413" table:style-name="ce117">
            <text:p>19,4%</text:p>
          </table:table-cell>
          <table:table-cell table:number-columns-repeated="16369"/>
        </table:table-row>
        <table:table-row table:style-name="ro16">
          <table:table-cell office:value-type="string" table:style-name="ce120">
            <text:p>Sanidad Exterior</text:p>
          </table:table-cell>
          <table:table-cell office:value-type="float" office:value="79" table:style-name="ce119">
            <text:p>79</text:p>
          </table:table-cell>
          <table:table-cell office:value-type="percentage" office:value="0.98750000000000004" table:style-name="ce86">
            <text:p>98,8%</text:p>
          </table:table-cell>
          <table:table-cell office:value-type="float" office:value="300" table:style-name="ce119">
            <text:p>300</text:p>
          </table:table-cell>
          <table:table-cell office:value-type="percentage" office:value="0.96153846153846156" table:style-name="ce86">
            <text:p>96,2%</text:p>
          </table:table-cell>
          <table:table-cell office:value-type="float" office:value="702" table:style-name="ce119">
            <text:p>702</text:p>
          </table:table-cell>
          <table:table-cell office:value-type="percentage" office:value="0.76138828633405642" table:style-name="ce86">
            <text:p>76,1%</text:p>
          </table:table-cell>
          <table:table-cell office:value-type="float" office:value="936" table:style-name="ce119">
            <text:p>936</text:p>
          </table:table-cell>
          <table:table-cell office:value-type="percentage" office:value="0.47201210287443268" table:style-name="ce86">
            <text:p>47,2%</text:p>
          </table:table-cell>
          <table:table-cell office:value-type="float" office:value="1162" table:style-name="ce119">
            <text:p>1.162</text:p>
          </table:table-cell>
          <table:table-cell office:value-type="percentage" office:value="0.47447937933850554" table:style-name="ce86">
            <text:p>47,4%</text:p>
          </table:table-cell>
          <table:table-cell office:value-type="float" office:value="935" table:style-name="ce119">
            <text:p>935</text:p>
          </table:table-cell>
          <table:table-cell office:value-type="percentage" office:value="0.43671181690798694" table:style-name="ce86">
            <text:p>43,7%</text:p>
          </table:table-cell>
          <table:table-cell office:value-type="float" office:value="20" table:style-name="ce116">
            <text:p>20</text:p>
          </table:table-cell>
          <table:table-cell office:value-type="percentage" office:value="0.11627906976744186" table:style-name="ce117">
            <text:p>11,6%</text:p>
          </table:table-cell>
          <table:table-cell table:number-columns-repeated="16369"/>
        </table:table-row>
        <table:table-row table:style-name="ro5">
          <table:table-cell office:value-type="string" table:style-name="ce121">
            <text:p>Totales</text:p>
          </table:table-cell>
          <table:table-cell office:value-type="float" office:value="6449526" table:style-name="ce122">
            <text:p>6.449.526</text:p>
          </table:table-cell>
          <table:table-cell office:value-type="percentage" office:value="0.93673631316771877" table:style-name="ce123">
            <text:p>93,67%</text:p>
          </table:table-cell>
          <table:table-cell office:value-type="float" office:value="5035381" table:style-name="ce122">
            <text:p>5.035.381</text:p>
          </table:table-cell>
          <table:table-cell office:value-type="percentage" office:value="0.94592374346310015" table:style-name="ce123">
            <text:p>94,59%</text:p>
          </table:table-cell>
          <table:table-cell office:value-type="float" office:value="5461568" table:style-name="ce122">
            <text:p>5.461.568</text:p>
          </table:table-cell>
          <table:table-cell office:value-type="percentage" office:value="0.80598108288626036" table:style-name="ce123">
            <text:p>80,60%</text:p>
          </table:table-cell>
          <table:table-cell office:value-type="float" office:value="4675777" table:style-name="ce122">
            <text:p>4.675.777</text:p>
          </table:table-cell>
          <table:table-cell office:value-type="percentage" office:value="0.65837607373149898" table:style-name="ce123">
            <text:p>65,84%</text:p>
          </table:table-cell>
          <table:table-cell office:value-type="float" office:value="2563811" table:style-name="ce122">
            <text:p>2.563.811</text:p>
          </table:table-cell>
          <table:table-cell office:value-type="percentage" office:value="0.505887592330305" table:style-name="ce123">
            <text:p>50,59%</text:p>
          </table:table-cell>
          <table:table-cell office:value-type="float" office:value="1861986" table:style-name="ce122">
            <text:p>1.861.986</text:p>
          </table:table-cell>
          <table:table-cell office:value-type="percentage" office:value="0.44503980052888908" table:style-name="ce123">
            <text:p>44,50%</text:p>
          </table:table-cell>
          <table:table-cell office:value-type="float" office:value="284024" table:style-name="ce122">
            <text:p>284.024</text:p>
          </table:table-cell>
          <table:table-cell office:value-type="percentage" office:value="0.32397275664972036" table:style-name="ce123">
            <text:p>32,40%</text:p>
          </table:table-cell>
          <table:table-cell table:number-columns-repeated="16369"/>
        </table:table-row>
        <table:table-row table:number-rows-repeated="1048552" table:style-name="ro5">
          <table:table-cell table:number-columns-repeated="16384"/>
        </table:table-row>
      </table:table>
      <table:table table:name="Pediátrica" table:style-name="ta3">
        <table:table-column table:style-name="co4" table:number-columns-repeated="16384" table:default-cell-style-name="ce113"/>
        <table:table-row table:style-name="ro17">
          <table:table-cell table:style-name="ce127"/>
          <table:table-cell office:value-type="string" table:style-name="ce128">
            <text:p>Población a vacunar de 5 a 11 años</text:p>
          </table:table-cell>
          <table:table-cell office:value-type="string" table:style-name="ce128">
            <text:p>Nº Personas con 1 dosis</text:p>
          </table:table-cell>
          <table:table-cell office:value-type="string" table:style-name="ce128">
            <text:p>% 1ª dosis</text:p>
          </table:table-cell>
          <table:table-cell office:value-type="string" table:style-name="ce128">
            <text:p>Nº Personas con pauta completa</text:p>
          </table:table-cell>
          <table:table-cell office:value-type="string" table:style-name="ce129">
            <text:p><text:s/>% PC</text:p>
          </table:table-cell>
          <table:table-cell office:value-type="string" table:style-name="ce140">
            <text:p>Fecha de la última</text:p>
            <text:p><text:s/>vacuna registrada<text:s/><text:span text:style-name="T5">(2)</text:span></text:p>
          </table:table-cell>
          <table:table-cell table:number-columns-repeated="16377"/>
        </table:table-row>
        <table:table-row table:style-name="ro5">
          <table:table-cell office:value-type="string" table:style-name="ce130">
            <text:p>Andalucía</text:p>
          </table:table-cell>
          <table:table-cell office:value-type="float" office:value="728275" table:style-name="ce131">
            <text:p>728.275</text:p>
          </table:table-cell>
          <table:table-cell office:value-type="float" office:value="456307" table:style-name="ce131">
            <text:p>456.307</text:p>
          </table:table-cell>
          <table:table-cell office:value-type="percentage" office:value="0.62655864886203705" table:style-name="ce132">
            <text:p>62,7%</text:p>
          </table:table-cell>
          <table:table-cell office:value-type="float" office:value="374295" table:style-name="ce131">
            <text:p>374.295</text:p>
          </table:table-cell>
          <table:table-cell office:value-type="percentage" office:value="0.513947341320243" table:style-name="ce132">
            <text:p>51,4%</text:p>
          </table:table-cell>
          <table:table-cell office:value-type="date" office:date-value="2022-12-28T00:00:00" table:style-name="ce133">
            <text:p>28/12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Aragón</text:p>
          </table:table-cell>
          <table:table-cell office:value-type="float" office:value="103760" table:style-name="ce131">
            <text:p>103.760</text:p>
          </table:table-cell>
          <table:table-cell office:value-type="float" office:value="56188" table:style-name="ce131">
            <text:p>56.188</text:p>
          </table:table-cell>
          <table:table-cell office:value-type="percentage" office:value="0.54151888974556672" table:style-name="ce132">
            <text:p>54,2%</text:p>
          </table:table-cell>
          <table:table-cell office:value-type="float" office:value="47402" table:style-name="ce131">
            <text:p>47.402</text:p>
          </table:table-cell>
          <table:table-cell office:value-type="percentage" office:value="0.45684271395528142" table:style-name="ce132">
            <text:p>45,7%</text:p>
          </table:table-cell>
          <table:table-cell office:value-type="date" office:date-value="2022-12-28T00:00:00" table:style-name="ce133">
            <text:p>28/12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Asturias<text:s/></text:p>
          </table:table-cell>
          <table:table-cell office:value-type="float" office:value="62179" table:style-name="ce131">
            <text:p>62.179</text:p>
          </table:table-cell>
          <table:table-cell office:value-type="float" office:value="45179" table:style-name="ce131">
            <text:p>45.179</text:p>
          </table:table-cell>
          <table:table-cell office:value-type="percentage" office:value="0.7265957960082986" table:style-name="ce132">
            <text:p>72,7%</text:p>
          </table:table-cell>
          <table:table-cell office:value-type="float" office:value="39695" table:style-name="ce131">
            <text:p>39.695</text:p>
          </table:table-cell>
          <table:table-cell office:value-type="percentage" office:value="0.63839881632062268" table:style-name="ce132">
            <text:p>63,8%</text:p>
          </table:table-cell>
          <table:table-cell office:value-type="date" office:date-value="2022-12-28T00:00:00" table:style-name="ce133">
            <text:p>28/12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Baleares</text:p>
          </table:table-cell>
          <table:table-cell office:value-type="float" office:value="97822" table:style-name="ce131">
            <text:p>97.822</text:p>
          </table:table-cell>
          <table:table-cell office:value-type="float" office:value="34380" table:style-name="ce131">
            <text:p>34.380</text:p>
          </table:table-cell>
          <table:table-cell office:value-type="percentage" office:value="0.35145468299564514" table:style-name="ce132">
            <text:p>35,1%</text:p>
          </table:table-cell>
          <table:table-cell office:value-type="float" office:value="27189" table:style-name="ce131">
            <text:p>27.189</text:p>
          </table:table-cell>
          <table:table-cell office:value-type="percentage" office:value="0.27794361186645133" table:style-name="ce132">
            <text:p>27,8%</text:p>
          </table:table-cell>
          <table:table-cell office:value-type="date" office:date-value="2022-12-28T00:00:00" table:style-name="ce133">
            <text:p>28/12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Canarias</text:p>
          </table:table-cell>
          <table:table-cell office:value-type="float" office:value="156104" table:style-name="ce131">
            <text:p>156.104</text:p>
          </table:table-cell>
          <table:table-cell office:value-type="float" office:value="81903" table:style-name="ce131">
            <text:p>81.903</text:p>
          </table:table-cell>
          <table:table-cell office:value-type="percentage" office:value="0.52466945113514063" table:style-name="ce132">
            <text:p>52,5%</text:p>
          </table:table-cell>
          <table:table-cell office:value-type="float" office:value="63429" table:style-name="ce131">
            <text:p>63.429</text:p>
          </table:table-cell>
          <table:table-cell office:value-type="percentage" office:value="0.4063252703325988" table:style-name="ce132">
            <text:p>40,6%</text:p>
          </table:table-cell>
          <table:table-cell office:value-type="date" office:date-value="2022-12-28T00:00:00" table:style-name="ce133">
            <text:p>28/12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Cantabria</text:p>
          </table:table-cell>
          <table:table-cell office:value-type="float" office:value="42931" table:style-name="ce131">
            <text:p>42.931</text:p>
          </table:table-cell>
          <table:table-cell office:value-type="float" office:value="26261" table:style-name="ce131">
            <text:p>26.261</text:p>
          </table:table-cell>
          <table:table-cell office:value-type="percentage" office:value="0.61170249935943721" table:style-name="ce132">
            <text:p>61,2%</text:p>
          </table:table-cell>
          <table:table-cell office:value-type="float" office:value="23834" table:style-name="ce131">
            <text:p>23.834</text:p>
          </table:table-cell>
          <table:table-cell office:value-type="percentage" office:value="0.55516992383126407" table:style-name="ce132">
            <text:p>55,5%</text:p>
          </table:table-cell>
          <table:table-cell office:value-type="date" office:date-value="2022-12-28T00:00:00" table:style-name="ce133">
            <text:p>28/12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Castilla y Leon<text:s/></text:p>
          </table:table-cell>
          <table:table-cell office:value-type="float" office:value="158747" table:style-name="ce131">
            <text:p>158.747</text:p>
          </table:table-cell>
          <table:table-cell office:value-type="float" office:value="106995" table:style-name="ce131">
            <text:p>106.995</text:p>
          </table:table-cell>
          <table:table-cell office:value-type="percentage" office:value="0.67399698891947568" table:style-name="ce132">
            <text:p>67,4%</text:p>
          </table:table-cell>
          <table:table-cell office:value-type="float" office:value="99001" table:style-name="ce131">
            <text:p>99.001</text:p>
          </table:table-cell>
          <table:table-cell office:value-type="percentage" office:value="0.62364013178201794" table:style-name="ce132">
            <text:p>62,4%</text:p>
          </table:table-cell>
          <table:table-cell office:value-type="date" office:date-value="2022-12-28T00:00:00" table:style-name="ce133">
            <text:p>28/12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Castilla - La Mancha</text:p>
          </table:table-cell>
          <table:table-cell office:value-type="float" office:value="171326" table:style-name="ce131">
            <text:p>171.326</text:p>
          </table:table-cell>
          <table:table-cell office:value-type="float" office:value="107435" table:style-name="ce131">
            <text:p>107.435</text:p>
          </table:table-cell>
          <table:table-cell office:value-type="percentage" office:value="0.62707936915587825" table:style-name="ce132">
            <text:p>62,7%</text:p>
          </table:table-cell>
          <table:table-cell office:value-type="float" office:value="89360" table:style-name="ce131">
            <text:p>89.360</text:p>
          </table:table-cell>
          <table:table-cell office:value-type="percentage" office:value="0.52157874461552833" table:style-name="ce132">
            <text:p>52,2%</text:p>
          </table:table-cell>
          <table:table-cell office:value-type="date" office:date-value="2022-12-28T00:00:00" table:style-name="ce133">
            <text:p>28/12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Cataluña</text:p>
          </table:table-cell>
          <table:table-cell office:value-type="float" office:value="648162" table:style-name="ce131">
            <text:p>648.162</text:p>
          </table:table-cell>
          <table:table-cell office:value-type="float" office:value="265315" table:style-name="ce131">
            <text:p>265.315</text:p>
          </table:table-cell>
          <table:table-cell office:value-type="percentage" office:value="0.40933439479636263" table:style-name="ce132">
            <text:p>40,9%</text:p>
          </table:table-cell>
          <table:table-cell office:value-type="float" office:value="208730" table:style-name="ce131">
            <text:p>208.730</text:p>
          </table:table-cell>
          <table:table-cell office:value-type="percentage" office:value="0.32203368910858704" table:style-name="ce132">
            <text:p>32,2%</text:p>
          </table:table-cell>
          <table:table-cell office:value-type="date" office:date-value="2022-12-28T00:00:00" table:style-name="ce133">
            <text:p>28/12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C. Valenciana</text:p>
          </table:table-cell>
          <table:table-cell office:value-type="float" office:value="410244" table:style-name="ce131">
            <text:p>410.244</text:p>
          </table:table-cell>
          <table:table-cell office:value-type="float" office:value="265584" table:style-name="ce131">
            <text:p>265.584</text:p>
          </table:table-cell>
          <table:table-cell office:value-type="percentage" office:value="0.64738058326264369" table:style-name="ce132">
            <text:p>64,7%</text:p>
          </table:table-cell>
          <table:table-cell office:value-type="float" office:value="204807" table:style-name="ce131">
            <text:p>204.807</text:p>
          </table:table-cell>
          <table:table-cell office:value-type="percentage" office:value="0.49923216427296924" table:style-name="ce132">
            <text:p>49,9%</text:p>
          </table:table-cell>
          <table:table-cell office:value-type="date" office:date-value="2022-12-27T00:00:00" table:style-name="ce133">
            <text:p>27/12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Extremadura</text:p>
          </table:table-cell>
          <table:table-cell office:value-type="float" office:value="78583" table:style-name="ce131">
            <text:p>78.583</text:p>
          </table:table-cell>
          <table:table-cell office:value-type="float" office:value="61791" table:style-name="ce131">
            <text:p>61.791</text:p>
          </table:table-cell>
          <table:table-cell office:value-type="percentage" office:value="0.78631510632070545" table:style-name="ce132">
            <text:p>78,6%</text:p>
          </table:table-cell>
          <table:table-cell office:value-type="float" office:value="53067" table:style-name="ce131">
            <text:p>53.067</text:p>
          </table:table-cell>
          <table:table-cell office:value-type="percentage" office:value="0.6752987287326776" table:style-name="ce132">
            <text:p>67,5%</text:p>
          </table:table-cell>
          <table:table-cell office:value-type="date" office:date-value="2022-12-28T00:00:00" table:style-name="ce133">
            <text:p>28/12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Galicia</text:p>
          </table:table-cell>
          <table:table-cell office:value-type="float" office:value="177577" table:style-name="ce131">
            <text:p>177.577</text:p>
          </table:table-cell>
          <table:table-cell office:value-type="float" office:value="143836" table:style-name="ce131">
            <text:p>143.836</text:p>
          </table:table-cell>
          <table:table-cell office:value-type="percentage" office:value="0.80999228503691356" table:style-name="ce132">
            <text:p>81,0%</text:p>
          </table:table-cell>
          <table:table-cell office:value-type="float" office:value="127403" table:style-name="ce131">
            <text:p>127.403</text:p>
          </table:table-cell>
          <table:table-cell office:value-type="percentage" office:value="0.71745214751910436" table:style-name="ce132">
            <text:p>71,7%</text:p>
          </table:table-cell>
          <table:table-cell office:value-type="date" office:date-value="2022-12-28T00:00:00" table:style-name="ce133">
            <text:p>28/12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La Rioja</text:p>
          </table:table-cell>
          <table:table-cell office:value-type="float" office:value="25397" table:style-name="ce131">
            <text:p>25.397</text:p>
          </table:table-cell>
          <table:table-cell office:value-type="float" office:value="17137" table:style-name="ce131">
            <text:p>17.137</text:p>
          </table:table-cell>
          <table:table-cell office:value-type="percentage" office:value="0.67476473599244002" table:style-name="ce132">
            <text:p>67,5%</text:p>
          </table:table-cell>
          <table:table-cell office:value-type="float" office:value="14917" table:style-name="ce131">
            <text:p>14.917</text:p>
          </table:table-cell>
          <table:table-cell office:value-type="percentage" office:value="0.587352836949246" table:style-name="ce132">
            <text:p>58,7%</text:p>
          </table:table-cell>
          <table:table-cell office:value-type="date" office:date-value="2022-12-28T00:00:00" table:style-name="ce133">
            <text:p>28/12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Madrid</text:p>
          </table:table-cell>
          <table:table-cell office:value-type="float" office:value="567425" table:style-name="ce131">
            <text:p>567.425</text:p>
          </table:table-cell>
          <table:table-cell office:value-type="float" office:value="271104" table:style-name="ce131">
            <text:p>271.104</text:p>
          </table:table-cell>
          <table:table-cell office:value-type="percentage" office:value="0.47777944221703311" table:style-name="ce132">
            <text:p>47,8%</text:p>
          </table:table-cell>
          <table:table-cell office:value-type="float" office:value="242941" table:style-name="ce131">
            <text:p>242.941</text:p>
          </table:table-cell>
          <table:table-cell office:value-type="percentage" office:value="0.428146451072829" table:style-name="ce132">
            <text:p>42,8%</text:p>
          </table:table-cell>
          <table:table-cell office:value-type="date" office:date-value="2022-12-28T00:00:00" table:style-name="ce133">
            <text:p>28/12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Murcia<text:s/></text:p>
          </table:table-cell>
          <table:table-cell office:value-type="float" office:value="139748" table:style-name="ce131">
            <text:p>139.748</text:p>
          </table:table-cell>
          <table:table-cell office:value-type="float" office:value="72519" table:style-name="ce131">
            <text:p>72.519</text:p>
          </table:table-cell>
          <table:table-cell office:value-type="percentage" office:value="0.51892692560895326" table:style-name="ce132">
            <text:p>51,9%</text:p>
          </table:table-cell>
          <table:table-cell office:value-type="float" office:value="52424" table:style-name="ce131">
            <text:p>52.424</text:p>
          </table:table-cell>
          <table:table-cell office:value-type="percentage" office:value="0.37513238114320063" table:style-name="ce132">
            <text:p>37,5%</text:p>
          </table:table-cell>
          <table:table-cell office:value-type="date" office:date-value="2022-12-28T00:00:00" table:style-name="ce133">
            <text:p>28/12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Navarra</text:p>
          </table:table-cell>
          <table:table-cell office:value-type="float" office:value="56431" table:style-name="ce131">
            <text:p>56.431</text:p>
          </table:table-cell>
          <table:table-cell office:value-type="float" office:value="29953" table:style-name="ce131">
            <text:p>29.953</text:p>
          </table:table-cell>
          <table:table-cell office:value-type="percentage" office:value="0.53078981410926618" table:style-name="ce132">
            <text:p>53,1%</text:p>
          </table:table-cell>
          <table:table-cell office:value-type="float" office:value="26353" table:style-name="ce131">
            <text:p>26.353</text:p>
          </table:table-cell>
          <table:table-cell office:value-type="percentage" office:value="0.46699509135049883" table:style-name="ce132">
            <text:p>46,7%</text:p>
          </table:table-cell>
          <table:table-cell office:value-type="date" office:date-value="2022-12-27T00:00:00" table:style-name="ce133">
            <text:p>27/12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País Vasco</text:p>
          </table:table-cell>
          <table:table-cell office:value-type="float" office:value="170178" table:style-name="ce131">
            <text:p>170.178</text:p>
          </table:table-cell>
          <table:table-cell office:value-type="float" office:value="88609" table:style-name="ce131">
            <text:p>88.609</text:p>
          </table:table-cell>
          <table:table-cell office:value-type="percentage" office:value="0.52068422475290577" table:style-name="ce132">
            <text:p>52,1%</text:p>
          </table:table-cell>
          <table:table-cell office:value-type="float" office:value="71300" table:style-name="ce131">
            <text:p>71.300</text:p>
          </table:table-cell>
          <table:table-cell office:value-type="percentage" office:value="0.41897307525061994" table:style-name="ce132">
            <text:p>41,9%</text:p>
          </table:table-cell>
          <table:table-cell office:value-type="date" office:date-value="2022-12-28T00:00:00" table:style-name="ce133">
            <text:p>28/12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Ceuta</text:p>
          </table:table-cell>
          <table:table-cell office:value-type="float" office:value="9201" table:style-name="ce131">
            <text:p>9.201</text:p>
          </table:table-cell>
          <table:table-cell office:value-type="float" office:value="3244" table:style-name="ce131">
            <text:p>3.244</text:p>
          </table:table-cell>
          <table:table-cell office:value-type="percentage" office:value="0.3525703727855668" table:style-name="ce132">
            <text:p>35,3%</text:p>
          </table:table-cell>
          <table:table-cell office:value-type="float" office:value="2279" table:style-name="ce131">
            <text:p>2.279</text:p>
          </table:table-cell>
          <table:table-cell office:value-type="percentage" office:value="0.24769046842734485" table:style-name="ce132">
            <text:p>24,8%</text:p>
          </table:table-cell>
          <table:table-cell office:value-type="date" office:date-value="2022-12-28T00:00:00" table:style-name="ce133">
            <text:p>28/12/2022</text:p>
          </table:table-cell>
          <table:table-cell table:number-columns-repeated="16377"/>
        </table:table-row>
        <table:table-row table:style-name="ro5">
          <table:table-cell office:value-type="string" table:style-name="ce134">
            <text:p>Melilla</text:p>
          </table:table-cell>
          <table:table-cell office:value-type="float" office:value="11074" table:style-name="ce131">
            <text:p>11.074</text:p>
          </table:table-cell>
          <table:table-cell office:value-type="float" office:value="3657" table:style-name="ce131">
            <text:p>3.657</text:p>
          </table:table-cell>
          <table:table-cell office:value-type="percentage" office:value="0.33023297814701102" table:style-name="ce132">
            <text:p>33,0%</text:p>
          </table:table-cell>
          <table:table-cell office:value-type="float" office:value="2188" table:style-name="ce131">
            <text:p>2.188</text:p>
          </table:table-cell>
          <table:table-cell office:value-type="percentage" office:value="0.19757991692252122" table:style-name="ce132">
            <text:p>19,8%</text:p>
          </table:table-cell>
          <table:table-cell office:value-type="date" office:date-value="2022-12-28T00:00:00" table:style-name="ce133">
            <text:p>28/12/2022</text:p>
          </table:table-cell>
          <table:table-cell table:number-columns-repeated="16377"/>
        </table:table-row>
        <table:table-row table:style-name="ro5">
          <table:table-cell office:value-type="string" table:style-name="ce135">
            <text:p>Min. Defensa</text:p>
          </table:table-cell>
          <table:table-cell office:value-type="string" table:style-name="ce131">
            <text:p>-</text:p>
          </table:table-cell>
          <table:table-cell office:value-type="float" office:value="0" table:style-name="ce131">
            <text:p>0</text:p>
          </table:table-cell>
          <table:table-cell office:value-type="string" table:style-name="ce132">
            <text:p>-</text:p>
          </table:table-cell>
          <table:table-cell office:value-type="float" office:value="0" table:style-name="ce131">
            <text:p>0</text:p>
          </table:table-cell>
          <table:table-cell office:value-type="string" table:style-name="ce132">
            <text:p>-</text:p>
          </table:table-cell>
          <table:table-cell office:value-type="date" office:date-value="2022-12-28T00:00:00" table:style-name="ce133">
            <text:p>28/12/2022</text:p>
          </table:table-cell>
          <table:table-cell table:number-columns-repeated="16377"/>
        </table:table-row>
        <table:table-row table:style-name="ro5">
          <table:table-cell office:value-type="string" table:style-name="ce136">
            <text:p>Sanidad Exterior</text:p>
          </table:table-cell>
          <table:table-cell office:value-type="string" table:style-name="ce131">
            <text:p>-</text:p>
          </table:table-cell>
          <table:table-cell office:value-type="float" office:value="0" table:style-name="ce131">
            <text:p>0</text:p>
          </table:table-cell>
          <table:table-cell office:value-type="string" table:style-name="ce132">
            <text:p>-</text:p>
          </table:table-cell>
          <table:table-cell office:value-type="float" office:value="0" table:style-name="ce131">
            <text:p>0</text:p>
          </table:table-cell>
          <table:table-cell office:value-type="string" table:style-name="ce132">
            <text:p>-</text:p>
          </table:table-cell>
          <table:table-cell office:value-type="date" office:date-value="2022-12-21T00:00:00" table:style-name="ce133">
            <text:p>21/12/2022</text:p>
          </table:table-cell>
          <table:table-cell table:number-columns-repeated="16377"/>
        </table:table-row>
        <table:table-row table:style-name="ro5">
          <table:table-cell office:value-type="string" table:style-name="ce137">
            <text:p>Totales</text:p>
          </table:table-cell>
          <table:table-cell office:value-type="float" office:value="3815164" table:style-name="ce138">
            <text:p>3.815.164</text:p>
          </table:table-cell>
          <table:table-cell office:value-type="float" office:value="2137397" table:style-name="ce138">
            <text:p>2.137.397</text:p>
          </table:table-cell>
          <table:table-cell office:value-type="percentage" office:value="0.56023725323472329" table:style-name="ce139">
            <text:p>56,0%</text:p>
          </table:table-cell>
          <table:table-cell office:value-type="float" office:value="1770614" table:style-name="ce138">
            <text:p>1.770.614</text:p>
          </table:table-cell>
          <table:table-cell office:value-type="percentage" office:value="0.46409905314686339" table:style-name="ce139">
            <text:p>46,4%</text:p>
          </table:table-cell>
          <table:table-cell table:style-name="ce138"/>
          <table:table-cell table:number-columns-repeated="16377"/>
        </table:table-row>
        <table:table-row table:number-rows-repeated="1048553" table:style-name="ro5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put_Resultado" table:style-name="ta4">
        <table:table-source xlink:href="file:///C:/Users/mmartingarc/AppData/Local/Microsoft/Windows/INetCache/Content.Outlook/SWPGEOVN/20210611_Plan%20Táctico_PROv10.4%20-%20Base-%20Trabajo%20-%202DAZvariable60+%20-%20copia.xlsm" table:table-name="Input_Resultad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Pre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Pr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odeloB" table:style-name="ta4">
        <table:table-source xlink:href="file:///C:/Users/mmartingarc/AppData/Local/Microsoft/Windows/INetCache/Content.Outlook/SWPGEOVN/20210611_Plan%20Táctico_PROv10.4%20-%20Base-%20Trabajo%20-%202DAZvariable60+%20-%20copia.xlsm" table:table-name="Modelo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Gantt_Vac" table:style-name="ta4">
        <table:table-source xlink:href="file:///C:/Users/mmartingarc/AppData/Local/Microsoft/Windows/INetCache/Content.Outlook/SWPGEOVN/20210611_Plan%20Táctico_PROv10.4%20-%20Base-%20Trabajo%20-%202DAZvariable60+%20-%20copia.xlsm" table:table-name="Gantt_Va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Hoja4" table:style-name="ta4">
        <table:table-source xlink:href="file:///C:/Users/mmartingarc/AppData/Local/Microsoft/Windows/INetCache/Content.Outlook/SWPGEOVN/20210611_Plan%20Táctico_PROv10.4%20-%20Base-%20Trabajo%20-%202DAZvariable60+%20-%20copia.xlsm" table:table-name="Hoj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G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G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office:value-type="float" office:value="103350"/>
          <table:table-cell office:value-type="float" office:value="41900"/>
          <table:table-cell office:value-type="float" office:value="35100"/>
          <table:table-cell office:value-type="float" office:value="79560"/>
          <table:table-cell office:value-type="float" office:value="140050"/>
          <table:table-cell office:value-type="float" office:value="114880"/>
          <table:table-cell office:value-type="float" office:value="163300"/>
          <table:table-cell office:value-type="float" office:value="130600"/>
          <table:table-cell office:value-type="float" office:value="1416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15"/>
          <table:table-cell office:value-type="float" office:value="11700"/>
          <table:table-cell office:value-type="float" office:value="12900"/>
          <table:table-cell office:value-type="float" office:value="5850"/>
          <table:table-cell office:value-type="float" office:value="14040"/>
          <table:table-cell office:value-type="float" office:value="23370"/>
          <table:table-cell office:value-type="float" office:value="19170"/>
          <table:table-cell office:value-type="float" office:value="26110"/>
          <table:table-cell office:value-type="float" office:value="22680"/>
          <table:table-cell office:value-type="float" office:value="276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2020"/>
          <table:table-cell office:value-type="float" office:value="11700"/>
          <table:table-cell office:value-type="float" office:value="12900"/>
          <table:table-cell office:value-type="float" office:value="8775"/>
          <table:table-cell office:value-type="float" office:value="14040"/>
          <table:table-cell office:value-type="float" office:value="21000"/>
          <table:table-cell office:value-type="float" office:value="18840"/>
          <table:table-cell office:value-type="float" office:value="22440"/>
          <table:table-cell office:value-type="float" office:value="20440"/>
          <table:table-cell office:value-type="float" office:value="2418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990"/>
          <table:table-cell office:value-type="float" office:value="5850"/>
          <table:table-cell office:value-type="float" office:value="6450"/>
          <table:table-cell office:value-type="float" office:value="3900"/>
          <table:table-cell office:value-type="float" office:value="7020"/>
          <table:table-cell office:value-type="float" office:value="13250"/>
          <table:table-cell office:value-type="float" office:value="12520"/>
          <table:table-cell office:value-type="float" office:value="16620"/>
          <table:table-cell office:value-type="float" office:value="10320"/>
          <table:table-cell office:value-type="float" office:value="1826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4010"/>
          <table:table-cell office:value-type="float" office:value="27300"/>
          <table:table-cell office:value-type="float" office:value="1300"/>
          <table:table-cell office:value-type="float" office:value="7800"/>
          <table:table-cell office:value-type="float" office:value="15210"/>
          <table:table-cell office:value-type="float" office:value="29810"/>
          <table:table-cell office:value-type="float" office:value="24340"/>
          <table:table-cell office:value-type="float" office:value="35450"/>
          <table:table-cell office:value-type="float" office:value="26020"/>
          <table:table-cell office:value-type="float" office:value="353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650"/>
          <table:table-cell office:value-type="float" office:value="8550"/>
          <table:table-cell office:value-type="float" office:value="12990"/>
          <table:table-cell office:value-type="float" office:value="11190"/>
          <table:table-cell office:value-type="float" office:value="114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8000"/>
          <table:table-cell office:value-type="float" office:value="17550"/>
          <table:table-cell office:value-type="float" office:value="19250"/>
          <table:table-cell office:value-type="float" office:value="8775"/>
          <table:table-cell office:value-type="float" office:value="21060"/>
          <table:table-cell office:value-type="float" office:value="34520"/>
          <table:table-cell office:value-type="float" office:value="28420"/>
          <table:table-cell office:value-type="float" office:value="40200"/>
          <table:table-cell office:value-type="float" office:value="32800"/>
          <table:table-cell office:value-type="float" office:value="3900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6040"/>
          <table:table-cell office:value-type="float" office:value="28275"/>
          <table:table-cell office:value-type="float" office:value="24925"/>
          <table:table-cell office:value-type="float" office:value="16575"/>
          <table:table-cell office:value-type="float" office:value="28080"/>
          <table:table-cell office:value-type="float" office:value="48880"/>
          <table:table-cell office:value-type="float" office:value="39380"/>
          <table:table-cell office:value-type="float" office:value="53630"/>
          <table:table-cell office:value-type="float" office:value="48900"/>
          <table:table-cell office:value-type="float" office:value="568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1070"/>
          <table:table-cell office:value-type="float" office:value="59475"/>
          <table:table-cell office:value-type="float" office:value="65275"/>
          <table:table-cell office:value-type="float" office:value="31200"/>
          <table:table-cell office:value-type="float" office:value="69030"/>
          <table:table-cell office:value-type="float" office:value="122920"/>
          <table:table-cell office:value-type="float" office:value="101150"/>
          <table:table-cell office:value-type="float" office:value="143660"/>
          <table:table-cell office:value-type="float" office:value="112730"/>
          <table:table-cell office:value-type="float" office:value="13993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274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1000"/>
          <table:table-cell office:value-type="float" office:value="30225"/>
          <table:table-cell office:value-type="float" office:value="33125"/>
          <table:table-cell office:value-type="float" office:value="17550"/>
          <table:table-cell office:value-type="float" office:value="33930"/>
          <table:table-cell office:value-type="float" office:value="66160"/>
          <table:table-cell office:value-type="float" office:value="55490"/>
          <table:table-cell office:value-type="float" office:value="81480"/>
          <table:table-cell office:value-type="float" office:value="56950"/>
          <table:table-cell office:value-type="float" office:value="91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1000"/>
          <table:table-cell office:value-type="float" office:value="21450"/>
          <table:table-cell office:value-type="float" office:value="1000"/>
          <table:table-cell office:value-type="float" office:value="6825"/>
          <table:table-cell office:value-type="float" office:value="11700"/>
          <table:table-cell office:value-type="float" office:value="20400"/>
          <table:table-cell office:value-type="float" office:value="16700"/>
          <table:table-cell office:value-type="float" office:value="22840"/>
          <table:table-cell office:value-type="float" office:value="19540"/>
          <table:table-cell office:value-type="float" office:value="209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9030"/>
          <table:table-cell office:value-type="float" office:value="18525"/>
          <table:table-cell office:value-type="float" office:value="20325"/>
          <table:table-cell office:value-type="float" office:value="10725"/>
          <table:table-cell office:value-type="float" office:value="21060"/>
          <table:table-cell office:value-type="float" office:value="40060"/>
          <table:table-cell office:value-type="float" office:value="32690"/>
          <table:table-cell office:value-type="float" office:value="46870"/>
          <table:table-cell office:value-type="float" office:value="35840"/>
          <table:table-cell office:value-type="float" office:value="6389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50040"/>
          <table:table-cell office:value-type="float" office:value="48750"/>
          <table:table-cell office:value-type="float" office:value="53450"/>
          <table:table-cell office:value-type="float" office:value="24375"/>
          <table:table-cell office:value-type="float" office:value="56160"/>
          <table:table-cell office:value-type="float" office:value="101050"/>
          <table:table-cell office:value-type="float" office:value="84750"/>
          <table:table-cell office:value-type="float" office:value="121320"/>
          <table:table-cell office:value-type="float" office:value="91420"/>
          <table:table-cell office:value-type="float" office:value="1171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005"/>
          <table:table-cell office:value-type="float" office:value="0"/>
          <table:table-cell office:value-type="float" office:value="200"/>
          <table:table-cell office:value-type="float" office:value="975"/>
          <table:table-cell office:value-type="float" office:value="0"/>
          <table:table-cell office:value-type="float" office:value="600"/>
          <table:table-cell office:value-type="float" office:value="1570"/>
          <table:table-cell office:value-type="float" office:value="700"/>
          <table:table-cell office:value-type="float" office:value="200"/>
          <table:table-cell office:value-type="float" office:value="18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3010"/>
          <table:table-cell office:value-type="float" office:value="12675"/>
          <table:table-cell office:value-type="float" office:value="13875"/>
          <table:table-cell office:value-type="float" office:value="6825"/>
          <table:table-cell office:value-type="float" office:value="14040"/>
          <table:table-cell office:value-type="float" office:value="25640"/>
          <table:table-cell office:value-type="float" office:value="21140"/>
          <table:table-cell office:value-type="float" office:value="28780"/>
          <table:table-cell office:value-type="float" office:value="24350"/>
          <table:table-cell office:value-type="float" office:value="2437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6000"/>
          <table:table-cell office:value-type="float" office:value="5850"/>
          <table:table-cell office:value-type="float" office:value="6350"/>
          <table:table-cell office:value-type="float" office:value="2925"/>
          <table:table-cell office:value-type="float" office:value="7020"/>
          <table:table-cell office:value-type="float" office:value="10950"/>
          <table:table-cell office:value-type="float" office:value="8950"/>
          <table:table-cell office:value-type="float" office:value="12420"/>
          <table:table-cell office:value-type="float" office:value="12360"/>
          <table:table-cell office:value-type="float" office:value="1202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16005"/>
          <table:table-cell office:value-type="float" office:value="15600"/>
          <table:table-cell office:value-type="float" office:value="17000"/>
          <table:table-cell office:value-type="float" office:value="8775"/>
          <table:table-cell office:value-type="float" office:value="18720"/>
          <table:table-cell office:value-type="float" office:value="31980"/>
          <table:table-cell office:value-type="float" office:value="26880"/>
          <table:table-cell office:value-type="float" office:value="38190"/>
          <table:table-cell office:value-type="float" office:value="29160"/>
          <table:table-cell office:value-type="float" office:value="4615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2990"/>
          <table:table-cell office:value-type="float" office:value="2925"/>
          <table:table-cell office:value-type="float" office:value="3125"/>
          <table:table-cell office:value-type="float" office:value="2925"/>
          <table:table-cell office:value-type="float" office:value="2340"/>
          <table:table-cell office:value-type="float" office:value="6010"/>
          <table:table-cell office:value-type="float" office:value="3840"/>
          <table:table-cell office:value-type="float" office:value="6110"/>
          <table:table-cell office:value-type="float" office:value="5980"/>
          <table:table-cell office:value-type="float" office:value="59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>
          <table:table-cell table:number-columns-repeated="3"/>
          <table:table-cell office:value-type="float" office:value="378300"/>
          <table:table-cell office:value-type="float" office:value="427050"/>
          <table:table-cell office:value-type="float" office:value="339900"/>
          <table:table-cell office:value-type="float" office:value="203775"/>
          <table:table-cell office:value-type="float" office:value="420030"/>
          <table:table-cell office:value-type="float" office:value="747900"/>
          <table:table-cell office:value-type="float" office:value="622000"/>
          <table:table-cell office:value-type="float" office:value="873810"/>
          <table:table-cell office:value-type="float" office:value="691680"/>
          <table:table-cell office:value-type="float" office:value="87951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office:value-type="float" office:value="0"/>
          <table:table-cell table:number-columns-repeated="16328"/>
        </table:table-row>
        <table:table-row table:number-rows-repeated="1048554">
          <table:table-cell table:number-columns-repeated="16328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E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E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7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7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7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7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7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7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7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7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7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7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7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7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8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8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8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8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8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8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8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8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8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8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8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8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19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19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19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19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19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19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19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19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19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19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19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19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0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0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0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0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0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0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0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0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0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0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0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1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1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1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1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1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1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1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1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1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1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1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1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2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2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2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2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2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2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2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2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2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2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2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2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2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2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3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3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3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3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3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3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3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3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3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3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3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3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3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3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3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4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4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4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4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4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4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4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4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4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4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4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4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4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4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4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5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5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5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5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5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5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5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5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5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5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5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5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5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5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5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Resultados_PPT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Resultados_PP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berturas_Inf_Diario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berturas_Inf_Diari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Datos_G_P_26" table:style-name="ta4">
        <table:table-source xlink:href="file:///C:/Users/mmartingarc/AppData/Local/Microsoft/Windows/INetCache/Content.Outlook/SWPGEOVN/20210611_Plan%20Táctico_PROv10.4%20-%20Base-%20Trabajo%20-%202DAZvariable60+%20-%20copia.xlsm" table:table-name="Datos_G_P_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apacidad_Operativ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apacidad_Operativ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nalisis_Semanal_Plan_vs_Real26" table:style-name="ta4">
        <table:table-source xlink:href="file:///C:/Users/mmartingarc/AppData/Local/Microsoft/Windows/INetCache/Content.Outlook/SWPGEOVN/20210611_Plan%20Táctico_PROv10.4%20-%20Base-%20Trabajo%20-%202DAZvariable60+%20-%20copia.xlsm" table:table-name="Analisis_Semanal_Plan_vs_Real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x_C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x_C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_x_C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_x_C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BB_DD_Ent26" table:style-name="ta4">
        <table:table-source xlink:href="file:///C:/Users/mmartingarc/AppData/Local/Microsoft/Windows/INetCache/Content.Outlook/SWPGEOVN/20210611_Plan%20Táctico_PROv10.4%20-%20Base-%20Trabajo%20-%202DAZvariable60+%20-%20copia.xlsm" table:table-name="BB_DD_En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INFORME_CC_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INFORME_CC_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M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M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Asignación_vacunas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Asignación_vacunas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Real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Real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on_x_CA_x_INE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on_x_CA_x_INE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oblación_INE_año_x_año26" table:style-name="ta4">
        <table:table-source xlink:href="file:///C:/Users/mmartingarc/AppData/Local/Microsoft/Windows/INetCache/Content.Outlook/SWPGEOVN/20210611_Plan%20Táctico_PROv10.4%20-%20Base-%20Trabajo%20-%202DAZvariable60+%20-%20copia.xlsm" table:table-name="Población_INE_año_x_añ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ara_PPT26" table:style-name="ta4">
        <table:table-source xlink:href="file:///C:/Users/mmartingarc/AppData/Local/Microsoft/Windows/INetCache/Content.Outlook/SWPGEOVN/20210611_Plan%20Táctico_PROv10.4%20-%20Base-%20Trabajo%20-%202DAZvariable60+%20-%20copia.xlsm" table:table-name="Para_PP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ESC_22_MARZO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ESC_22_MARZ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_21_ABR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_21_AB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CONFIGURACIONES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CONFIGURACIONE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_ACTUALIZACION_5_ESTRAT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_ACTUALIZACION_5_ESTRAT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31MAR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31MA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Listado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Listado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Configuraciones_BASE_Por_CCAA26" table:style-name="ta4">
        <table:table-source xlink:href="file:///C:/Users/mmartingarc/AppData/Local/Microsoft/Windows/INetCache/Content.Outlook/SWPGEOVN/20210611_Plan%20Táctico_PROv10.4%20-%20Base-%20Trabajo%20-%202DAZvariable60+%20-%20copia.xlsm" table:table-name="Configuraciones_BASE_Por_CCA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MASTER_RESULTADOS26" table:style-name="ta4">
        <table:table-source xlink:href="file:///C:/Users/mmartingarc/AppData/Local/Microsoft/Windows/INetCache/Content.Outlook/SWPGEOVN/20210611_Plan%20Táctico_PROv10.4%20-%20Base-%20Trabajo%20-%202DAZvariable60+%20-%20copia.xlsm" table:table-name="MASTER_RESULTADO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Reporte_x_sema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Reporte_x_sema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4_Prox_Sem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4_Prox_Sem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RECEPCIÓN_VACUN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RECEPCIÓN_VACUN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reales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reales26" table:mode="copy-results-only"/>
        <table:table-column/>
        <table:table-row table:number-rows-repeated="2">
          <table:table-cell table:number-columns-repeated="16384"/>
        </table:table-row>
        <table:table-row>
          <table:table-cell table:number-columns-repeated="3"/>
          <table:table-cell office:value-type="float" office:value="71070"/>
          <table:table-cell table:number-columns-repeated="16380"/>
        </table:table-row>
        <table:table-row table:number-rows-repeated="1048573">
          <table:table-cell table:number-columns-repeated="16380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GLOBAL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GLOBAL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1_vs_2_Dosis26" table:style-name="ta4">
        <table:table-source xlink:href="file:///C:/Users/mmartingarc/AppData/Local/Microsoft/Windows/INetCache/Content.Outlook/SWPGEOVN/20210611_Plan%20Táctico_PROv10.4%20-%20Base-%20Trabajo%20-%202DAZvariable60+%20-%20copia.xlsm" table:table-name="1_vs_2_Dosi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no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no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Pfizer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Pfizer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Pfizer_-_D1_AZ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Pfizer_-_D1_AZ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no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no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Moderna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Moderna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Moder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Moder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no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no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AZ_-_PC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AZ_-_PC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2_AZ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2_AZ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VOL_D1_Janssen26" table:style-name="ta4">
        <table:table-source xlink:href="file:///C:/Users/mmartingarc/AppData/Local/Microsoft/Windows/INetCache/Content.Outlook/SWPGEOVN/20210611_Plan%20Táctico_PROv10.4%20-%20Base-%20Trabajo%20-%202DAZvariable60+%20-%20copia.xlsm" table:table-name="EVOL_D1_Jansse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Vacunas_Comprad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Vacunas_Comprad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Población-Vacunas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Población-Vacunas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Previsión_Aprovisionamiento26" table:style-name="ta4">
        <table:table-source xlink:href="file:///C:/Users/mmartingarc/AppData/Local/Microsoft/Windows/INetCache/Content.Outlook/SWPGEOVN/20210611_Plan%20Táctico_PROv10.4%20-%20Base-%20Trabajo%20-%202DAZvariable60+%20-%20copia.xlsm" table:table-name="Previsión_Aprovisionamiento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adas_acum_semana_y_vacu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adas_acum_semana_y_vacu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scenarios_de_Inmunización26" table:style-name="ta4">
        <table:table-source xlink:href="file:///C:/Users/mmartingarc/AppData/Local/Microsoft/Windows/INetCache/Content.Outlook/SWPGEOVN/20210611_Plan%20Táctico_PROv10.4%20-%20Base-%20Trabajo%20-%202DAZvariable60+%20-%20copia.xlsm" table:table-name="Escenarios_de_Inmunización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tabla_Antonio_B26" table:style-name="ta4">
        <table:table-source xlink:href="file:///C:/Users/mmartingarc/AppData/Local/Microsoft/Windows/INetCache/Content.Outlook/SWPGEOVN/20210611_Plan%20Táctico_PROv10.4%20-%20Base-%20Trabajo%20-%202DAZvariable60+%20-%20copia.xlsm" table:table-name="tabla_Antonio_B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Pfizer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Pfizer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martingarc/AppData/Local/Microsoft/Windows/INetCache/Content.Outlook/SWPGEOVN/20210611_Plan%20Táctico_PROv10.4%20-%20Base-%20Trabajo%20-%202DAZvariable60+%20-%20copia.xlsm'#Entregas_Moderna26" table:style-name="ta4">
        <table:table-source xlink:href="file:///C:/Users/mmartingarc/AppData/Local/Microsoft/Windows/INetCache/Content.Outlook/SWPGEOVN/20210611_Plan%20Táctico_PROv10.4%20-%20Base-%20Trabajo%20-%202DAZvariable60+%20-%20copia.xlsm" table:table-name="Entregas_Moderna26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asalafranca/OneDrive%20-%20Indra/X-1%20ROADIS%202.0/2021%20Plan%20de%20trabajo/Plan%20de%20trabajo%202020/20200207%20-%20ROADIS%20-%20Plan%20de%20trabajo%202020%20v1.0.xlsx'#Plan" table:style-name="ta4">
        <table:table-source xlink:href="file:///C:/Users/asalafranca/OneDrive%20-%20Indra/X-1%20ROADIS%202.0/2021%20Plan%20de%20trabajo/Plan%20de%20trabajo%202020/20200207%20-%20ROADIS%20-%20Plan%20de%20trabajo%202020%20v1.0.xlsx" table:table-name="Plan" table:mode="copy-results-only"/>
        <table:table-column/>
        <table:table-row table:number-rows-repeated="2">
          <table:table-cell table:number-columns-repeated="16384"/>
        </table:table-row>
        <table:table-row>
          <table:table-cell/>
          <table:table-cell office:value-type="float" office:value="43868"/>
          <table:table-cell table:number-columns-repeated="16382"/>
        </table:table-row>
        <table:table-row table:number-rows-repeated="1048573">
          <table:table-cell table:number-columns-repeated="16382"/>
        </table:table-row>
      </table:table>
      <table:table table:name="'file:///C:/Users/asalafranca/OneDrive%20-%20Indra/X-1%20ROADIS%202.0/2021%20Plan%20de%20trabajo/Plan%20de%20trabajo%202020/20200207%20-%20ROADIS%20-%20Plan%20de%20trabajo%202020%20v1.0.xlsx'#Aux" table:style-name="ta4">
        <table:table-source xlink:href="file:///C:/Users/asalafranca/OneDrive%20-%20Indra/X-1%20ROADIS%202.0/2021%20Plan%20de%20trabajo/Plan%20de%20trabajo%202020/20200207%20-%20ROADIS%20-%20Plan%20de%20trabajo%202020%20v1.0.xlsx" table:table-name="Aux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Completed" table:expression="of:=(['file:///C:/Users/asalafranca/OneDrive%20-%20Indra/X-1%20ROADIS%202.0/2021%20Plan%20de%20trabajo/Plan%20de%20trabajo%202020/20200207%20-%20ROADIS%20-%20Plan%20de%20trabajo%202020%20v1.0.xlsx'#Plan.A$6]=MEDIAN(['file:///C:/Users/asalafranca/OneDrive%20-%20Indra/X-1%20ROADIS%202.0/2021%20Plan%20de%20trabajo/Plan%20de%20trabajo%202020/20200207%20-%20ROADIS%20-%20Plan%20de%20trabajo%202020%20v1.0.xlsx'#Plan.A$6];['file:///C:/Users/asalafranca/OneDrive%20-%20Indra/X-1%20ROADIS%202.0/2021%20Plan%20de%20trabajo/Plan%20de%20trabajo%202020/20200207%20-%20ROADIS%20-%20Plan%20de%20trabajo%202020%20v1.0.xlsx'#Plan.$E1];['file:///C:/Users/asalafranca/OneDrive%20-%20Indra/X-1%20ROADIS%202.0/2021%20Plan%20de%20trabajo/Plan%20de%20trabajo%202020/20200207%20-%20ROADIS%20-%20Plan%20de%20trabajo%202020%20v1.0.xlsx'#Plan.$E1]+(['file:///C:/Users/asalafranca/OneDrive%20-%20Indra/X-1%20ROADIS%202.0/2021%20Plan%20de%20trabajo/Plan%20de%20trabajo%202020/20200207%20-%20ROADIS%20-%20Plan%20de%20trabajo%202020%20v1.0.xlsx'#Plan.$F1]-['file:///C:/Users/asalafranca/OneDrive%20-%20Indra/X-1%20ROADIS%202.0/2021%20Plan%20de%20trabajo/Plan%20de%20trabajo%202020/20200207%20-%20ROADIS%20-%20Plan%20de%20trabajo%202020%20v1.0.xlsx'#Plan.$E1])*['file:///C:/Users/asalafranca/OneDrive%20-%20Indra/X-1%20ROADIS%202.0/2021%20Plan%20de%20trabajo/Plan%20de%20trabajo%202020/20200207%20-%20ROADIS%20-%20Plan%20de%20trabajo%202020%20v1.0.xlsx'#Plan.$G1]))*(['file:///C:/Users/asalafranca/OneDrive%20-%20Indra/X-1%20ROADIS%202.0/2021%20Plan%20de%20trabajo/Plan%20de%20trabajo%202020/20200207%20-%20ROADIS%20-%20Plan%20de%20trabajo%202020%20v1.0.xlsx'#Plan.$G1]&gt;0)" table:base-cell-address="Comunicación.$A$1"/>
        <table:named-range table:name="ENT_REAL" table:cell-range-address="'file:///C:/Users/mmartingarc/AppData/Local/Microsoft/Windows/INetCache/Content.Outlook/SWPGEOVN/20210611_Plan%20Táctico_PROv10.4%20-%20Base-%20Trabajo%20-%202DAZvariable60+%20-%20copia.xlsm'#Entregas_reales.$D$3:Entregas_reales.$BD$22" table:base-cell-address="Comunicación.$A$1"/>
        <table:named-expression table:name="FechaActual" table:expression="of:=(['file:///C:/Users/asalafranca/OneDrive%20-%20Indra/X-1%20ROADIS%202.0/2021%20Plan%20de%20trabajo/Plan%20de%20trabajo%202020/20200207%20-%20ROADIS%20-%20Plan%20de%20trabajo%202020%20v1.0.xlsx'#Plan.A$6]=['file:///C:/Users/asalafranca/OneDrive%20-%20Indra/X-1%20ROADIS%202.0/2021%20Plan%20de%20trabajo/Plan%20de%20trabajo%202020/20200207%20-%20ROADIS%20-%20Plan%20de%20trabajo%202020%20v1.0.xlsx'#Plan.$B$3])*(['file:///C:/Users/asalafranca/OneDrive%20-%20Indra/X-1%20ROADIS%202.0/2021%20Plan%20de%20trabajo/Plan%20de%20trabajo%202020/20200207%20-%20ROADIS%20-%20Plan%20de%20trabajo%202020%20v1.0.xlsx'#Plan.$C1]&gt;0)" table:base-cell-address="Comunicación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percentage-style style:name="N36">
      <number:number number:decimal-places="1" number:min-integer-digits="1"/>
      <number:text>%</number:text>
    </number:percentage-style>
    <style:style style:name="Hiperv_237_nculo_32_3" style:display-name="Hipervínculo 3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</style:style>
    <style:style style:name="Normal_32_3" style:display-name="Normal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</style:style>
    <style:style style:name="Normal_32_4_32_2" style:display-name="Normal 4 2" style:family="table-cell" style:data-style-name="N0">
      <style:table-cell-properties style:vertical-align="automatic" fo:background-color="transparent"/>
    </style:style>
    <style:style style:name="Normal_32_4_32_3" style:display-name="Normal 4 3" style:family="table-cell" style:data-style-name="N0">
      <style:table-cell-properties style:vertical-align="automatic" fo:background-color="transparent"/>
    </style:style>
    <style:style style:name="Normal_32_4_32_4" style:display-name="Normal 4 4" style:family="table-cell" style:data-style-name="N0">
      <style:table-cell-properties style:vertical-align="automatic" fo:background-color="transparent"/>
    </style:style>
    <style:style style:name="Normal_32_5" style:display-name="Normal 5" style:family="table-cell" style:data-style-name="N0">
      <style:table-cell-properties style:vertical-align="automatic" fo:background-color="transparent"/>
    </style:style>
    <style:style style:name="Porcentaje" style:family="table-cell" style:data-style-name="N13"/>
    <style:style style:name="Porcentaje_32_2" style:display-name="Porcentaje 2" style:family="table-cell" style:data-style-name="N13"/>
    <style:style style:name="Porcentaje_32_3" style:display-name="Porcentaje 3" style:family="table-cell" style:data-style-name="N13"/>
    <style:style style:name="Porcentaje_32_4" style:display-name="Porcentaje 4" style:family="table-cell" style:data-style-name="N13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Ballesteros Sanz. Teresa</meta:initial-creator>
    <dc:creator>Carballeira Domínguez. Leticia</dc:creator>
    <meta:creation-date>2021-10-19T15:41:35Z</meta:creation-date>
    <dc:date>2022-12-29T15:10:06Z</dc:date>
  </office:meta>
</office:document-meta>
</file>